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008000" style:text-outline="false" style:text-line-through-style="none" style:text-position="0% 100%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3" draw:style-name="gr1" svg:width="15.6457in" svg:height="7.2622in" svg:x="5.5417in" svg:y="1.1551in">
            <draw:object draw:notify-on-update-of-ranges="Sheet1.O4:Sheet1.O4 Sheet1.O5:Sheet1.O54 Sheet1.P4:Sheet1.P4 Sheet1.P5:Sheet1.P54 Sheet1.Q4:Sheet1.Q4 Sheet1.Q5:Sheet1.Q54 Sheet1.R4:Sheet1.R4 Sheet1.R5:Sheet1.R54 Sheet1.S4:Sheet1.S4 Sheet1.S5:Sheet1.S54 Sheet1.T4:Sheet1.T4 Sheet1.T5:Sheet1.T54 Sheet1.U4:Sheet1.U4 Sheet1.U5:Sheet1.U54 Sheet1.V4:Sheet1.V4 Sheet1.V5:Sheet1.V54 Sheet1.W4:Sheet1.W4 Sheet1.W5:Sheet1.W54 Sheet1.X4:Sheet1.X4 Sheet1.X5:Sheet1.X54 Sheet1.Y4:Sheet1.Y4 Sheet1.Y5:Sheet1.Y54 Sheet1.Z4:Sheet1.Z4 Sheet1.Z5:Sheet1.Z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http://www.antarctica.ac.uk/met/READER/upper_air/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mundsen_scott 00Z 500hPa temperatu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Year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Mar</text:p>
          </table:table-cell>
          <table:table-cell table:style-name="ce2" office:value-type="string">
            <text:p>Apr</text:p>
          </table:table-cell>
          <table:table-cell table:style-name="ce2" office:value-type="string">
            <text:p>May</text:p>
          </table:table-cell>
          <table:table-cell table:style-name="ce2" office:value-type="string">
            <text:p>Jun</text:p>
          </table:table-cell>
          <table:table-cell table:style-name="ce2" office:value-type="string">
            <text:p>Jul</text:p>
          </table:table-cell>
          <table:table-cell table:style-name="ce2" office:value-type="string">
            <text:p>Aug</text:p>
          </table:table-cell>
          <table:table-cell table:style-name="ce2" office:value-type="string">
            <text:p>Sep</text:p>
          </table:table-cell>
          <table:table-cell table:style-name="ce2" office:value-type="string">
            <text:p>Oct</text:p>
          </table:table-cell>
          <table:table-cell table:style-name="ce2" office:value-type="string">
            <text:p>Nov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Mar</text:p>
          </table:table-cell>
          <table:table-cell table:style-name="ce2" office:value-type="string">
            <text:p>Apr</text:p>
          </table:table-cell>
          <table:table-cell table:style-name="ce2" office:value-type="string">
            <text:p>May</text:p>
          </table:table-cell>
          <table:table-cell table:style-name="ce2" office:value-type="string">
            <text:p>Jun</text:p>
          </table:table-cell>
          <table:table-cell table:style-name="ce2" office:value-type="string">
            <text:p>Jul</text:p>
          </table:table-cell>
          <table:table-cell table:style-name="ce2" office:value-type="string">
            <text:p>Aug</text:p>
          </table:table-cell>
          <table:table-cell table:style-name="ce2" office:value-type="string">
            <text:p>Sep</text:p>
          </table:table-cell>
          <table:table-cell table:style-name="ce2" office:value-type="string">
            <text:p>Oct</text:p>
          </table:table-cell>
          <table:table-cell table:style-name="ce2" office:value-type="string">
            <text:p>Nov</text:p>
          </table:table-cell>
          <table:table-cell table:style-name="ce2" office:value-type="string">
            <text:p>Dec</text:p>
          </table:table-cell>
          <table:table-cell table:number-columns-repeated="998"/>
        </table:table-row>
        <table:table-row table:style-name="ro4">
          <table:table-cell table:style-name="ce3" office:value-type="float" office:value="1961">
            <text:p>1961</text:p>
          </table:table-cell>
          <table:table-cell table:style-name="ce3" office:value-type="string">
            <text:p>-36.1<text:span text:style-name="T1">( 87)</text:span></text:p>
          </table:table-cell>
          <table:table-cell table:style-name="ce3" office:value-type="string">
            <text:p>-36.6<text:span text:style-name="T1">(100)</text:span></text:p>
          </table:table-cell>
          <table:table-cell table:style-name="ce3" office:value-type="string">
            <text:p>-41.0<text:span text:style-name="T1">(100)</text:span></text:p>
          </table:table-cell>
          <table:table-cell table:style-name="ce3" office:value-type="string">
            <text:p>-40.6<text:span text:style-name="T1">(100)</text:span></text:p>
          </table:table-cell>
          <table:table-cell table:style-name="ce3" office:value-type="string">
            <text:p>-40.9<text:span text:style-name="T1">(100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46.4<text:span text:style-name="T1">( 96)</text:span></text:p>
          </table:table-cell>
          <table:table-cell table:style-name="ce3" office:value-type="string">
            <text:p>-44.1<text:span text:style-name="T1">( 83)</text:span></text:p>
          </table:table-cell>
          <table:table-cell table:style-name="ce3" office:value-type="string">
            <text:p>-42.9<text:span text:style-name="T1">( 93)</text:span></text:p>
          </table:table-cell>
          <table:table-cell table:style-name="ce3" office:value-type="string">
            <text:p>-42.2<text:span text:style-name="T1">( 96)</text:span></text:p>
          </table:table-cell>
          <table:table-cell table:style-name="ce3" office:value-type="string">
            <text:p>-39.1<text:span text:style-name="T1">( 93)</text:span></text:p>
          </table:table-cell>
          <table:table-cell table:style-name="ce3" office:value-type="string">
            <text:p>-39.1<text:span text:style-name="T1">(100)</text:span></text:p>
          </table:table-cell>
          <table:table-cell table:style-name="ce3" office:value-type="float" office:value="1961">
            <text:p>1961</text:p>
          </table:table-cell>
          <table:table-cell table:formula="of:=VALUE(LEFT([.B5];5))" office:value-type="float" office:value="-36.1">
            <text:p>-36.1</text:p>
          </table:table-cell>
          <table:table-cell table:formula="of:=VALUE(LEFT([.C5];5))" office:value-type="float" office:value="-36.6">
            <text:p>-36.6</text:p>
          </table:table-cell>
          <table:table-cell table:formula="of:=VALUE(LEFT([.D5];5))" office:value-type="float" office:value="-41">
            <text:p>-41</text:p>
          </table:table-cell>
          <table:table-cell table:formula="of:=VALUE(LEFT([.E5];5))" office:value-type="float" office:value="-40.6">
            <text:p>-40.6</text:p>
          </table:table-cell>
          <table:table-cell table:formula="of:=VALUE(LEFT([.F5];5))" office:value-type="float" office:value="-40.9">
            <text:p>-40.9</text:p>
          </table:table-cell>
          <table:table-cell table:formula="of:=VALUE(LEFT([.G5];5))" office:value-type="float" office:value="-41.5">
            <text:p>-41.5</text:p>
          </table:table-cell>
          <table:table-cell table:formula="of:=VALUE(LEFT([.H5];5))" office:value-type="float" office:value="-46.4">
            <text:p>-46.4</text:p>
          </table:table-cell>
          <table:table-cell table:formula="of:=VALUE(LEFT([.I5];5))" office:value-type="float" office:value="-44.1">
            <text:p>-44.1</text:p>
          </table:table-cell>
          <table:table-cell table:formula="of:=VALUE(LEFT([.J5];5))" office:value-type="float" office:value="-42.9">
            <text:p>-42.9</text:p>
          </table:table-cell>
          <table:table-cell table:formula="of:=VALUE(LEFT([.K5];5))" office:value-type="float" office:value="-42.2">
            <text:p>-42.2</text:p>
          </table:table-cell>
          <table:table-cell table:formula="of:=VALUE(LEFT([.L5];5))" office:value-type="float" office:value="-39.1">
            <text:p>-39.1</text:p>
          </table:table-cell>
          <table:table-cell table:formula="of:=VALUE(LEFT([.M5];5))" office:value-type="float" office:value="-39.1">
            <text:p>-39.1</text:p>
          </table:table-cell>
          <table:table-cell table:number-columns-repeated="998"/>
        </table:table-row>
        <table:table-row table:style-name="ro4">
          <table:table-cell table:style-name="ce3" office:value-type="float" office:value="1962">
            <text:p>1962</text:p>
          </table:table-cell>
          <table:table-cell table:style-name="ce3" office:value-type="string">
            <text:p>-37.1<text:span text:style-name="T1">(100)</text:span></text:p>
          </table:table-cell>
          <table:table-cell table:style-name="ce3" office:value-type="string">
            <text:p>-37.2<text:span text:style-name="T1">(100)</text:span></text:p>
          </table:table-cell>
          <table:table-cell table:style-name="ce3" office:value-type="string">
            <text:p>-41.7<text:span text:style-name="T1">( 96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42.7<text:span text:style-name="T1">( 96)</text:span></text:p>
          </table:table-cell>
          <table:table-cell table:style-name="ce3" office:value-type="string">
            <text:p>-43.1<text:span text:style-name="T1">( 93)</text:span></text:p>
          </table:table-cell>
          <table:table-cell table:style-name="ce3" office:value-type="string">
            <text:p>-45.7<text:span text:style-name="T1">(100)</text:span></text:p>
          </table:table-cell>
          <table:table-cell table:style-name="ce3" office:value-type="string">
            <text:p>-45.4<text:span text:style-name="T1">(100)</text:span></text:p>
          </table:table-cell>
          <table:table-cell table:style-name="ce3" office:value-type="string">
            <text:p>-43.4<text:span text:style-name="T1">( 86)</text:span></text:p>
          </table:table-cell>
          <table:table-cell table:style-name="ce3" office:value-type="string">
            <text:p>-43.0<text:span text:style-name="T1">(100)</text:span></text:p>
          </table:table-cell>
          <table:table-cell table:style-name="ce3" office:value-type="string">
            <text:p>-39.8<text:span text:style-name="T1">( 96)</text:span></text:p>
          </table:table-cell>
          <table:table-cell table:style-name="ce3" office:value-type="string">
            <text:p>-38.5<text:span text:style-name="T1">(100)</text:span></text:p>
          </table:table-cell>
          <table:table-cell table:style-name="ce3" office:value-type="float" office:value="1962">
            <text:p>1962</text:p>
          </table:table-cell>
          <table:table-cell table:formula="of:=VALUE(LEFT([.B6];5))" office:value-type="float" office:value="-37.1">
            <text:p>-37.1</text:p>
          </table:table-cell>
          <table:table-cell table:formula="of:=VALUE(LEFT([.C6];5))" office:value-type="float" office:value="-37.2">
            <text:p>-37.2</text:p>
          </table:table-cell>
          <table:table-cell table:formula="of:=VALUE(LEFT([.D6];5))" office:value-type="float" office:value="-41.7">
            <text:p>-41.7</text:p>
          </table:table-cell>
          <table:table-cell table:formula="of:=VALUE(LEFT([.E6];5))" office:value-type="float" office:value="-41.5">
            <text:p>-41.5</text:p>
          </table:table-cell>
          <table:table-cell table:formula="of:=VALUE(LEFT([.F6];5))" office:value-type="float" office:value="-42.7">
            <text:p>-42.7</text:p>
          </table:table-cell>
          <table:table-cell table:formula="of:=VALUE(LEFT([.G6];5))" office:value-type="float" office:value="-43.1">
            <text:p>-43.1</text:p>
          </table:table-cell>
          <table:table-cell table:formula="of:=VALUE(LEFT([.H6];5))" office:value-type="float" office:value="-45.7">
            <text:p>-45.7</text:p>
          </table:table-cell>
          <table:table-cell table:formula="of:=VALUE(LEFT([.I6];5))" office:value-type="float" office:value="-45.4">
            <text:p>-45.4</text:p>
          </table:table-cell>
          <table:table-cell table:formula="of:=VALUE(LEFT([.J6];5))" office:value-type="float" office:value="-43.4">
            <text:p>-43.4</text:p>
          </table:table-cell>
          <table:table-cell table:formula="of:=VALUE(LEFT([.K6];5))" office:value-type="float" office:value="-43">
            <text:p>-43</text:p>
          </table:table-cell>
          <table:table-cell table:formula="of:=VALUE(LEFT([.L6];5))" office:value-type="float" office:value="-39.8">
            <text:p>-39.8</text:p>
          </table:table-cell>
          <table:table-cell table:formula="of:=VALUE(LEFT([.M6];5))" office:value-type="float" office:value="-38.5">
            <text:p>-38.5</text:p>
          </table:table-cell>
          <table:table-cell table:number-columns-repeated="998"/>
        </table:table-row>
        <table:table-row table:style-name="ro4">
          <table:table-cell table:style-name="ce3" office:value-type="float" office:value="1963">
            <text:p>1963</text:p>
          </table:table-cell>
          <table:table-cell table:style-name="ce3" office:value-type="string">
            <text:p>-35.3<text:span text:style-name="T1">( 93)</text:span></text:p>
          </table:table-cell>
          <table:table-cell table:style-name="ce3" office:value-type="string">
            <text:p>-38.4<text:span text:style-name="T1">(100)</text:span></text:p>
          </table:table-cell>
          <table:table-cell table:style-name="ce3" office:value-type="string">
            <text:p>-40.5<text:span text:style-name="T1">( 96)</text:span></text:p>
          </table:table-cell>
          <table:table-cell table:style-name="ce3" office:value-type="string">
            <text:p>-43.4<text:span text:style-name="T1">(100)</text:span></text:p>
          </table:table-cell>
          <table:table-cell table:style-name="ce3" office:value-type="string">
            <text:p>-43.0<text:span text:style-name="T1">( 90)</text:span></text:p>
          </table:table-cell>
          <table:table-cell table:style-name="ce3" office:value-type="string">
            <text:p>-42.1<text:span text:style-name="T1">( 93)</text:span></text:p>
          </table:table-cell>
          <table:table-cell table:style-name="ce3" office:value-type="string">
            <text:p>-44.0<text:span text:style-name="T1">( 93)</text:span></text:p>
          </table:table-cell>
          <table:table-cell table:style-name="ce3" office:value-type="string">
            <text:p>-44.2<text:span text:style-name="T1">( 83)</text:span></text:p>
          </table:table-cell>
          <table:table-cell table:style-name="ce3" office:value-type="string">
            <text:p>-43.6<text:span text:style-name="T1">( 93)</text:span></text:p>
          </table:table-cell>
          <table:table-cell table:style-name="ce3" office:value-type="string">
            <text:p>-42.8<text:span text:style-name="T1">(100)</text:span></text:p>
          </table:table-cell>
          <table:table-cell table:style-name="ce3" office:value-type="string">
            <text:p>-40.5<text:span text:style-name="T1">(100)</text:span></text:p>
          </table:table-cell>
          <table:table-cell table:style-name="ce3" office:value-type="string">
            <text:p>-36.8<text:span text:style-name="T1">( 67)</text:span></text:p>
          </table:table-cell>
          <table:table-cell table:style-name="ce3" office:value-type="float" office:value="1963">
            <text:p>1963</text:p>
          </table:table-cell>
          <table:table-cell table:formula="of:=VALUE(LEFT([.B7];5))" office:value-type="float" office:value="-35.3">
            <text:p>-35.3</text:p>
          </table:table-cell>
          <table:table-cell table:formula="of:=VALUE(LEFT([.C7];5))" office:value-type="float" office:value="-38.4">
            <text:p>-38.4</text:p>
          </table:table-cell>
          <table:table-cell table:formula="of:=VALUE(LEFT([.D7];5))" office:value-type="float" office:value="-40.5">
            <text:p>-40.5</text:p>
          </table:table-cell>
          <table:table-cell table:formula="of:=VALUE(LEFT([.E7];5))" office:value-type="float" office:value="-43.4">
            <text:p>-43.4</text:p>
          </table:table-cell>
          <table:table-cell table:formula="of:=VALUE(LEFT([.F7];5))" office:value-type="float" office:value="-43">
            <text:p>-43</text:p>
          </table:table-cell>
          <table:table-cell table:formula="of:=VALUE(LEFT([.G7];5))" office:value-type="float" office:value="-42.1">
            <text:p>-42.1</text:p>
          </table:table-cell>
          <table:table-cell table:formula="of:=VALUE(LEFT([.H7];5))" office:value-type="float" office:value="-44">
            <text:p>-44</text:p>
          </table:table-cell>
          <table:table-cell table:formula="of:=VALUE(LEFT([.I7];5))" office:value-type="float" office:value="-44.2">
            <text:p>-44.2</text:p>
          </table:table-cell>
          <table:table-cell table:formula="of:=VALUE(LEFT([.J7];5))" office:value-type="float" office:value="-43.6">
            <text:p>-43.6</text:p>
          </table:table-cell>
          <table:table-cell table:formula="of:=VALUE(LEFT([.K7];5))" office:value-type="float" office:value="-42.8">
            <text:p>-42.8</text:p>
          </table:table-cell>
          <table:table-cell table:formula="of:=VALUE(LEFT([.L7];5))" office:value-type="float" office:value="-40.5">
            <text:p>-40.5</text:p>
          </table:table-cell>
          <table:table-cell table:formula="of:=VALUE(LEFT([.M7];5))" office:value-type="float" office:value="-36.8">
            <text:p>-36.8</text:p>
          </table:table-cell>
          <table:table-cell table:number-columns-repeated="998"/>
        </table:table-row>
        <table:table-row table:style-name="ro4">
          <table:table-cell table:style-name="ce3" office:value-type="float" office:value="1964">
            <text:p>1964</text:p>
          </table:table-cell>
          <table:table-cell table:style-name="ce3" office:value-type="string">
            <text:p>-35.3<text:span text:style-name="T1">( 93)</text:span></text:p>
          </table:table-cell>
          <table:table-cell table:style-name="ce3" office:value-type="string">
            <text:p>-38.4<text:span text:style-name="T1">(100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43.8<text:span text:style-name="T1">( 96)</text:span></text:p>
          </table:table-cell>
          <table:table-cell table:style-name="ce3" office:value-type="string">
            <text:p>-47.1<text:span text:style-name="T1">( 90)</text:span></text:p>
          </table:table-cell>
          <table:table-cell table:style-name="ce3" office:value-type="string">
            <text:p>-42.9<text:span text:style-name="T1">( 93)</text:span></text:p>
          </table:table-cell>
          <table:table-cell table:style-name="ce3" office:value-type="string">
            <text:p>-43.4<text:span text:style-name="T1">(100)</text:span></text:p>
          </table:table-cell>
          <table:table-cell table:style-name="ce3" office:value-type="string">
            <text:p>-46.0<text:span text:style-name="T1">( 96)</text:span></text:p>
          </table:table-cell>
          <table:table-cell table:style-name="ce3" office:value-type="string">
            <text:p>-45.3<text:span text:style-name="T1">( 93)</text:span></text:p>
          </table:table-cell>
          <table:table-cell table:style-name="ce3" office:value-type="string">
            <text:p>-43.2<text:span text:style-name="T1">(100)</text:span></text:p>
          </table:table-cell>
          <table:table-cell table:style-name="ce3" office:value-type="string">
            <text:p>-40.1<text:span text:style-name="T1">( 96)</text:span></text:p>
          </table:table-cell>
          <table:table-cell table:style-name="ce3" office:value-type="string">
            <text:p>-37.9<text:span text:style-name="T1">( 93)</text:span></text:p>
          </table:table-cell>
          <table:table-cell table:style-name="ce3" office:value-type="float" office:value="1964">
            <text:p>1964</text:p>
          </table:table-cell>
          <table:table-cell table:formula="of:=VALUE(LEFT([.B8];5))" office:value-type="float" office:value="-35.3">
            <text:p>-35.3</text:p>
          </table:table-cell>
          <table:table-cell table:formula="of:=VALUE(LEFT([.C8];5))" office:value-type="float" office:value="-38.4">
            <text:p>-38.4</text:p>
          </table:table-cell>
          <table:table-cell table:formula="of:=VALUE(LEFT([.D8];5))" office:value-type="float" office:value="-41.5">
            <text:p>-41.5</text:p>
          </table:table-cell>
          <table:table-cell table:formula="of:=VALUE(LEFT([.E8];5))" office:value-type="float" office:value="-43.8">
            <text:p>-43.8</text:p>
          </table:table-cell>
          <table:table-cell table:formula="of:=VALUE(LEFT([.F8];5))" office:value-type="float" office:value="-47.1">
            <text:p>-47.1</text:p>
          </table:table-cell>
          <table:table-cell table:formula="of:=VALUE(LEFT([.G8];5))" office:value-type="float" office:value="-42.9">
            <text:p>-42.9</text:p>
          </table:table-cell>
          <table:table-cell table:formula="of:=VALUE(LEFT([.H8];5))" office:value-type="float" office:value="-43.4">
            <text:p>-43.4</text:p>
          </table:table-cell>
          <table:table-cell table:formula="of:=VALUE(LEFT([.I8];5))" office:value-type="float" office:value="-46">
            <text:p>-46</text:p>
          </table:table-cell>
          <table:table-cell table:formula="of:=VALUE(LEFT([.J8];5))" office:value-type="float" office:value="-45.3">
            <text:p>-45.3</text:p>
          </table:table-cell>
          <table:table-cell table:formula="of:=VALUE(LEFT([.K8];5))" office:value-type="float" office:value="-43.2">
            <text:p>-43.2</text:p>
          </table:table-cell>
          <table:table-cell table:formula="of:=VALUE(LEFT([.L8];5))" office:value-type="float" office:value="-40.1">
            <text:p>-40.1</text:p>
          </table:table-cell>
          <table:table-cell table:formula="of:=VALUE(LEFT([.M8];5))" office:value-type="float" office:value="-37.9">
            <text:p>-37.9</text:p>
          </table:table-cell>
          <table:table-cell table:number-columns-repeated="998"/>
        </table:table-row>
        <table:table-row table:style-name="ro4">
          <table:table-cell table:style-name="ce3" office:value-type="float" office:value="1964">
            <text:p>1964</text:p>
          </table:table-cell>
          <table:table-cell table:style-name="ce3" office:value-type="string">
            <text:p>-35.3<text:span text:style-name="T1">( 93)</text:span></text:p>
          </table:table-cell>
          <table:table-cell table:style-name="ce3" office:value-type="string">
            <text:p>-38.4<text:span text:style-name="T1">(100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43.8<text:span text:style-name="T1">( 96)</text:span></text:p>
          </table:table-cell>
          <table:table-cell table:style-name="ce3" office:value-type="string">
            <text:p>-47.1<text:span text:style-name="T1">( 90)</text:span></text:p>
          </table:table-cell>
          <table:table-cell table:style-name="ce3" office:value-type="string">
            <text:p>-42.9<text:span text:style-name="T1">( 93)</text:span></text:p>
          </table:table-cell>
          <table:table-cell table:style-name="ce3" office:value-type="string">
            <text:p>-43.4<text:span text:style-name="T1">(100)</text:span></text:p>
          </table:table-cell>
          <table:table-cell table:style-name="ce3" office:value-type="string">
            <text:p>-46.0<text:span text:style-name="T1">( 96)</text:span></text:p>
          </table:table-cell>
          <table:table-cell table:style-name="ce3" office:value-type="string">
            <text:p>-45.3<text:span text:style-name="T1">( 93)</text:span></text:p>
          </table:table-cell>
          <table:table-cell table:style-name="ce3" office:value-type="string">
            <text:p>-43.2<text:span text:style-name="T1">(100)</text:span></text:p>
          </table:table-cell>
          <table:table-cell table:style-name="ce3" office:value-type="string">
            <text:p>-40.1<text:span text:style-name="T1">( 96)</text:span></text:p>
          </table:table-cell>
          <table:table-cell table:style-name="ce3" office:value-type="string">
            <text:p>-37.9<text:span text:style-name="T1">( 93)</text:span></text:p>
          </table:table-cell>
          <table:table-cell table:style-name="ce3" office:value-type="float" office:value="1964">
            <text:p>1964</text:p>
          </table:table-cell>
          <table:table-cell table:formula="of:=VALUE(LEFT([.B9];5))" office:value-type="float" office:value="-35.3">
            <text:p>-35.3</text:p>
          </table:table-cell>
          <table:table-cell table:formula="of:=VALUE(LEFT([.C9];5))" office:value-type="float" office:value="-38.4">
            <text:p>-38.4</text:p>
          </table:table-cell>
          <table:table-cell table:formula="of:=VALUE(LEFT([.D9];5))" office:value-type="float" office:value="-41.5">
            <text:p>-41.5</text:p>
          </table:table-cell>
          <table:table-cell table:formula="of:=VALUE(LEFT([.E9];5))" office:value-type="float" office:value="-43.8">
            <text:p>-43.8</text:p>
          </table:table-cell>
          <table:table-cell table:formula="of:=VALUE(LEFT([.F9];5))" office:value-type="float" office:value="-47.1">
            <text:p>-47.1</text:p>
          </table:table-cell>
          <table:table-cell table:formula="of:=VALUE(LEFT([.G9];5))" office:value-type="float" office:value="-42.9">
            <text:p>-42.9</text:p>
          </table:table-cell>
          <table:table-cell table:formula="of:=VALUE(LEFT([.H9];5))" office:value-type="float" office:value="-43.4">
            <text:p>-43.4</text:p>
          </table:table-cell>
          <table:table-cell table:formula="of:=VALUE(LEFT([.I9];5))" office:value-type="float" office:value="-46">
            <text:p>-46</text:p>
          </table:table-cell>
          <table:table-cell table:formula="of:=VALUE(LEFT([.J9];5))" office:value-type="float" office:value="-45.3">
            <text:p>-45.3</text:p>
          </table:table-cell>
          <table:table-cell table:formula="of:=VALUE(LEFT([.K9];5))" office:value-type="float" office:value="-43.2">
            <text:p>-43.2</text:p>
          </table:table-cell>
          <table:table-cell table:formula="of:=VALUE(LEFT([.L9];5))" office:value-type="float" office:value="-40.1">
            <text:p>-40.1</text:p>
          </table:table-cell>
          <table:table-cell table:formula="of:=VALUE(LEFT([.M9];5))" office:value-type="float" office:value="-37.9">
            <text:p>-37.9</text:p>
          </table:table-cell>
          <table:table-cell table:number-columns-repeated="998"/>
        </table:table-row>
        <table:table-row table:style-name="ro4">
          <table:table-cell table:style-name="ce3" office:value-type="float" office:value="1965">
            <text:p>1965</text:p>
          </table:table-cell>
          <table:table-cell table:style-name="ce5" office:value-type="string">
            <text:p>-36.8<text:span text:style-name="T2">( 29)</text:span></text:p>
          </table:table-cell>
          <table:table-cell table:style-name="ce3" office:value-type="string">
            <text:p>-36.7<text:span text:style-name="T1">(100)</text:span></text:p>
          </table:table-cell>
          <table:table-cell table:style-name="ce3" office:value-type="string">
            <text:p>-40.5<text:span text:style-name="T1">( 93)</text:span></text:p>
          </table:table-cell>
          <table:table-cell table:style-name="ce3" office:value-type="string">
            <text:p>-41.5<text:span text:style-name="T1">( 93)</text:span></text:p>
          </table:table-cell>
          <table:table-cell table:style-name="ce3" office:value-type="string">
            <text:p>-44.1<text:span text:style-name="T1">( 93)</text:span></text:p>
          </table:table-cell>
          <table:table-cell table:style-name="ce3" office:value-type="string">
            <text:p>-43.8<text:span text:style-name="T1">( 93)</text:span></text:p>
          </table:table-cell>
          <table:table-cell table:style-name="ce3" office:value-type="string">
            <text:p>-44.8<text:span text:style-name="T1">( 90)</text:span></text:p>
          </table:table-cell>
          <table:table-cell table:style-name="ce3" office:value-type="string">
            <text:p>-44.9<text:span text:style-name="T1">( 93)</text:span></text:p>
          </table:table-cell>
          <table:table-cell table:style-name="ce3" office:value-type="string">
            <text:p>-45.5<text:span text:style-name="T1">( 93)</text:span></text:p>
          </table:table-cell>
          <table:table-cell table:style-name="ce3" office:value-type="string">
            <text:p>-42.1<text:span text:style-name="T1">(100)</text:span></text:p>
          </table:table-cell>
          <table:table-cell table:style-name="ce3" office:value-type="string">
            <text:p>-40.1<text:span text:style-name="T1">( 96)</text:span></text:p>
          </table:table-cell>
          <table:table-cell table:style-name="ce3" office:value-type="string">
            <text:p>-36.6<text:span text:style-name="T1">( 96)</text:span></text:p>
          </table:table-cell>
          <table:table-cell table:style-name="ce3" office:value-type="float" office:value="1965">
            <text:p>1965</text:p>
          </table:table-cell>
          <table:table-cell table:formula="of:=VALUE(LEFT([.B10];5))" office:value-type="float" office:value="-36.8">
            <text:p>-36.8</text:p>
          </table:table-cell>
          <table:table-cell table:formula="of:=VALUE(LEFT([.C10];5))" office:value-type="float" office:value="-36.7">
            <text:p>-36.7</text:p>
          </table:table-cell>
          <table:table-cell table:formula="of:=VALUE(LEFT([.D10];5))" office:value-type="float" office:value="-40.5">
            <text:p>-40.5</text:p>
          </table:table-cell>
          <table:table-cell table:formula="of:=VALUE(LEFT([.E10];5))" office:value-type="float" office:value="-41.5">
            <text:p>-41.5</text:p>
          </table:table-cell>
          <table:table-cell table:formula="of:=VALUE(LEFT([.F10];5))" office:value-type="float" office:value="-44.1">
            <text:p>-44.1</text:p>
          </table:table-cell>
          <table:table-cell table:formula="of:=VALUE(LEFT([.G10];5))" office:value-type="float" office:value="-43.8">
            <text:p>-43.8</text:p>
          </table:table-cell>
          <table:table-cell table:formula="of:=VALUE(LEFT([.H10];5))" office:value-type="float" office:value="-44.8">
            <text:p>-44.8</text:p>
          </table:table-cell>
          <table:table-cell table:formula="of:=VALUE(LEFT([.I10];5))" office:value-type="float" office:value="-44.9">
            <text:p>-44.9</text:p>
          </table:table-cell>
          <table:table-cell table:formula="of:=VALUE(LEFT([.J10];5))" office:value-type="float" office:value="-45.5">
            <text:p>-45.5</text:p>
          </table:table-cell>
          <table:table-cell table:formula="of:=VALUE(LEFT([.K10];5))" office:value-type="float" office:value="-42.1">
            <text:p>-42.1</text:p>
          </table:table-cell>
          <table:table-cell table:formula="of:=VALUE(LEFT([.L10];5))" office:value-type="float" office:value="-40.1">
            <text:p>-40.1</text:p>
          </table:table-cell>
          <table:table-cell table:formula="of:=VALUE(LEFT([.M10];5))" office:value-type="float" office:value="-36.6">
            <text:p>-36.6</text:p>
          </table:table-cell>
          <table:table-cell table:number-columns-repeated="998"/>
        </table:table-row>
        <table:table-row table:style-name="ro4">
          <table:table-cell table:style-name="ce3" office:value-type="float" office:value="1966">
            <text:p>1966</text:p>
          </table:table-cell>
          <table:table-cell table:style-name="ce3" office:value-type="string">
            <text:p>-35.6<text:span text:style-name="T1">(100)</text:span></text:p>
          </table:table-cell>
          <table:table-cell table:style-name="ce3" office:value-type="string">
            <text:p>-36.8<text:span text:style-name="T1">( 57)</text:span></text:p>
          </table:table-cell>
          <table:table-cell table:style-name="ce3" office:value-type="string">
            <text:p>-38.4<text:span text:style-name="T1">( 70)</text:span></text:p>
          </table:table-cell>
          <table:table-cell table:style-name="ce3" office:value-type="string">
            <text:p>-42.4<text:span text:style-name="T1">( 66)</text:span></text:p>
          </table:table-cell>
          <table:table-cell table:style-name="ce3" office:value-type="string">
            <text:p>-44.4<text:span text:style-name="T1">( 70)</text:span></text:p>
          </table:table-cell>
          <table:table-cell table:style-name="ce3" office:value-type="string">
            <text:p>-43.6<text:span text:style-name="T1">( 90)</text:span></text:p>
          </table:table-cell>
          <table:table-cell table:style-name="ce3" office:value-type="string">
            <text:p>-44.5<text:span text:style-name="T1">( 87)</text:span></text:p>
          </table:table-cell>
          <table:table-cell table:style-name="ce3" office:value-type="string">
            <text:p>-47.0<text:span text:style-name="T1">( 83)</text:span></text:p>
          </table:table-cell>
          <table:table-cell table:style-name="ce3" office:value-type="string">
            <text:p>-44.7<text:span text:style-name="T1">( 73)</text:span></text:p>
          </table:table-cell>
          <table:table-cell table:style-name="ce3" office:value-type="string">
            <text:p>-43.1<text:span text:style-name="T1">(100)</text:span></text:p>
          </table:table-cell>
          <table:table-cell table:style-name="ce3" office:value-type="string">
            <text:p>-38.6<text:span text:style-name="T1">( 96)</text:span></text:p>
          </table:table-cell>
          <table:table-cell table:style-name="ce3" office:value-type="string">
            <text:p>-35.1<text:span text:style-name="T1">(100)</text:span></text:p>
          </table:table-cell>
          <table:table-cell table:style-name="ce3" office:value-type="float" office:value="1966">
            <text:p>1966</text:p>
          </table:table-cell>
          <table:table-cell table:formula="of:=VALUE(LEFT([.B11];5))" office:value-type="float" office:value="-35.6">
            <text:p>-35.6</text:p>
          </table:table-cell>
          <table:table-cell table:formula="of:=VALUE(LEFT([.C11];5))" office:value-type="float" office:value="-36.8">
            <text:p>-36.8</text:p>
          </table:table-cell>
          <table:table-cell table:formula="of:=VALUE(LEFT([.D11];5))" office:value-type="float" office:value="-38.4">
            <text:p>-38.4</text:p>
          </table:table-cell>
          <table:table-cell table:formula="of:=VALUE(LEFT([.E11];5))" office:value-type="float" office:value="-42.4">
            <text:p>-42.4</text:p>
          </table:table-cell>
          <table:table-cell table:formula="of:=VALUE(LEFT([.F11];5))" office:value-type="float" office:value="-44.4">
            <text:p>-44.4</text:p>
          </table:table-cell>
          <table:table-cell table:formula="of:=VALUE(LEFT([.G11];5))" office:value-type="float" office:value="-43.6">
            <text:p>-43.6</text:p>
          </table:table-cell>
          <table:table-cell table:formula="of:=VALUE(LEFT([.H11];5))" office:value-type="float" office:value="-44.5">
            <text:p>-44.5</text:p>
          </table:table-cell>
          <table:table-cell table:formula="of:=VALUE(LEFT([.I11];5))" office:value-type="float" office:value="-47">
            <text:p>-47</text:p>
          </table:table-cell>
          <table:table-cell table:formula="of:=VALUE(LEFT([.J11];5))" office:value-type="float" office:value="-44.7">
            <text:p>-44.7</text:p>
          </table:table-cell>
          <table:table-cell table:formula="of:=VALUE(LEFT([.K11];5))" office:value-type="float" office:value="-43.1">
            <text:p>-43.1</text:p>
          </table:table-cell>
          <table:table-cell table:formula="of:=VALUE(LEFT([.L11];5))" office:value-type="float" office:value="-38.6">
            <text:p>-38.6</text:p>
          </table:table-cell>
          <table:table-cell table:formula="of:=VALUE(LEFT([.M11];5))" office:value-type="float" office:value="-35.1">
            <text:p>-35.1</text:p>
          </table:table-cell>
          <table:table-cell table:number-columns-repeated="998"/>
        </table:table-row>
        <table:table-row table:style-name="ro4">
          <table:table-cell table:style-name="ce3" office:value-type="float" office:value="1967">
            <text:p>1967</text:p>
          </table:table-cell>
          <table:table-cell table:style-name="ce3" office:value-type="string">
            <text:p>-31.7<text:span text:style-name="T1">( 93)</text:span></text:p>
          </table:table-cell>
          <table:table-cell table:style-name="ce3" office:value-type="string">
            <text:p>-35.7<text:span text:style-name="T1">(100)</text:span></text:p>
          </table:table-cell>
          <table:table-cell table:style-name="ce3" office:value-type="string">
            <text:p>-41.4<text:span text:style-name="T1">(100)</text:span></text:p>
          </table:table-cell>
          <table:table-cell table:style-name="ce3" office:value-type="string">
            <text:p>-45.2<text:span text:style-name="T1">(100)</text:span></text:p>
          </table:table-cell>
          <table:table-cell table:style-name="ce3" office:value-type="string">
            <text:p>-42.1<text:span text:style-name="T1">( 87)</text:span></text:p>
          </table:table-cell>
          <table:table-cell table:style-name="ce3" office:value-type="string">
            <text:p>-42.8<text:span text:style-name="T1">(100)</text:span></text:p>
          </table:table-cell>
          <table:table-cell table:style-name="ce3" office:value-type="string">
            <text:p>-44.1<text:span text:style-name="T1">(100)</text:span></text:p>
          </table:table-cell>
          <table:table-cell table:style-name="ce3" office:value-type="string">
            <text:p>-44.1<text:span text:style-name="T1">(100)</text:span></text:p>
          </table:table-cell>
          <table:table-cell table:style-name="ce3" office:value-type="string">
            <text:p>-43.4<text:span text:style-name="T1">( 93)</text:span></text:p>
          </table:table-cell>
          <table:table-cell table:style-name="ce3" office:value-type="string">
            <text:p>-44.0<text:span text:style-name="T1">( 96)</text:span></text:p>
          </table:table-cell>
          <table:table-cell table:style-name="ce3" office:value-type="string">
            <text:p>-38.8<text:span text:style-name="T1">(100)</text:span></text:p>
          </table:table-cell>
          <table:table-cell table:style-name="ce3" office:value-type="string">
            <text:p>-35.6<text:span text:style-name="T1">( 93)</text:span></text:p>
          </table:table-cell>
          <table:table-cell table:style-name="ce3" office:value-type="float" office:value="1967">
            <text:p>1967</text:p>
          </table:table-cell>
          <table:table-cell table:formula="of:=VALUE(LEFT([.B12];5))" office:value-type="float" office:value="-31.7">
            <text:p>-31.7</text:p>
          </table:table-cell>
          <table:table-cell table:formula="of:=VALUE(LEFT([.C12];5))" office:value-type="float" office:value="-35.7">
            <text:p>-35.7</text:p>
          </table:table-cell>
          <table:table-cell table:formula="of:=VALUE(LEFT([.D12];5))" office:value-type="float" office:value="-41.4">
            <text:p>-41.4</text:p>
          </table:table-cell>
          <table:table-cell table:formula="of:=VALUE(LEFT([.E12];5))" office:value-type="float" office:value="-45.2">
            <text:p>-45.2</text:p>
          </table:table-cell>
          <table:table-cell table:formula="of:=VALUE(LEFT([.F12];5))" office:value-type="float" office:value="-42.1">
            <text:p>-42.1</text:p>
          </table:table-cell>
          <table:table-cell table:formula="of:=VALUE(LEFT([.G12];5))" office:value-type="float" office:value="-42.8">
            <text:p>-42.8</text:p>
          </table:table-cell>
          <table:table-cell table:formula="of:=VALUE(LEFT([.H12];5))" office:value-type="float" office:value="-44.1">
            <text:p>-44.1</text:p>
          </table:table-cell>
          <table:table-cell table:formula="of:=VALUE(LEFT([.I12];5))" office:value-type="float" office:value="-44.1">
            <text:p>-44.1</text:p>
          </table:table-cell>
          <table:table-cell table:formula="of:=VALUE(LEFT([.J12];5))" office:value-type="float" office:value="-43.4">
            <text:p>-43.4</text:p>
          </table:table-cell>
          <table:table-cell table:formula="of:=VALUE(LEFT([.K12];5))" office:value-type="float" office:value="-44">
            <text:p>-44</text:p>
          </table:table-cell>
          <table:table-cell table:formula="of:=VALUE(LEFT([.L12];5))" office:value-type="float" office:value="-38.8">
            <text:p>-38.8</text:p>
          </table:table-cell>
          <table:table-cell table:formula="of:=VALUE(LEFT([.M12];5))" office:value-type="float" office:value="-35.6">
            <text:p>-35.6</text:p>
          </table:table-cell>
          <table:table-cell table:number-columns-repeated="998"/>
        </table:table-row>
        <table:table-row table:style-name="ro4">
          <table:table-cell table:style-name="ce3" office:value-type="float" office:value="1968">
            <text:p>1968</text:p>
          </table:table-cell>
          <table:table-cell table:style-name="ce3" office:value-type="string">
            <text:p>-35.7<text:span text:style-name="T1">( 90)</text:span></text:p>
          </table:table-cell>
          <table:table-cell table:style-name="ce3" office:value-type="string">
            <text:p>-36.0<text:span text:style-name="T1">( 96)</text:span></text:p>
          </table:table-cell>
          <table:table-cell table:style-name="ce3" office:value-type="string">
            <text:p>-38.9<text:span text:style-name="T1">(100)</text:span></text:p>
          </table:table-cell>
          <table:table-cell table:style-name="ce3" office:value-type="string">
            <text:p>-41.4<text:span text:style-name="T1">(100)</text:span></text:p>
          </table:table-cell>
          <table:table-cell table:style-name="ce3" office:value-type="string">
            <text:p>-42.9<text:span text:style-name="T1">( 96)</text:span></text:p>
          </table:table-cell>
          <table:table-cell table:style-name="ce3" office:value-type="string">
            <text:p>-45.2<text:span text:style-name="T1">(100)</text:span></text:p>
          </table:table-cell>
          <table:table-cell table:style-name="ce3" office:value-type="string">
            <text:p>-44.4<text:span text:style-name="T1">( 96)</text:span></text:p>
          </table:table-cell>
          <table:table-cell table:style-name="ce3" office:value-type="string">
            <text:p>-45.7<text:span text:style-name="T1">(100)</text:span></text:p>
          </table:table-cell>
          <table:table-cell table:style-name="ce3" office:value-type="string">
            <text:p>-46.8<text:span text:style-name="T1">(100)</text:span></text:p>
          </table:table-cell>
          <table:table-cell table:style-name="ce3" office:value-type="string">
            <text:p>-40.6<text:span text:style-name="T1">(100)</text:span></text:p>
          </table:table-cell>
          <table:table-cell table:style-name="ce3" office:value-type="string">
            <text:p>-38.8<text:span text:style-name="T1">(100)</text:span></text:p>
          </table:table-cell>
          <table:table-cell table:style-name="ce3" office:value-type="string">
            <text:p>-37.5<text:span text:style-name="T1">( 93)</text:span></text:p>
          </table:table-cell>
          <table:table-cell table:style-name="ce3" office:value-type="float" office:value="1968">
            <text:p>1968</text:p>
          </table:table-cell>
          <table:table-cell table:formula="of:=VALUE(LEFT([.B13];5))" office:value-type="float" office:value="-35.7">
            <text:p>-35.7</text:p>
          </table:table-cell>
          <table:table-cell table:formula="of:=VALUE(LEFT([.C13];5))" office:value-type="float" office:value="-36">
            <text:p>-36</text:p>
          </table:table-cell>
          <table:table-cell table:formula="of:=VALUE(LEFT([.D13];5))" office:value-type="float" office:value="-38.9">
            <text:p>-38.9</text:p>
          </table:table-cell>
          <table:table-cell table:formula="of:=VALUE(LEFT([.E13];5))" office:value-type="float" office:value="-41.4">
            <text:p>-41.4</text:p>
          </table:table-cell>
          <table:table-cell table:formula="of:=VALUE(LEFT([.F13];5))" office:value-type="float" office:value="-42.9">
            <text:p>-42.9</text:p>
          </table:table-cell>
          <table:table-cell table:formula="of:=VALUE(LEFT([.G13];5))" office:value-type="float" office:value="-45.2">
            <text:p>-45.2</text:p>
          </table:table-cell>
          <table:table-cell table:formula="of:=VALUE(LEFT([.H13];5))" office:value-type="float" office:value="-44.4">
            <text:p>-44.4</text:p>
          </table:table-cell>
          <table:table-cell table:formula="of:=VALUE(LEFT([.I13];5))" office:value-type="float" office:value="-45.7">
            <text:p>-45.7</text:p>
          </table:table-cell>
          <table:table-cell table:formula="of:=VALUE(LEFT([.J13];5))" office:value-type="float" office:value="-46.8">
            <text:p>-46.8</text:p>
          </table:table-cell>
          <table:table-cell table:formula="of:=VALUE(LEFT([.K13];5))" office:value-type="float" office:value="-40.6">
            <text:p>-40.6</text:p>
          </table:table-cell>
          <table:table-cell table:formula="of:=VALUE(LEFT([.L13];5))" office:value-type="float" office:value="-38.8">
            <text:p>-38.8</text:p>
          </table:table-cell>
          <table:table-cell table:formula="of:=VALUE(LEFT([.M13];5))" office:value-type="float" office:value="-37.5">
            <text:p>-37.5</text:p>
          </table:table-cell>
          <table:table-cell table:number-columns-repeated="998"/>
        </table:table-row>
        <table:table-row table:style-name="ro4">
          <table:table-cell table:style-name="ce3" office:value-type="float" office:value="1969">
            <text:p>1969</text:p>
          </table:table-cell>
          <table:table-cell table:style-name="ce3" office:value-type="string">
            <text:p>-35.2<text:span text:style-name="T1">(100)</text:span></text:p>
          </table:table-cell>
          <table:table-cell table:style-name="ce3" office:value-type="string">
            <text:p>-39.5<text:span text:style-name="T1">( 85)</text:span></text:p>
          </table:table-cell>
          <table:table-cell table:style-name="ce3" office:value-type="string">
            <text:p>-41.2<text:span text:style-name="T1">(100)</text:span></text:p>
          </table:table-cell>
          <table:table-cell table:style-name="ce3" office:value-type="string">
            <text:p>-41.2<text:span text:style-name="T1">( 96)</text:span></text:p>
          </table:table-cell>
          <table:table-cell table:style-name="ce3" office:value-type="string">
            <text:p>-42.4<text:span text:style-name="T1">(100)</text:span></text:p>
          </table:table-cell>
          <table:table-cell table:style-name="ce3" office:value-type="string">
            <text:p>-44.9<text:span text:style-name="T1">( 93)</text:span></text:p>
          </table:table-cell>
          <table:table-cell table:style-name="ce3" office:value-type="string">
            <text:p>-47.7<text:span text:style-name="T1">( 96)</text:span></text:p>
          </table:table-cell>
          <table:table-cell table:style-name="ce3" office:value-type="string">
            <text:p>-45.5<text:span text:style-name="T1">(100)</text:span></text:p>
          </table:table-cell>
          <table:table-cell table:style-name="ce3" office:value-type="string">
            <text:p>-43.8<text:span text:style-name="T1">(100)</text:span></text:p>
          </table:table-cell>
          <table:table-cell table:style-name="ce3" office:value-type="string">
            <text:p>-40.5<text:span text:style-name="T1">( 96)</text:span></text:p>
          </table:table-cell>
          <table:table-cell table:style-name="ce3" office:value-type="string">
            <text:p>-40.3<text:span text:style-name="T1">( 93)</text:span></text:p>
          </table:table-cell>
          <table:table-cell table:style-name="ce3" office:value-type="string">
            <text:p>-37.2<text:span text:style-name="T1">(100)</text:span></text:p>
          </table:table-cell>
          <table:table-cell table:style-name="ce3" office:value-type="float" office:value="1969">
            <text:p>1969</text:p>
          </table:table-cell>
          <table:table-cell table:formula="of:=VALUE(LEFT([.B14];5))" office:value-type="float" office:value="-35.2">
            <text:p>-35.2</text:p>
          </table:table-cell>
          <table:table-cell table:formula="of:=VALUE(LEFT([.C14];5))" office:value-type="float" office:value="-39.5">
            <text:p>-39.5</text:p>
          </table:table-cell>
          <table:table-cell table:formula="of:=VALUE(LEFT([.D14];5))" office:value-type="float" office:value="-41.2">
            <text:p>-41.2</text:p>
          </table:table-cell>
          <table:table-cell table:formula="of:=VALUE(LEFT([.E14];5))" office:value-type="float" office:value="-41.2">
            <text:p>-41.2</text:p>
          </table:table-cell>
          <table:table-cell table:formula="of:=VALUE(LEFT([.F14];5))" office:value-type="float" office:value="-42.4">
            <text:p>-42.4</text:p>
          </table:table-cell>
          <table:table-cell table:formula="of:=VALUE(LEFT([.G14];5))" office:value-type="float" office:value="-44.9">
            <text:p>-44.9</text:p>
          </table:table-cell>
          <table:table-cell table:formula="of:=VALUE(LEFT([.H14];5))" office:value-type="float" office:value="-47.7">
            <text:p>-47.7</text:p>
          </table:table-cell>
          <table:table-cell table:formula="of:=VALUE(LEFT([.I14];5))" office:value-type="float" office:value="-45.5">
            <text:p>-45.5</text:p>
          </table:table-cell>
          <table:table-cell table:formula="of:=VALUE(LEFT([.J14];5))" office:value-type="float" office:value="-43.8">
            <text:p>-43.8</text:p>
          </table:table-cell>
          <table:table-cell table:formula="of:=VALUE(LEFT([.K14];5))" office:value-type="float" office:value="-40.5">
            <text:p>-40.5</text:p>
          </table:table-cell>
          <table:table-cell table:formula="of:=VALUE(LEFT([.L14];5))" office:value-type="float" office:value="-40.3">
            <text:p>-40.3</text:p>
          </table:table-cell>
          <table:table-cell table:formula="of:=VALUE(LEFT([.M14];5))" office:value-type="float" office:value="-37.2">
            <text:p>-37.2</text:p>
          </table:table-cell>
          <table:table-cell table:number-columns-repeated="998"/>
        </table:table-row>
        <table:table-row table:style-name="ro4">
          <table:table-cell table:style-name="ce3" office:value-type="float" office:value="1970">
            <text:p>1970</text:p>
          </table:table-cell>
          <table:table-cell table:style-name="ce3" office:value-type="string">
            <text:p>-33.9<text:span text:style-name="T1">( 96)</text:span></text:p>
          </table:table-cell>
          <table:table-cell table:style-name="ce3" office:value-type="string">
            <text:p>-37.4<text:span text:style-name="T1">( 89)</text:span></text:p>
          </table:table-cell>
          <table:table-cell table:style-name="ce3" office:value-type="string">
            <text:p>-40.8<text:span text:style-name="T1">( 48)</text:span></text:p>
          </table:table-cell>
          <table:table-cell table:style-name="ce3" office:value-type="string">
            <text:p>-41.3<text:span text:style-name="T1">( 50)</text:span></text:p>
          </table:table-cell>
          <table:table-cell table:style-name="ce3" office:value-type="string">
            <text:p>-45.0<text:span text:style-name="T1">( 45)</text:span></text:p>
          </table:table-cell>
          <table:table-cell table:style-name="ce3" office:value-type="string">
            <text:p>-43.1<text:span text:style-name="T1">( 40)</text:span></text:p>
          </table:table-cell>
          <table:table-cell table:style-name="ce3" office:value-type="string">
            <text:p>-44.2<text:span text:style-name="T1">( 48)</text:span></text:p>
          </table:table-cell>
          <table:table-cell table:style-name="ce3" office:value-type="string">
            <text:p>-47.2<text:span text:style-name="T1">( 45)</text:span></text:p>
          </table:table-cell>
          <table:table-cell table:style-name="ce3" office:value-type="string">
            <text:p>-44.2<text:span text:style-name="T1">( 73)</text:span></text:p>
          </table:table-cell>
          <table:table-cell table:style-name="ce3" office:value-type="string">
            <text:p>-40.8<text:span text:style-name="T1">( 80)</text:span></text:p>
          </table:table-cell>
          <table:table-cell table:style-name="ce3" office:value-type="string">
            <text:p>-40.6<text:span text:style-name="T1">(100)</text:span></text:p>
          </table:table-cell>
          <table:table-cell table:style-name="ce3" office:value-type="string">
            <text:p>-36.3<text:span text:style-name="T1">(100)</text:span></text:p>
          </table:table-cell>
          <table:table-cell table:style-name="ce3" office:value-type="float" office:value="1970">
            <text:p>1970</text:p>
          </table:table-cell>
          <table:table-cell table:formula="of:=VALUE(LEFT([.B15];5))" office:value-type="float" office:value="-33.9">
            <text:p>-33.9</text:p>
          </table:table-cell>
          <table:table-cell table:formula="of:=VALUE(LEFT([.C15];5))" office:value-type="float" office:value="-37.4">
            <text:p>-37.4</text:p>
          </table:table-cell>
          <table:table-cell table:formula="of:=VALUE(LEFT([.D15];5))" office:value-type="float" office:value="-40.8">
            <text:p>-40.8</text:p>
          </table:table-cell>
          <table:table-cell table:formula="of:=VALUE(LEFT([.E15];5))" office:value-type="float" office:value="-41.3">
            <text:p>-41.3</text:p>
          </table:table-cell>
          <table:table-cell table:formula="of:=VALUE(LEFT([.F15];5))" office:value-type="float" office:value="-45">
            <text:p>-45</text:p>
          </table:table-cell>
          <table:table-cell table:formula="of:=VALUE(LEFT([.G15];5))" office:value-type="float" office:value="-43.1">
            <text:p>-43.1</text:p>
          </table:table-cell>
          <table:table-cell table:formula="of:=VALUE(LEFT([.H15];5))" office:value-type="float" office:value="-44.2">
            <text:p>-44.2</text:p>
          </table:table-cell>
          <table:table-cell table:formula="of:=VALUE(LEFT([.I15];5))" office:value-type="float" office:value="-47.2">
            <text:p>-47.2</text:p>
          </table:table-cell>
          <table:table-cell table:formula="of:=VALUE(LEFT([.J15];5))" office:value-type="float" office:value="-44.2">
            <text:p>-44.2</text:p>
          </table:table-cell>
          <table:table-cell table:formula="of:=VALUE(LEFT([.K15];5))" office:value-type="float" office:value="-40.8">
            <text:p>-40.8</text:p>
          </table:table-cell>
          <table:table-cell table:formula="of:=VALUE(LEFT([.L15];5))" office:value-type="float" office:value="-40.6">
            <text:p>-40.6</text:p>
          </table:table-cell>
          <table:table-cell table:formula="of:=VALUE(LEFT([.M15];5))" office:value-type="float" office:value="-36.3">
            <text:p>-36.3</text:p>
          </table:table-cell>
          <table:table-cell table:number-columns-repeated="998"/>
        </table:table-row>
        <table:table-row table:style-name="ro4">
          <table:table-cell table:style-name="ce3" office:value-type="float" office:value="1971">
            <text:p>1971</text:p>
          </table:table-cell>
          <table:table-cell table:style-name="ce3" office:value-type="string">
            <text:p>-32.4<text:span text:style-name="T1">( 93)</text:span></text:p>
          </table:table-cell>
          <table:table-cell table:style-name="ce3" office:value-type="string">
            <text:p>-36.8<text:span text:style-name="T1">(100)</text:span></text:p>
          </table:table-cell>
          <table:table-cell table:style-name="ce3" office:value-type="string">
            <text:p>-39.9<text:span text:style-name="T1">( 90)</text:span></text:p>
          </table:table-cell>
          <table:table-cell table:style-name="ce3" office:value-type="string">
            <text:p>-40.6<text:span text:style-name="T1">( 90)</text:span></text:p>
          </table:table-cell>
          <table:table-cell table:style-name="ce3" office:value-type="string">
            <text:p>-42.0<text:span text:style-name="T1">(100)</text:span></text:p>
          </table:table-cell>
          <table:table-cell table:style-name="ce3" office:value-type="string">
            <text:p>-45.1<text:span text:style-name="T1">(100)</text:span></text:p>
          </table:table-cell>
          <table:table-cell table:style-name="ce3" office:value-type="string">
            <text:p>-45.8<text:span text:style-name="T1">(100)</text:span></text:p>
          </table:table-cell>
          <table:table-cell table:style-name="ce3" office:value-type="string">
            <text:p>-44.4<text:span text:style-name="T1">( 96)</text:span></text:p>
          </table:table-cell>
          <table:table-cell table:style-name="ce3" office:value-type="string">
            <text:p>-45.0<text:span text:style-name="T1">( 96)</text:span></text:p>
          </table:table-cell>
          <table:table-cell table:style-name="ce3" office:value-type="string">
            <text:p>-41.9<text:span text:style-name="T1">(100)</text:span></text:p>
          </table:table-cell>
          <table:table-cell table:style-name="ce3" office:value-type="string">
            <text:p>-38.4<text:span text:style-name="T1">(100)</text:span></text:p>
          </table:table-cell>
          <table:table-cell table:style-name="ce3" office:value-type="string">
            <text:p>-35.0<text:span text:style-name="T1">( 93)</text:span></text:p>
          </table:table-cell>
          <table:table-cell table:style-name="ce3" office:value-type="float" office:value="1971">
            <text:p>1971</text:p>
          </table:table-cell>
          <table:table-cell table:formula="of:=VALUE(LEFT([.B16];5))" office:value-type="float" office:value="-32.4">
            <text:p>-32.4</text:p>
          </table:table-cell>
          <table:table-cell table:formula="of:=VALUE(LEFT([.C16];5))" office:value-type="float" office:value="-36.8">
            <text:p>-36.8</text:p>
          </table:table-cell>
          <table:table-cell table:formula="of:=VALUE(LEFT([.D16];5))" office:value-type="float" office:value="-39.9">
            <text:p>-39.9</text:p>
          </table:table-cell>
          <table:table-cell table:formula="of:=VALUE(LEFT([.E16];5))" office:value-type="float" office:value="-40.6">
            <text:p>-40.6</text:p>
          </table:table-cell>
          <table:table-cell table:formula="of:=VALUE(LEFT([.F16];5))" office:value-type="float" office:value="-42">
            <text:p>-42</text:p>
          </table:table-cell>
          <table:table-cell table:formula="of:=VALUE(LEFT([.G16];5))" office:value-type="float" office:value="-45.1">
            <text:p>-45.1</text:p>
          </table:table-cell>
          <table:table-cell table:formula="of:=VALUE(LEFT([.H16];5))" office:value-type="float" office:value="-45.8">
            <text:p>-45.8</text:p>
          </table:table-cell>
          <table:table-cell table:formula="of:=VALUE(LEFT([.I16];5))" office:value-type="float" office:value="-44.4">
            <text:p>-44.4</text:p>
          </table:table-cell>
          <table:table-cell table:formula="of:=VALUE(LEFT([.J16];5))" office:value-type="float" office:value="-45">
            <text:p>-45</text:p>
          </table:table-cell>
          <table:table-cell table:formula="of:=VALUE(LEFT([.K16];5))" office:value-type="float" office:value="-41.9">
            <text:p>-41.9</text:p>
          </table:table-cell>
          <table:table-cell table:formula="of:=VALUE(LEFT([.L16];5))" office:value-type="float" office:value="-38.4">
            <text:p>-38.4</text:p>
          </table:table-cell>
          <table:table-cell table:formula="of:=VALUE(LEFT([.M16];5))" office:value-type="float" office:value="-35">
            <text:p>-35</text:p>
          </table:table-cell>
          <table:table-cell table:number-columns-repeated="998"/>
        </table:table-row>
        <table:table-row table:style-name="ro4">
          <table:table-cell table:style-name="ce3" office:value-type="float" office:value="1972">
            <text:p>1972</text:p>
          </table:table-cell>
          <table:table-cell table:style-name="ce3" office:value-type="string">
            <text:p>-34.2<text:span text:style-name="T1">( 96)</text:span></text:p>
          </table:table-cell>
          <table:table-cell table:style-name="ce3" office:value-type="string">
            <text:p>-37.4<text:span text:style-name="T1">( 96)</text:span></text:p>
          </table:table-cell>
          <table:table-cell table:style-name="ce3" office:value-type="string">
            <text:p>-40.3<text:span text:style-name="T1">(100)</text:span></text:p>
          </table:table-cell>
          <table:table-cell table:style-name="ce3" office:value-type="string">
            <text:p>-42.9<text:span text:style-name="T1">( 93)</text:span></text:p>
          </table:table-cell>
          <table:table-cell table:style-name="ce3" office:value-type="string">
            <text:p>-42.4<text:span text:style-name="T1">( 87)</text:span></text:p>
          </table:table-cell>
          <table:table-cell table:style-name="ce3" office:value-type="string">
            <text:p>-43.1<text:span text:style-name="T1">(100)</text:span></text:p>
          </table:table-cell>
          <table:table-cell table:style-name="ce3" office:value-type="string">
            <text:p>-44.6<text:span text:style-name="T1">(100)</text:span></text:p>
          </table:table-cell>
          <table:table-cell table:style-name="ce3" office:value-type="string">
            <text:p>-42.8<text:span text:style-name="T1">(100)</text:span></text:p>
          </table:table-cell>
          <table:table-cell table:style-name="ce3" office:value-type="string">
            <text:p>-44.1<text:span text:style-name="T1">( 96)</text:span></text:p>
          </table:table-cell>
          <table:table-cell table:style-name="ce3" office:value-type="string">
            <text:p>-41.9<text:span text:style-name="T1">( 96)</text:span></text:p>
          </table:table-cell>
          <table:table-cell table:style-name="ce3" office:value-type="string">
            <text:p>-38.7<text:span text:style-name="T1">( 93)</text:span></text:p>
          </table:table-cell>
          <table:table-cell table:style-name="ce3" office:value-type="string">
            <text:p>-36.8<text:span text:style-name="T1">( 93)</text:span></text:p>
          </table:table-cell>
          <table:table-cell table:style-name="ce3" office:value-type="float" office:value="1972">
            <text:p>1972</text:p>
          </table:table-cell>
          <table:table-cell table:formula="of:=VALUE(LEFT([.B17];5))" office:value-type="float" office:value="-34.2">
            <text:p>-34.2</text:p>
          </table:table-cell>
          <table:table-cell table:formula="of:=VALUE(LEFT([.C17];5))" office:value-type="float" office:value="-37.4">
            <text:p>-37.4</text:p>
          </table:table-cell>
          <table:table-cell table:formula="of:=VALUE(LEFT([.D17];5))" office:value-type="float" office:value="-40.3">
            <text:p>-40.3</text:p>
          </table:table-cell>
          <table:table-cell table:formula="of:=VALUE(LEFT([.E17];5))" office:value-type="float" office:value="-42.9">
            <text:p>-42.9</text:p>
          </table:table-cell>
          <table:table-cell table:formula="of:=VALUE(LEFT([.F17];5))" office:value-type="float" office:value="-42.4">
            <text:p>-42.4</text:p>
          </table:table-cell>
          <table:table-cell table:formula="of:=VALUE(LEFT([.G17];5))" office:value-type="float" office:value="-43.1">
            <text:p>-43.1</text:p>
          </table:table-cell>
          <table:table-cell table:formula="of:=VALUE(LEFT([.H17];5))" office:value-type="float" office:value="-44.6">
            <text:p>-44.6</text:p>
          </table:table-cell>
          <table:table-cell table:formula="of:=VALUE(LEFT([.I17];5))" office:value-type="float" office:value="-42.8">
            <text:p>-42.8</text:p>
          </table:table-cell>
          <table:table-cell table:formula="of:=VALUE(LEFT([.J17];5))" office:value-type="float" office:value="-44.1">
            <text:p>-44.1</text:p>
          </table:table-cell>
          <table:table-cell table:formula="of:=VALUE(LEFT([.K17];5))" office:value-type="float" office:value="-41.9">
            <text:p>-41.9</text:p>
          </table:table-cell>
          <table:table-cell table:formula="of:=VALUE(LEFT([.L17];5))" office:value-type="float" office:value="-38.7">
            <text:p>-38.7</text:p>
          </table:table-cell>
          <table:table-cell table:formula="of:=VALUE(LEFT([.M17];5))" office:value-type="float" office:value="-36.8">
            <text:p>-36.8</text:p>
          </table:table-cell>
          <table:table-cell table:number-columns-repeated="998"/>
        </table:table-row>
        <table:table-row table:style-name="ro1">
          <table:table-cell table:style-name="ce3" office:value-type="float" office:value="1973">
            <text:p>1973</text:p>
          </table:table-cell>
          <table:table-cell table:style-name="ce3" office:value-type="string">
            <text:p>-35.1<text:span text:style-name="T1">( 93)</text:span></text:p>
          </table:table-cell>
          <table:table-cell table:style-name="ce3" office:value-type="string">
            <text:p>-40.1<text:span text:style-name="T1">( 96)</text:span></text:p>
          </table:table-cell>
          <table:table-cell table:style-name="ce3" office:value-type="string">
            <text:p>-42.0<text:span text:style-name="T1">( 80)</text:span></text:p>
          </table:table-cell>
          <table:table-cell table:style-name="ce3" office:value-type="string">
            <text:p>-43.4<text:span text:style-name="T1">( 83)</text:span></text:p>
          </table:table-cell>
          <table:table-cell table:style-name="ce3" office:value-type="string">
            <text:p>-42.0<text:span text:style-name="T1">( 90)</text:span></text:p>
          </table:table-cell>
          <table:table-cell table:style-name="ce3" office:value-type="string">
            <text:p>-45.6<text:span text:style-name="T1">( 86)</text:span></text:p>
          </table:table-cell>
          <table:table-cell table:style-name="ce3" office:value-type="string">
            <text:p>-44.9<text:span text:style-name="T1">( 93)</text:span></text:p>
          </table:table-cell>
          <table:table-cell table:style-name="ce3" office:value-type="string">
            <text:p>-44.7<text:span text:style-name="T1">( 93)</text:span></text:p>
          </table:table-cell>
          <table:table-cell table:style-name="ce3" office:value-type="string">
            <text:p>-43.8<text:span text:style-name="T1">( 90)</text:span></text:p>
          </table:table-cell>
          <table:table-cell table:style-name="ce3" office:value-type="string">
            <text:p>-41.4<text:span text:style-name="T1">( 83)</text:span></text:p>
          </table:table-cell>
          <table:table-cell table:style-name="ce3" office:value-type="string">
            <text:p>-37.4<text:span text:style-name="T1">( 90)</text:span></text:p>
          </table:table-cell>
          <table:table-cell table:style-name="ce3" office:value-type="string">
            <text:p>-38.6<text:span text:style-name="T1">( 90)</text:span></text:p>
          </table:table-cell>
          <table:table-cell table:style-name="ce3" office:value-type="float" office:value="1973">
            <text:p>1973</text:p>
          </table:table-cell>
          <table:table-cell table:formula="of:=VALUE(LEFT([.B18];5))" office:value-type="float" office:value="-35.1">
            <text:p>-35.1</text:p>
          </table:table-cell>
          <table:table-cell table:formula="of:=VALUE(LEFT([.C18];5))" office:value-type="float" office:value="-40.1">
            <text:p>-40.1</text:p>
          </table:table-cell>
          <table:table-cell table:formula="of:=VALUE(LEFT([.D18];5))" office:value-type="float" office:value="-42">
            <text:p>-42</text:p>
          </table:table-cell>
          <table:table-cell table:formula="of:=VALUE(LEFT([.E18];5))" office:value-type="float" office:value="-43.4">
            <text:p>-43.4</text:p>
          </table:table-cell>
          <table:table-cell table:formula="of:=VALUE(LEFT([.F18];5))" office:value-type="float" office:value="-42">
            <text:p>-42</text:p>
          </table:table-cell>
          <table:table-cell table:formula="of:=VALUE(LEFT([.G18];5))" office:value-type="float" office:value="-45.6">
            <text:p>-45.6</text:p>
          </table:table-cell>
          <table:table-cell table:formula="of:=VALUE(LEFT([.H18];5))" office:value-type="float" office:value="-44.9">
            <text:p>-44.9</text:p>
          </table:table-cell>
          <table:table-cell table:formula="of:=VALUE(LEFT([.I18];5))" office:value-type="float" office:value="-44.7">
            <text:p>-44.7</text:p>
          </table:table-cell>
          <table:table-cell table:formula="of:=VALUE(LEFT([.J18];5))" office:value-type="float" office:value="-43.8">
            <text:p>-43.8</text:p>
          </table:table-cell>
          <table:table-cell table:formula="of:=VALUE(LEFT([.K18];5))" office:value-type="float" office:value="-41.4">
            <text:p>-41.4</text:p>
          </table:table-cell>
          <table:table-cell table:formula="of:=VALUE(LEFT([.L18];5))" office:value-type="float" office:value="-37.4">
            <text:p>-37.4</text:p>
          </table:table-cell>
          <table:table-cell table:formula="of:=VALUE(LEFT([.M18];5))" office:value-type="float" office:value="-38.6">
            <text:p>-38.6</text:p>
          </table:table-cell>
          <table:table-cell table:number-columns-repeated="998"/>
        </table:table-row>
        <table:table-row table:style-name="ro4">
          <table:table-cell table:style-name="ce3" office:value-type="float" office:value="1974">
            <text:p>1974</text:p>
          </table:table-cell>
          <table:table-cell table:style-name="ce3" office:value-type="string">
            <text:p>-34.9<text:span text:style-name="T1">( 96)</text:span></text:p>
          </table:table-cell>
          <table:table-cell table:style-name="ce3" office:value-type="string">
            <text:p>-38.0<text:span text:style-name="T1">( 96)</text:span></text:p>
          </table:table-cell>
          <table:table-cell table:style-name="ce3" office:value-type="string">
            <text:p>-40.7<text:span text:style-name="T1">( 96)</text:span></text:p>
          </table:table-cell>
          <table:table-cell table:style-name="ce3" office:value-type="string">
            <text:p>-42.3<text:span text:style-name="T1">( 96)</text:span></text:p>
          </table:table-cell>
          <table:table-cell table:style-name="ce3" office:value-type="string">
            <text:p>-44.2<text:span text:style-name="T1">( 96)</text:span></text:p>
          </table:table-cell>
          <table:table-cell table:style-name="ce3" office:value-type="string">
            <text:p>-41.1<text:span text:style-name="T1">( 93)</text:span></text:p>
          </table:table-cell>
          <table:table-cell table:style-name="ce3" office:value-type="string">
            <text:p>-44.5<text:span text:style-name="T1">(100)</text:span></text:p>
          </table:table-cell>
          <table:table-cell table:style-name="ce3" office:value-type="string">
            <text:p>-44.6<text:span text:style-name="T1">( 96)</text:span></text:p>
          </table:table-cell>
          <table:table-cell table:style-name="ce3" office:value-type="string">
            <text:p>-44.4<text:span text:style-name="T1">(100)</text:span></text:p>
          </table:table-cell>
          <table:table-cell table:style-name="ce3" office:value-type="string">
            <text:p>-41.8<text:span text:style-name="T1">(100)</text:span></text:p>
          </table:table-cell>
          <table:table-cell table:style-name="ce3" office:value-type="string">
            <text:p>-38.1<text:span text:style-name="T1">(100)</text:span></text:p>
          </table:table-cell>
          <table:table-cell table:style-name="ce3" office:value-type="string">
            <text:p>-34.6<text:span text:style-name="T1">( 61)</text:span></text:p>
          </table:table-cell>
          <table:table-cell table:style-name="ce3" office:value-type="float" office:value="1974">
            <text:p>1974</text:p>
          </table:table-cell>
          <table:table-cell table:formula="of:=VALUE(LEFT([.B19];5))" office:value-type="float" office:value="-34.9">
            <text:p>-34.9</text:p>
          </table:table-cell>
          <table:table-cell table:formula="of:=VALUE(LEFT([.C19];5))" office:value-type="float" office:value="-38">
            <text:p>-38</text:p>
          </table:table-cell>
          <table:table-cell table:formula="of:=VALUE(LEFT([.D19];5))" office:value-type="float" office:value="-40.7">
            <text:p>-40.7</text:p>
          </table:table-cell>
          <table:table-cell table:formula="of:=VALUE(LEFT([.E19];5))" office:value-type="float" office:value="-42.3">
            <text:p>-42.3</text:p>
          </table:table-cell>
          <table:table-cell table:formula="of:=VALUE(LEFT([.F19];5))" office:value-type="float" office:value="-44.2">
            <text:p>-44.2</text:p>
          </table:table-cell>
          <table:table-cell table:formula="of:=VALUE(LEFT([.G19];5))" office:value-type="float" office:value="-41.1">
            <text:p>-41.1</text:p>
          </table:table-cell>
          <table:table-cell table:formula="of:=VALUE(LEFT([.H19];5))" office:value-type="float" office:value="-44.5">
            <text:p>-44.5</text:p>
          </table:table-cell>
          <table:table-cell table:formula="of:=VALUE(LEFT([.I19];5))" office:value-type="float" office:value="-44.6">
            <text:p>-44.6</text:p>
          </table:table-cell>
          <table:table-cell table:formula="of:=VALUE(LEFT([.J19];5))" office:value-type="float" office:value="-44.4">
            <text:p>-44.4</text:p>
          </table:table-cell>
          <table:table-cell table:formula="of:=VALUE(LEFT([.K19];5))" office:value-type="float" office:value="-41.8">
            <text:p>-41.8</text:p>
          </table:table-cell>
          <table:table-cell table:formula="of:=VALUE(LEFT([.L19];5))" office:value-type="float" office:value="-38.1">
            <text:p>-38.1</text:p>
          </table:table-cell>
          <table:table-cell table:formula="of:=VALUE(LEFT([.M19];5))" office:value-type="float" office:value="-34.6">
            <text:p>-34.6</text:p>
          </table:table-cell>
          <table:table-cell table:number-columns-repeated="998"/>
        </table:table-row>
        <table:table-row table:style-name="ro4">
          <table:table-cell table:style-name="ce3" office:value-type="float" office:value="1975">
            <text:p>1975</text:p>
          </table:table-cell>
          <table:table-cell table:style-name="ce3" office:value-type="string">
            <text:p>-35.8<text:span text:style-name="T1">(100)</text:span></text:p>
          </table:table-cell>
          <table:table-cell table:style-name="ce3" office:value-type="string">
            <text:p>-35.7<text:span text:style-name="T1">(100)</text:span></text:p>
          </table:table-cell>
          <table:table-cell table:style-name="ce3" office:value-type="string">
            <text:p>-39.4<text:span text:style-name="T1">(100)</text:span></text:p>
          </table:table-cell>
          <table:table-cell table:style-name="ce3" office:value-type="string">
            <text:p>-42.3<text:span text:style-name="T1">(100)</text:span></text:p>
          </table:table-cell>
          <table:table-cell table:style-name="ce3" office:value-type="string">
            <text:p>-42.7<text:span text:style-name="T1">(100)</text:span></text:p>
          </table:table-cell>
          <table:table-cell table:style-name="ce3" office:value-type="string">
            <text:p>-45.3<text:span text:style-name="T1">(100)</text:span></text:p>
          </table:table-cell>
          <table:table-cell table:style-name="ce3" office:value-type="string">
            <text:p>-47.5<text:span text:style-name="T1">(100)</text:span></text:p>
          </table:table-cell>
          <table:table-cell table:style-name="ce3" office:value-type="string">
            <text:p>-45.9<text:span text:style-name="T1">(100)</text:span></text:p>
          </table:table-cell>
          <table:table-cell table:style-name="ce3" office:value-type="string">
            <text:p>-44.6<text:span text:style-name="T1">(100)</text:span></text:p>
          </table:table-cell>
          <table:table-cell table:style-name="ce3" office:value-type="string">
            <text:p>-43.0<text:span text:style-name="T1">(100)</text:span></text:p>
          </table:table-cell>
          <table:table-cell table:style-name="ce3" office:value-type="string">
            <text:p>-39.4<text:span text:style-name="T1">( 93)</text:span></text:p>
          </table:table-cell>
          <table:table-cell table:style-name="ce3" office:value-type="string">
            <text:p>-35.1<text:span text:style-name="T1">( 90)</text:span></text:p>
          </table:table-cell>
          <table:table-cell table:style-name="ce3" office:value-type="float" office:value="1975">
            <text:p>1975</text:p>
          </table:table-cell>
          <table:table-cell table:formula="of:=VALUE(LEFT([.B20];5))" office:value-type="float" office:value="-35.8">
            <text:p>-35.8</text:p>
          </table:table-cell>
          <table:table-cell table:formula="of:=VALUE(LEFT([.C20];5))" office:value-type="float" office:value="-35.7">
            <text:p>-35.7</text:p>
          </table:table-cell>
          <table:table-cell table:formula="of:=VALUE(LEFT([.D20];5))" office:value-type="float" office:value="-39.4">
            <text:p>-39.4</text:p>
          </table:table-cell>
          <table:table-cell table:formula="of:=VALUE(LEFT([.E20];5))" office:value-type="float" office:value="-42.3">
            <text:p>-42.3</text:p>
          </table:table-cell>
          <table:table-cell table:formula="of:=VALUE(LEFT([.F20];5))" office:value-type="float" office:value="-42.7">
            <text:p>-42.7</text:p>
          </table:table-cell>
          <table:table-cell table:formula="of:=VALUE(LEFT([.G20];5))" office:value-type="float" office:value="-45.3">
            <text:p>-45.3</text:p>
          </table:table-cell>
          <table:table-cell table:formula="of:=VALUE(LEFT([.H20];5))" office:value-type="float" office:value="-47.5">
            <text:p>-47.5</text:p>
          </table:table-cell>
          <table:table-cell table:formula="of:=VALUE(LEFT([.I20];5))" office:value-type="float" office:value="-45.9">
            <text:p>-45.9</text:p>
          </table:table-cell>
          <table:table-cell table:formula="of:=VALUE(LEFT([.J20];5))" office:value-type="float" office:value="-44.6">
            <text:p>-44.6</text:p>
          </table:table-cell>
          <table:table-cell table:formula="of:=VALUE(LEFT([.K20];5))" office:value-type="float" office:value="-43">
            <text:p>-43</text:p>
          </table:table-cell>
          <table:table-cell table:formula="of:=VALUE(LEFT([.L20];5))" office:value-type="float" office:value="-39.4">
            <text:p>-39.4</text:p>
          </table:table-cell>
          <table:table-cell table:formula="of:=VALUE(LEFT([.M20];5))" office:value-type="float" office:value="-35.1">
            <text:p>-35.1</text:p>
          </table:table-cell>
          <table:table-cell table:number-columns-repeated="998"/>
        </table:table-row>
        <table:table-row table:style-name="ro4">
          <table:table-cell table:style-name="ce3" office:value-type="float" office:value="1976">
            <text:p>1976</text:p>
          </table:table-cell>
          <table:table-cell table:style-name="ce3" office:value-type="string">
            <text:p>-34.4<text:span text:style-name="T1">(100)</text:span></text:p>
          </table:table-cell>
          <table:table-cell table:style-name="ce3" office:value-type="string">
            <text:p>-36.8<text:span text:style-name="T1">(100)</text:span></text:p>
          </table:table-cell>
          <table:table-cell table:style-name="ce3" office:value-type="string">
            <text:p>-40.0<text:span text:style-name="T1">(100)</text:span></text:p>
          </table:table-cell>
          <table:table-cell table:style-name="ce3" office:value-type="string">
            <text:p>-43.7<text:span text:style-name="T1">(100)</text:span></text:p>
          </table:table-cell>
          <table:table-cell table:style-name="ce3" office:value-type="string">
            <text:p>-44.0<text:span text:style-name="T1">(100)</text:span></text:p>
          </table:table-cell>
          <table:table-cell table:style-name="ce3" office:value-type="string">
            <text:p>-44.2<text:span text:style-name="T1">(100)</text:span></text:p>
          </table:table-cell>
          <table:table-cell table:style-name="ce3" office:value-type="string">
            <text:p>-45.2<text:span text:style-name="T1">(100)</text:span></text:p>
          </table:table-cell>
          <table:table-cell table:style-name="ce3" office:value-type="string">
            <text:p>-45.5<text:span text:style-name="T1">(100)</text:span></text:p>
          </table:table-cell>
          <table:table-cell table:style-name="ce3" office:value-type="string">
            <text:p>-44.2<text:span text:style-name="T1">(100)</text:span></text:p>
          </table:table-cell>
          <table:table-cell table:style-name="ce3" office:value-type="string">
            <text:p>-45.9<text:span text:style-name="T1">( 96)</text:span></text:p>
          </table:table-cell>
          <table:table-cell table:style-name="ce3" office:value-type="string">
            <text:p>-40.2<text:span text:style-name="T1">( 73)</text:span></text:p>
          </table:table-cell>
          <table:table-cell table:style-name="ce3" office:value-type="string">
            <text:p>-34.4<text:span text:style-name="T1">(100)</text:span></text:p>
          </table:table-cell>
          <table:table-cell table:style-name="ce3" office:value-type="float" office:value="1976">
            <text:p>1976</text:p>
          </table:table-cell>
          <table:table-cell table:formula="of:=VALUE(LEFT([.B21];5))" office:value-type="float" office:value="-34.4">
            <text:p>-34.4</text:p>
          </table:table-cell>
          <table:table-cell table:formula="of:=VALUE(LEFT([.C21];5))" office:value-type="float" office:value="-36.8">
            <text:p>-36.8</text:p>
          </table:table-cell>
          <table:table-cell table:formula="of:=VALUE(LEFT([.D21];5))" office:value-type="float" office:value="-40">
            <text:p>-40</text:p>
          </table:table-cell>
          <table:table-cell table:formula="of:=VALUE(LEFT([.E21];5))" office:value-type="float" office:value="-43.7">
            <text:p>-43.7</text:p>
          </table:table-cell>
          <table:table-cell table:formula="of:=VALUE(LEFT([.F21];5))" office:value-type="float" office:value="-44">
            <text:p>-44</text:p>
          </table:table-cell>
          <table:table-cell table:formula="of:=VALUE(LEFT([.G21];5))" office:value-type="float" office:value="-44.2">
            <text:p>-44.2</text:p>
          </table:table-cell>
          <table:table-cell table:formula="of:=VALUE(LEFT([.H21];5))" office:value-type="float" office:value="-45.2">
            <text:p>-45.2</text:p>
          </table:table-cell>
          <table:table-cell table:formula="of:=VALUE(LEFT([.I21];5))" office:value-type="float" office:value="-45.5">
            <text:p>-45.5</text:p>
          </table:table-cell>
          <table:table-cell table:formula="of:=VALUE(LEFT([.J21];5))" office:value-type="float" office:value="-44.2">
            <text:p>-44.2</text:p>
          </table:table-cell>
          <table:table-cell table:formula="of:=VALUE(LEFT([.K21];5))" office:value-type="float" office:value="-45.9">
            <text:p>-45.9</text:p>
          </table:table-cell>
          <table:table-cell table:formula="of:=VALUE(LEFT([.L21];5))" office:value-type="float" office:value="-40.2">
            <text:p>-40.2</text:p>
          </table:table-cell>
          <table:table-cell table:formula="of:=VALUE(LEFT([.M21];5))" office:value-type="float" office:value="-34.4">
            <text:p>-34.4</text:p>
          </table:table-cell>
          <table:table-cell table:number-columns-repeated="998"/>
        </table:table-row>
        <table:table-row table:style-name="ro4">
          <table:table-cell table:style-name="ce3" office:value-type="float" office:value="1977">
            <text:p>1977</text:p>
          </table:table-cell>
          <table:table-cell table:style-name="ce3" office:value-type="string">
            <text:p>-32.2<text:span text:style-name="T1">(100)</text:span></text:p>
          </table:table-cell>
          <table:table-cell table:style-name="ce3" office:value-type="string">
            <text:p>-38.3<text:span text:style-name="T1">(100)</text:span></text:p>
          </table:table-cell>
          <table:table-cell table:style-name="ce3" office:value-type="string">
            <text:p>-40.5<text:span text:style-name="T1">(100)</text:span></text:p>
          </table:table-cell>
          <table:table-cell table:style-name="ce3" office:value-type="string">
            <text:p>-42.7<text:span text:style-name="T1">(100)</text:span></text:p>
          </table:table-cell>
          <table:table-cell table:style-name="ce3" office:value-type="string">
            <text:p>-40.7<text:span text:style-name="T1">(100)</text:span></text:p>
          </table:table-cell>
          <table:table-cell table:style-name="ce3" office:value-type="string">
            <text:p>-43.1<text:span text:style-name="T1">( 96)</text:span></text:p>
          </table:table-cell>
          <table:table-cell table:style-name="ce3" office:value-type="string">
            <text:p>-44.5<text:span text:style-name="T1">( 96)</text:span></text:p>
          </table:table-cell>
          <table:table-cell table:style-name="ce3" office:value-type="string">
            <text:p>-44.4<text:span text:style-name="T1">(100)</text:span></text:p>
          </table:table-cell>
          <table:table-cell table:style-name="ce3" office:value-type="string">
            <text:p>-46.6<text:span text:style-name="T1">(100)</text:span></text:p>
          </table:table-cell>
          <table:table-cell table:style-name="ce3" office:value-type="string">
            <text:p>-43.9<text:span text:style-name="T1">(100)</text:span></text:p>
          </table:table-cell>
          <table:table-cell table:style-name="ce3" office:value-type="string">
            <text:p>-41.2<text:span text:style-name="T1">(100)</text:span></text:p>
          </table:table-cell>
          <table:table-cell table:style-name="ce3" office:value-type="string">
            <text:p>-38.2<text:span text:style-name="T1">(100)</text:span></text:p>
          </table:table-cell>
          <table:table-cell table:style-name="ce3" office:value-type="float" office:value="1977">
            <text:p>1977</text:p>
          </table:table-cell>
          <table:table-cell table:formula="of:=VALUE(LEFT([.B22];5))" office:value-type="float" office:value="-32.2">
            <text:p>-32.2</text:p>
          </table:table-cell>
          <table:table-cell table:formula="of:=VALUE(LEFT([.C22];5))" office:value-type="float" office:value="-38.3">
            <text:p>-38.3</text:p>
          </table:table-cell>
          <table:table-cell table:formula="of:=VALUE(LEFT([.D22];5))" office:value-type="float" office:value="-40.5">
            <text:p>-40.5</text:p>
          </table:table-cell>
          <table:table-cell table:formula="of:=VALUE(LEFT([.E22];5))" office:value-type="float" office:value="-42.7">
            <text:p>-42.7</text:p>
          </table:table-cell>
          <table:table-cell table:formula="of:=VALUE(LEFT([.F22];5))" office:value-type="float" office:value="-40.7">
            <text:p>-40.7</text:p>
          </table:table-cell>
          <table:table-cell table:formula="of:=VALUE(LEFT([.G22];5))" office:value-type="float" office:value="-43.1">
            <text:p>-43.1</text:p>
          </table:table-cell>
          <table:table-cell table:formula="of:=VALUE(LEFT([.H22];5))" office:value-type="float" office:value="-44.5">
            <text:p>-44.5</text:p>
          </table:table-cell>
          <table:table-cell table:formula="of:=VALUE(LEFT([.I22];5))" office:value-type="float" office:value="-44.4">
            <text:p>-44.4</text:p>
          </table:table-cell>
          <table:table-cell table:formula="of:=VALUE(LEFT([.J22];5))" office:value-type="float" office:value="-46.6">
            <text:p>-46.6</text:p>
          </table:table-cell>
          <table:table-cell table:formula="of:=VALUE(LEFT([.K22];5))" office:value-type="float" office:value="-43.9">
            <text:p>-43.9</text:p>
          </table:table-cell>
          <table:table-cell table:formula="of:=VALUE(LEFT([.L22];5))" office:value-type="float" office:value="-41.2">
            <text:p>-41.2</text:p>
          </table:table-cell>
          <table:table-cell table:formula="of:=VALUE(LEFT([.M22];5))" office:value-type="float" office:value="-38.2">
            <text:p>-38.2</text:p>
          </table:table-cell>
          <table:table-cell table:number-columns-repeated="998"/>
        </table:table-row>
        <table:table-row table:style-name="ro4">
          <table:table-cell table:style-name="ce3" office:value-type="float" office:value="1978">
            <text:p>1978</text:p>
          </table:table-cell>
          <table:table-cell table:style-name="ce3" office:value-type="string">
            <text:p>-36.6<text:span text:style-name="T1">(100)</text:span></text:p>
          </table:table-cell>
          <table:table-cell table:style-name="ce3" office:value-type="string">
            <text:p>-36.8<text:span text:style-name="T1">(100)</text:span></text:p>
          </table:table-cell>
          <table:table-cell table:style-name="ce3" office:value-type="string">
            <text:p>-40.5<text:span text:style-name="T1">(100)</text:span></text:p>
          </table:table-cell>
          <table:table-cell table:style-name="ce3" office:value-type="string">
            <text:p>-40.7<text:span text:style-name="T1">(100)</text:span></text:p>
          </table:table-cell>
          <table:table-cell table:style-name="ce3" office:value-type="string">
            <text:p>-42.6<text:span text:style-name="T1">(100)</text:span></text:p>
          </table:table-cell>
          <table:table-cell table:style-name="ce3" office:value-type="string">
            <text:p>-43.9<text:span text:style-name="T1">(100)</text:span></text:p>
          </table:table-cell>
          <table:table-cell table:style-name="ce3" office:value-type="string">
            <text:p>-44.9<text:span text:style-name="T1">(100)</text:span></text:p>
          </table:table-cell>
          <table:table-cell table:style-name="ce3" office:value-type="string">
            <text:p>-47.0<text:span text:style-name="T1">(100)</text:span></text:p>
          </table:table-cell>
          <table:table-cell table:style-name="ce3" office:value-type="string">
            <text:p>-42.2<text:span text:style-name="T1">(100)</text:span></text:p>
          </table:table-cell>
          <table:table-cell table:style-name="ce3" office:value-type="string">
            <text:p>-41.6<text:span text:style-name="T1">(100)</text:span></text:p>
          </table:table-cell>
          <table:table-cell table:style-name="ce3" office:value-type="string">
            <text:p>-38.1<text:span text:style-name="T1">(100)</text:span></text:p>
          </table:table-cell>
          <table:table-cell table:style-name="ce3" office:value-type="string">
            <text:p>-35.4<text:span text:style-name="T1">(100)</text:span></text:p>
          </table:table-cell>
          <table:table-cell table:style-name="ce3" office:value-type="float" office:value="1978">
            <text:p>1978</text:p>
          </table:table-cell>
          <table:table-cell table:formula="of:=VALUE(LEFT([.B23];5))" office:value-type="float" office:value="-36.6">
            <text:p>-36.6</text:p>
          </table:table-cell>
          <table:table-cell table:formula="of:=VALUE(LEFT([.C23];5))" office:value-type="float" office:value="-36.8">
            <text:p>-36.8</text:p>
          </table:table-cell>
          <table:table-cell table:formula="of:=VALUE(LEFT([.D23];5))" office:value-type="float" office:value="-40.5">
            <text:p>-40.5</text:p>
          </table:table-cell>
          <table:table-cell table:formula="of:=VALUE(LEFT([.E23];5))" office:value-type="float" office:value="-40.7">
            <text:p>-40.7</text:p>
          </table:table-cell>
          <table:table-cell table:formula="of:=VALUE(LEFT([.F23];5))" office:value-type="float" office:value="-42.6">
            <text:p>-42.6</text:p>
          </table:table-cell>
          <table:table-cell table:formula="of:=VALUE(LEFT([.G23];5))" office:value-type="float" office:value="-43.9">
            <text:p>-43.9</text:p>
          </table:table-cell>
          <table:table-cell table:formula="of:=VALUE(LEFT([.H23];5))" office:value-type="float" office:value="-44.9">
            <text:p>-44.9</text:p>
          </table:table-cell>
          <table:table-cell table:formula="of:=VALUE(LEFT([.I23];5))" office:value-type="float" office:value="-47">
            <text:p>-47</text:p>
          </table:table-cell>
          <table:table-cell table:formula="of:=VALUE(LEFT([.J23];5))" office:value-type="float" office:value="-42.2">
            <text:p>-42.2</text:p>
          </table:table-cell>
          <table:table-cell table:formula="of:=VALUE(LEFT([.K23];5))" office:value-type="float" office:value="-41.6">
            <text:p>-41.6</text:p>
          </table:table-cell>
          <table:table-cell table:formula="of:=VALUE(LEFT([.L23];5))" office:value-type="float" office:value="-38.1">
            <text:p>-38.1</text:p>
          </table:table-cell>
          <table:table-cell table:formula="of:=VALUE(LEFT([.M23];5))" office:value-type="float" office:value="-35.4">
            <text:p>-35.4</text:p>
          </table:table-cell>
          <table:table-cell table:number-columns-repeated="998"/>
        </table:table-row>
        <table:table-row table:style-name="ro4">
          <table:table-cell table:style-name="ce3" office:value-type="float" office:value="1979">
            <text:p>1979</text:p>
          </table:table-cell>
          <table:table-cell table:style-name="ce3" office:value-type="string">
            <text:p>-33.0<text:span text:style-name="T1">(100)</text:span></text:p>
          </table:table-cell>
          <table:table-cell table:style-name="ce3" office:value-type="string">
            <text:p>-36.8<text:span text:style-name="T1">( 60)</text:span></text:p>
          </table:table-cell>
          <table:table-cell table:style-name="ce3" office:value-type="string">
            <text:p>-37.6<text:span text:style-name="T1">( 67)</text:span></text:p>
          </table:table-cell>
          <table:table-cell table:style-name="ce3" office:value-type="string">
            <text:p>-38.1<text:span text:style-name="T1">( 66)</text:span></text:p>
          </table:table-cell>
          <table:table-cell table:style-name="ce3" office:value-type="string">
            <text:p>-43.1<text:span text:style-name="T1">( 77)</text:span></text:p>
          </table:table-cell>
          <table:table-cell table:style-name="ce3" office:value-type="string">
            <text:p>-42.1<text:span text:style-name="T1">( 73)</text:span></text:p>
          </table:table-cell>
          <table:table-cell table:style-name="ce3" office:value-type="string">
            <text:p>-44.8<text:span text:style-name="T1">( 67)</text:span></text:p>
          </table:table-cell>
          <table:table-cell table:style-name="ce3" office:value-type="string">
            <text:p>-46.1<text:span text:style-name="T1">( 77)</text:span></text:p>
          </table:table-cell>
          <table:table-cell table:style-name="ce3" office:value-type="string">
            <text:p>-42.8<text:span text:style-name="T1">( 63)</text:span></text:p>
          </table:table-cell>
          <table:table-cell table:style-name="ce3" office:value-type="string">
            <text:p>-42.8<text:span text:style-name="T1">( 93)</text:span></text:p>
          </table:table-cell>
          <table:table-cell table:style-name="ce3" office:value-type="string">
            <text:p>-38.7<text:span text:style-name="T1">( 83)</text:span></text:p>
          </table:table-cell>
          <table:table-cell table:style-name="ce3" office:value-type="string">
            <text:p>-36.0<text:span text:style-name="T1">( 58)</text:span></text:p>
          </table:table-cell>
          <table:table-cell table:style-name="ce3" office:value-type="float" office:value="1979">
            <text:p>1979</text:p>
          </table:table-cell>
          <table:table-cell table:formula="of:=VALUE(LEFT([.B24];5))" office:value-type="float" office:value="-33">
            <text:p>-33</text:p>
          </table:table-cell>
          <table:table-cell table:formula="of:=VALUE(LEFT([.C24];5))" office:value-type="float" office:value="-36.8">
            <text:p>-36.8</text:p>
          </table:table-cell>
          <table:table-cell table:formula="of:=VALUE(LEFT([.D24];5))" office:value-type="float" office:value="-37.6">
            <text:p>-37.6</text:p>
          </table:table-cell>
          <table:table-cell table:formula="of:=VALUE(LEFT([.E24];5))" office:value-type="float" office:value="-38.1">
            <text:p>-38.1</text:p>
          </table:table-cell>
          <table:table-cell table:formula="of:=VALUE(LEFT([.F24];5))" office:value-type="float" office:value="-43.1">
            <text:p>-43.1</text:p>
          </table:table-cell>
          <table:table-cell table:formula="of:=VALUE(LEFT([.G24];5))" office:value-type="float" office:value="-42.1">
            <text:p>-42.1</text:p>
          </table:table-cell>
          <table:table-cell table:formula="of:=VALUE(LEFT([.H24];5))" office:value-type="float" office:value="-44.8">
            <text:p>-44.8</text:p>
          </table:table-cell>
          <table:table-cell table:formula="of:=VALUE(LEFT([.I24];5))" office:value-type="float" office:value="-46.1">
            <text:p>-46.1</text:p>
          </table:table-cell>
          <table:table-cell table:formula="of:=VALUE(LEFT([.J24];5))" office:value-type="float" office:value="-42.8">
            <text:p>-42.8</text:p>
          </table:table-cell>
          <table:table-cell table:formula="of:=VALUE(LEFT([.K24];5))" office:value-type="float" office:value="-42.8">
            <text:p>-42.8</text:p>
          </table:table-cell>
          <table:table-cell table:formula="of:=VALUE(LEFT([.L24];5))" office:value-type="float" office:value="-38.7">
            <text:p>-38.7</text:p>
          </table:table-cell>
          <table:table-cell table:formula="of:=VALUE(LEFT([.M24];5))" office:value-type="float" office:value="-36">
            <text:p>-36</text:p>
          </table:table-cell>
          <table:table-cell table:number-columns-repeated="998"/>
        </table:table-row>
        <table:table-row table:style-name="ro1">
          <table:table-cell table:style-name="ce3" office:value-type="float" office:value="1980">
            <text:p>1980</text:p>
          </table:table-cell>
          <table:table-cell table:style-name="ce3" office:value-type="string">
            <text:p>-33.9<text:span text:style-name="T1">( 87)</text:span></text:p>
          </table:table-cell>
          <table:table-cell table:style-name="ce3" office:value-type="string">
            <text:p>-36.0<text:span text:style-name="T1">( 75)</text:span></text:p>
          </table:table-cell>
          <table:table-cell table:style-name="ce3" office:value-type="string">
            <text:p>-40.4<text:span text:style-name="T1">( 67)</text:span></text:p>
          </table:table-cell>
          <table:table-cell table:style-name="ce3" office:value-type="string">
            <text:p>-41.0<text:span text:style-name="T1">( 46)</text:span></text:p>
          </table:table-cell>
          <table:table-cell table:style-name="ce3" office:value-type="string">
            <text:p>-41.1<text:span text:style-name="T1">( 70)</text:span></text:p>
          </table:table-cell>
          <table:table-cell table:style-name="ce3" office:value-type="string">
            <text:p>-42.4<text:span text:style-name="T1">( 60)</text:span></text:p>
          </table:table-cell>
          <table:table-cell table:style-name="ce3" office:value-type="string">
            <text:p>-44.0<text:span text:style-name="T1">( 54)</text:span></text:p>
          </table:table-cell>
          <table:table-cell table:style-name="ce3" office:value-type="string">
            <text:p>-42.7<text:span text:style-name="T1">( 77)</text:span></text:p>
          </table:table-cell>
          <table:table-cell table:style-name="ce3" office:value-type="string">
            <text:p>-41.9<text:span text:style-name="T1">( 80)</text:span></text:p>
          </table:table-cell>
          <table:table-cell table:style-name="ce3" office:value-type="string">
            <text:p>-41.7<text:span text:style-name="T1">( 67)</text:span></text:p>
          </table:table-cell>
          <table:table-cell table:style-name="ce3" office:value-type="string">
            <text:p>-36.5<text:span text:style-name="T1">( 40)</text:span></text:p>
          </table:table-cell>
          <table:table-cell table:style-name="ce3" office:value-type="string">
            <text:p>-35.6<text:span text:style-name="T1">( 87)</text:span></text:p>
          </table:table-cell>
          <table:table-cell table:style-name="ce3" office:value-type="float" office:value="1980">
            <text:p>1980</text:p>
          </table:table-cell>
          <table:table-cell table:formula="of:=VALUE(LEFT([.B25];5))" office:value-type="float" office:value="-33.9">
            <text:p>-33.9</text:p>
          </table:table-cell>
          <table:table-cell table:formula="of:=VALUE(LEFT([.C25];5))" office:value-type="float" office:value="-36">
            <text:p>-36</text:p>
          </table:table-cell>
          <table:table-cell table:formula="of:=VALUE(LEFT([.D25];5))" office:value-type="float" office:value="-40.4">
            <text:p>-40.4</text:p>
          </table:table-cell>
          <table:table-cell table:formula="of:=VALUE(LEFT([.E25];5))" office:value-type="float" office:value="-41">
            <text:p>-41</text:p>
          </table:table-cell>
          <table:table-cell table:formula="of:=VALUE(LEFT([.F25];5))" office:value-type="float" office:value="-41.1">
            <text:p>-41.1</text:p>
          </table:table-cell>
          <table:table-cell table:formula="of:=VALUE(LEFT([.G25];5))" office:value-type="float" office:value="-42.4">
            <text:p>-42.4</text:p>
          </table:table-cell>
          <table:table-cell table:formula="of:=VALUE(LEFT([.H25];5))" office:value-type="float" office:value="-44">
            <text:p>-44</text:p>
          </table:table-cell>
          <table:table-cell table:formula="of:=VALUE(LEFT([.I25];5))" office:value-type="float" office:value="-42.7">
            <text:p>-42.7</text:p>
          </table:table-cell>
          <table:table-cell table:formula="of:=VALUE(LEFT([.J25];5))" office:value-type="float" office:value="-41.9">
            <text:p>-41.9</text:p>
          </table:table-cell>
          <table:table-cell table:formula="of:=VALUE(LEFT([.K25];5))" office:value-type="float" office:value="-41.7">
            <text:p>-41.7</text:p>
          </table:table-cell>
          <table:table-cell table:formula="of:=VALUE(LEFT([.L25];5))" office:value-type="float" office:value="-36.5">
            <text:p>-36.5</text:p>
          </table:table-cell>
          <table:table-cell table:formula="of:=VALUE(LEFT([.M25];5))" office:value-type="float" office:value="-35.6">
            <text:p>-35.6</text:p>
          </table:table-cell>
          <table:table-cell table:number-columns-repeated="998"/>
        </table:table-row>
        <table:table-row table:style-name="ro1">
          <table:table-cell table:style-name="ce3" office:value-type="float" office:value="1981">
            <text:p>1981</text:p>
          </table:table-cell>
          <table:table-cell table:style-name="ce3" office:value-type="string">
            <text:p>-33.8<text:span text:style-name="T1">( 96)</text:span></text:p>
          </table:table-cell>
          <table:table-cell table:style-name="ce3" office:value-type="string">
            <text:p>-35.9<text:span text:style-name="T1">( 82)</text:span></text:p>
          </table:table-cell>
          <table:table-cell table:style-name="ce3" office:value-type="string">
            <text:p>-36.8<text:span text:style-name="T1">( 70)</text:span></text:p>
          </table:table-cell>
          <table:table-cell table:style-name="ce3" office:value-type="string">
            <text:p>-43.0<text:span text:style-name="T1">( 73)</text:span></text:p>
          </table:table-cell>
          <table:table-cell table:style-name="ce3" office:value-type="string">
            <text:p>-40.1<text:span text:style-name="T1">( 58)</text:span></text:p>
          </table:table-cell>
          <table:table-cell table:style-name="ce3" office:value-type="string">
            <text:p>-43.7<text:span text:style-name="T1">( 80)</text:span></text:p>
          </table:table-cell>
          <table:table-cell table:style-name="ce3" office:value-type="string">
            <text:p>-41.8<text:span text:style-name="T1">( 64)</text:span></text:p>
          </table:table-cell>
          <table:table-cell table:style-name="ce3" office:value-type="string">
            <text:p>-42.0<text:span text:style-name="T1">( 67)</text:span></text:p>
          </table:table-cell>
          <table:table-cell table:style-name="ce3" office:value-type="string">
            <text:p>-44.0<text:span text:style-name="T1">( 50)</text:span></text:p>
          </table:table-cell>
          <table:table-cell table:style-name="ce3" office:value-type="string">
            <text:p>-40.3<text:span text:style-name="T1">( 48)</text:span></text:p>
          </table:table-cell>
          <table:table-cell table:style-name="ce3" office:value-type="string">
            <text:p>-39.4<text:span text:style-name="T1">( 63)</text:span></text:p>
          </table:table-cell>
          <table:table-cell table:style-name="ce3" office:value-type="string">
            <text:p>-33.5<text:span text:style-name="T1">( 64)</text:span></text:p>
          </table:table-cell>
          <table:table-cell table:style-name="ce3" office:value-type="float" office:value="1981">
            <text:p>1981</text:p>
          </table:table-cell>
          <table:table-cell table:formula="of:=VALUE(LEFT([.B26];5))" office:value-type="float" office:value="-33.8">
            <text:p>-33.8</text:p>
          </table:table-cell>
          <table:table-cell table:formula="of:=VALUE(LEFT([.C26];5))" office:value-type="float" office:value="-35.9">
            <text:p>-35.9</text:p>
          </table:table-cell>
          <table:table-cell table:formula="of:=VALUE(LEFT([.D26];5))" office:value-type="float" office:value="-36.8">
            <text:p>-36.8</text:p>
          </table:table-cell>
          <table:table-cell table:formula="of:=VALUE(LEFT([.E26];5))" office:value-type="float" office:value="-43">
            <text:p>-43</text:p>
          </table:table-cell>
          <table:table-cell table:formula="of:=VALUE(LEFT([.F26];5))" office:value-type="float" office:value="-40.1">
            <text:p>-40.1</text:p>
          </table:table-cell>
          <table:table-cell table:formula="of:=VALUE(LEFT([.G26];5))" office:value-type="float" office:value="-43.7">
            <text:p>-43.7</text:p>
          </table:table-cell>
          <table:table-cell table:formula="of:=VALUE(LEFT([.H26];5))" office:value-type="float" office:value="-41.8">
            <text:p>-41.8</text:p>
          </table:table-cell>
          <table:table-cell table:formula="of:=VALUE(LEFT([.I26];5))" office:value-type="float" office:value="-42">
            <text:p>-42</text:p>
          </table:table-cell>
          <table:table-cell table:formula="of:=VALUE(LEFT([.J26];5))" office:value-type="float" office:value="-44">
            <text:p>-44</text:p>
          </table:table-cell>
          <table:table-cell table:formula="of:=VALUE(LEFT([.K26];5))" office:value-type="float" office:value="-40.3">
            <text:p>-40.3</text:p>
          </table:table-cell>
          <table:table-cell table:formula="of:=VALUE(LEFT([.L26];5))" office:value-type="float" office:value="-39.4">
            <text:p>-39.4</text:p>
          </table:table-cell>
          <table:table-cell table:formula="of:=VALUE(LEFT([.M26];5))" office:value-type="float" office:value="-33.5">
            <text:p>-33.5</text:p>
          </table:table-cell>
          <table:table-cell table:number-columns-repeated="998"/>
        </table:table-row>
        <table:table-row table:style-name="ro1">
          <table:table-cell table:style-name="ce3" office:value-type="float" office:value="1982">
            <text:p>1982</text:p>
          </table:table-cell>
          <table:table-cell table:style-name="ce3" office:value-type="string">
            <text:p>-33.9<text:span text:style-name="T1">( 67)</text:span></text:p>
          </table:table-cell>
          <table:table-cell table:style-name="ce5" office:value-type="string">
            <text:p>-36.6<text:span text:style-name="T2">( 21)</text:span></text:p>
          </table:table-cell>
          <table:table-cell table:style-name="ce5" office:value-type="string">
            <text:p>-43.4<text:span text:style-name="T2">( 22)</text:span></text:p>
          </table:table-cell>
          <table:table-cell table:style-name="ce5" office:value-type="string">
            <text:p>-40.2<text:span text:style-name="T2">( 26)</text:span></text:p>
          </table:table-cell>
          <table:table-cell table:style-name="ce5" office:value-type="string">
            <text:p>-42.6<text:span text:style-name="T2">( 25)</text:span></text:p>
          </table:table-cell>
          <table:table-cell table:style-name="ce3" office:value-type="string">
            <text:p>-44.6<text:span text:style-name="T1">( 43)</text:span></text:p>
          </table:table-cell>
          <table:table-cell table:style-name="ce3" office:value-type="string">
            <text:p>-45.8<text:span text:style-name="T1">( 35)</text:span></text:p>
          </table:table-cell>
          <table:table-cell table:style-name="ce3" office:value-type="string">
            <text:p>-44.4<text:span text:style-name="T1">( 32)</text:span></text:p>
          </table:table-cell>
          <table:table-cell table:style-name="ce3" office:value-type="string">
            <text:p>-44.2<text:span text:style-name="T1">( 46)</text:span></text:p>
          </table:table-cell>
          <table:table-cell table:style-name="ce3" office:value-type="string">
            <text:p>-43.7<text:span text:style-name="T1">( 80)</text:span></text:p>
          </table:table-cell>
          <table:table-cell table:style-name="ce3" office:value-type="string">
            <text:p>-34.3<text:span text:style-name="T1">( 33)</text:span></text:p>
          </table:table-cell>
          <table:table-cell table:style-name="ce3" office:value-type="string">
            <text:p>-35.6<text:span text:style-name="T1">( 35)</text:span></text:p>
          </table:table-cell>
          <table:table-cell table:style-name="ce3" office:value-type="float" office:value="1982">
            <text:p>1982</text:p>
          </table:table-cell>
          <table:table-cell table:formula="of:=VALUE(LEFT([.B27];5))" office:value-type="float" office:value="-33.9">
            <text:p>-33.9</text:p>
          </table:table-cell>
          <table:table-cell table:formula="of:=VALUE(LEFT([.C27];5))" office:value-type="float" office:value="-36.6">
            <text:p>-36.6</text:p>
          </table:table-cell>
          <table:table-cell table:formula="of:=VALUE(LEFT([.D27];5))" office:value-type="float" office:value="-43.4">
            <text:p>-43.4</text:p>
          </table:table-cell>
          <table:table-cell table:formula="of:=VALUE(LEFT([.E27];5))" office:value-type="float" office:value="-40.2">
            <text:p>-40.2</text:p>
          </table:table-cell>
          <table:table-cell table:formula="of:=VALUE(LEFT([.F27];5))" office:value-type="float" office:value="-42.6">
            <text:p>-42.6</text:p>
          </table:table-cell>
          <table:table-cell table:formula="of:=VALUE(LEFT([.G27];5))" office:value-type="float" office:value="-44.6">
            <text:p>-44.6</text:p>
          </table:table-cell>
          <table:table-cell table:formula="of:=VALUE(LEFT([.H27];5))" office:value-type="float" office:value="-45.8">
            <text:p>-45.8</text:p>
          </table:table-cell>
          <table:table-cell table:formula="of:=VALUE(LEFT([.I27];5))" office:value-type="float" office:value="-44.4">
            <text:p>-44.4</text:p>
          </table:table-cell>
          <table:table-cell table:formula="of:=VALUE(LEFT([.J27];5))" office:value-type="float" office:value="-44.2">
            <text:p>-44.2</text:p>
          </table:table-cell>
          <table:table-cell table:formula="of:=VALUE(LEFT([.K27];5))" office:value-type="float" office:value="-43.7">
            <text:p>-43.7</text:p>
          </table:table-cell>
          <table:table-cell table:formula="of:=VALUE(LEFT([.L27];5))" office:value-type="float" office:value="-34.3">
            <text:p>-34.3</text:p>
          </table:table-cell>
          <table:table-cell table:formula="of:=VALUE(LEFT([.M27];5))" office:value-type="float" office:value="-35.6">
            <text:p>-35.6</text:p>
          </table:table-cell>
          <table:table-cell table:number-columns-repeated="998"/>
        </table:table-row>
        <table:table-row table:style-name="ro1">
          <table:table-cell table:style-name="ce3" office:value-type="float" office:value="1983">
            <text:p>1983</text:p>
          </table:table-cell>
          <table:table-cell table:style-name="ce3" office:value-type="string">
            <text:p>-35.5<text:span text:style-name="T1">( 61)</text:span></text:p>
          </table:table-cell>
          <table:table-cell table:style-name="ce3" office:value-type="string">
            <text:p>-38.6<text:span text:style-name="T1">( 35)</text:span></text:p>
          </table:table-cell>
          <table:table-cell table:style-name="ce3" office:value-type="string">
            <text:p>-</text:p>
          </table:table-cell>
          <table:table-cell table:style-name="ce5" office:value-type="string">
            <text:p>-36.8<text:span text:style-name="T2">( 13)</text:span></text:p>
          </table:table-cell>
          <table:table-cell table:style-name="ce3" office:value-type="string">
            <text:p>-38.4<text:span text:style-name="T1">( 61)</text:span></text:p>
          </table:table-cell>
          <table:table-cell table:style-name="ce3" office:value-type="string">
            <text:p>-41.0<text:span text:style-name="T1">( 43)</text:span></text:p>
          </table:table-cell>
          <table:table-cell table:style-name="ce3" office:value-type="string">
            <text:p>-43.5<text:span text:style-name="T1">( 32)</text:span></text:p>
          </table:table-cell>
          <table:table-cell table:style-name="ce5" office:value-type="string">
            <text:p>-43.3<text:span text:style-name="T2">( 22)</text:span></text:p>
          </table:table-cell>
          <table:table-cell table:style-name="ce3" office:value-type="string">
            <text:p>-</text:p>
          </table:table-cell>
          <table:table-cell table:style-name="ce5" office:value-type="string">
            <text:p>-42.9<text:span text:style-name="T2">( 29)</text:span></text:p>
          </table:table-cell>
          <table:table-cell table:style-name="ce5" office:value-type="string">
            <text:p>-39.0<text:span text:style-name="T2">( 26)</text:span></text:p>
          </table:table-cell>
          <table:table-cell table:style-name="ce3" office:value-type="string">
            <text:p>-35.5<text:span text:style-name="T1">( 38)</text:span></text:p>
          </table:table-cell>
          <table:table-cell table:style-name="ce3" office:value-type="float" office:value="1983">
            <text:p>1983</text:p>
          </table:table-cell>
          <table:table-cell table:formula="of:=VALUE(LEFT([.B28];5))" office:value-type="float" office:value="-35.5">
            <text:p>-35.5</text:p>
          </table:table-cell>
          <table:table-cell table:formula="of:=VALUE(LEFT([.C28];5))" office:value-type="float" office:value="-38.6">
            <text:p>-38.6</text:p>
          </table:table-cell>
          <table:table-cell table:formula="of:=AVERAGE([.P28];[.R28])" office:value-type="float" office:value="-37.7">
            <text:p>-37.7</text:p>
          </table:table-cell>
          <table:table-cell table:formula="of:=VALUE(LEFT([.E28];5))" office:value-type="float" office:value="-36.8">
            <text:p>-36.8</text:p>
          </table:table-cell>
          <table:table-cell table:formula="of:=VALUE(LEFT([.F28];5))" office:value-type="float" office:value="-38.4">
            <text:p>-38.4</text:p>
          </table:table-cell>
          <table:table-cell table:formula="of:=VALUE(LEFT([.G28];5))" office:value-type="float" office:value="-41">
            <text:p>-41</text:p>
          </table:table-cell>
          <table:table-cell table:formula="of:=VALUE(LEFT([.H28];5))" office:value-type="float" office:value="-43.5">
            <text:p>-43.5</text:p>
          </table:table-cell>
          <table:table-cell table:formula="of:=VALUE(LEFT([.I28];5))" office:value-type="float" office:value="-43.3">
            <text:p>-43.3</text:p>
          </table:table-cell>
          <table:table-cell table:formula="of:=AVERAGE([.V28];[.X28])" office:value-type="float" office:value="-43.1">
            <text:p>-43.1</text:p>
          </table:table-cell>
          <table:table-cell table:formula="of:=VALUE(LEFT([.K28];5))" office:value-type="float" office:value="-42.9">
            <text:p>-42.9</text:p>
          </table:table-cell>
          <table:table-cell table:formula="of:=VALUE(LEFT([.L28];5))" office:value-type="float" office:value="-39">
            <text:p>-39</text:p>
          </table:table-cell>
          <table:table-cell table:formula="of:=VALUE(LEFT([.M28];5))" office:value-type="float" office:value="-35.5">
            <text:p>-35.5</text:p>
          </table:table-cell>
          <table:table-cell table:number-columns-repeated="998"/>
        </table:table-row>
        <table:table-row table:style-name="ro1">
          <table:table-cell table:style-name="ce3" office:value-type="float" office:value="1984">
            <text:p>1984</text:p>
          </table:table-cell>
          <table:table-cell table:style-name="ce3" office:value-type="string">
            <text:p>-32.3<text:span text:style-name="T1">( 48)</text:span></text:p>
          </table:table-cell>
          <table:table-cell table:style-name="ce3" office:value-type="string">
            <text:p>-38.5<text:span text:style-name="T1">( 79)</text:span></text:p>
          </table:table-cell>
          <table:table-cell table:style-name="ce3" office:value-type="string">
            <text:p>-37.7<text:span text:style-name="T1">( 58)</text:span></text:p>
          </table:table-cell>
          <table:table-cell table:style-name="ce5" office:value-type="string">
            <text:p>-42.2<text:span text:style-name="T2">( 23)</text:span></text:p>
          </table:table-cell>
          <table:table-cell table:style-name="ce3" office:value-type="string">
            <text:p>-43.7<text:span text:style-name="T1">( 48)</text:span></text:p>
          </table:table-cell>
          <table:table-cell table:style-name="ce3" office:value-type="string">
            <text:p>-47.2<text:span text:style-name="T1">( 43)</text:span></text:p>
          </table:table-cell>
          <table:table-cell table:style-name="ce3" office:value-type="string">
            <text:p>-46.3<text:span text:style-name="T1">( 35)</text:span></text:p>
          </table:table-cell>
          <table:table-cell table:style-name="ce3" office:value-type="string">
            <text:p>-44.5<text:span text:style-name="T1">( 67)</text:span></text:p>
          </table:table-cell>
          <table:table-cell table:style-name="ce3" office:value-type="string">
            <text:p>-43.9<text:span text:style-name="T1">( 73)</text:span></text:p>
          </table:table-cell>
          <table:table-cell table:style-name="ce3" office:value-type="string">
            <text:p>-42.0<text:span text:style-name="T1">( 64)</text:span></text:p>
          </table:table-cell>
          <table:table-cell table:style-name="ce3" office:value-type="string">
            <text:p>-40.0<text:span text:style-name="T1">( 43)</text:span></text:p>
          </table:table-cell>
          <table:table-cell table:style-name="ce3" office:value-type="string">
            <text:p>-35.3<text:span text:style-name="T1">( 80)</text:span></text:p>
          </table:table-cell>
          <table:table-cell table:style-name="ce3" office:value-type="float" office:value="1984">
            <text:p>1984</text:p>
          </table:table-cell>
          <table:table-cell table:formula="of:=VALUE(LEFT([.B29];5))" office:value-type="float" office:value="-32.3">
            <text:p>-32.3</text:p>
          </table:table-cell>
          <table:table-cell table:formula="of:=VALUE(LEFT([.C29];5))" office:value-type="float" office:value="-38.5">
            <text:p>-38.5</text:p>
          </table:table-cell>
          <table:table-cell table:formula="of:=VALUE(LEFT([.D29];5))" office:value-type="float" office:value="-37.7">
            <text:p>-37.7</text:p>
          </table:table-cell>
          <table:table-cell table:formula="of:=VALUE(LEFT([.E29];5))" office:value-type="float" office:value="-42.2">
            <text:p>-42.2</text:p>
          </table:table-cell>
          <table:table-cell table:formula="of:=VALUE(LEFT([.F29];5))" office:value-type="float" office:value="-43.7">
            <text:p>-43.7</text:p>
          </table:table-cell>
          <table:table-cell table:formula="of:=VALUE(LEFT([.G29];5))" office:value-type="float" office:value="-47.2">
            <text:p>-47.2</text:p>
          </table:table-cell>
          <table:table-cell table:formula="of:=VALUE(LEFT([.H29];5))" office:value-type="float" office:value="-46.3">
            <text:p>-46.3</text:p>
          </table:table-cell>
          <table:table-cell table:formula="of:=VALUE(LEFT([.I29];5))" office:value-type="float" office:value="-44.5">
            <text:p>-44.5</text:p>
          </table:table-cell>
          <table:table-cell table:formula="of:=VALUE(LEFT([.J29];5))" office:value-type="float" office:value="-43.9">
            <text:p>-43.9</text:p>
          </table:table-cell>
          <table:table-cell table:formula="of:=VALUE(LEFT([.K29];5))" office:value-type="float" office:value="-42">
            <text:p>-42</text:p>
          </table:table-cell>
          <table:table-cell table:formula="of:=VALUE(LEFT([.L29];5))" office:value-type="float" office:value="-40">
            <text:p>-40</text:p>
          </table:table-cell>
          <table:table-cell table:formula="of:=VALUE(LEFT([.M29];5))" office:value-type="float" office:value="-35.3">
            <text:p>-35.3</text:p>
          </table:table-cell>
          <table:table-cell table:number-columns-repeated="998"/>
        </table:table-row>
        <table:table-row table:style-name="ro4">
          <table:table-cell table:style-name="ce3" office:value-type="float" office:value="1985">
            <text:p>1985</text:p>
          </table:table-cell>
          <table:table-cell table:style-name="ce3" office:value-type="string">
            <text:p>-33.5<text:span text:style-name="T1">(100)</text:span></text:p>
          </table:table-cell>
          <table:table-cell table:style-name="ce3" office:value-type="string">
            <text:p>-39.5<text:span text:style-name="T1">( 96)</text:span></text:p>
          </table:table-cell>
          <table:table-cell table:style-name="ce3" office:value-type="string">
            <text:p>-39.2<text:span text:style-name="T1">( 96)</text:span></text:p>
          </table:table-cell>
          <table:table-cell table:style-name="ce3" office:value-type="string">
            <text:p>-41.9<text:span text:style-name="T1">( 96)</text:span></text:p>
          </table:table-cell>
          <table:table-cell table:style-name="ce3" office:value-type="string">
            <text:p>-44.9<text:span text:style-name="T1">( 96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45.9<text:span text:style-name="T1">( 96)</text:span></text:p>
          </table:table-cell>
          <table:table-cell table:style-name="ce3" office:value-type="string">
            <text:p>-42.5<text:span text:style-name="T1">( 96)</text:span></text:p>
          </table:table-cell>
          <table:table-cell table:style-name="ce3" office:value-type="string">
            <text:p>-43.4<text:span text:style-name="T1">( 96)</text:span></text:p>
          </table:table-cell>
          <table:table-cell table:style-name="ce3" office:value-type="string">
            <text:p>-41.7<text:span text:style-name="T1">(100)</text:span></text:p>
          </table:table-cell>
          <table:table-cell table:style-name="ce3" office:value-type="string">
            <text:p>-39.9<text:span text:style-name="T1">(100)</text:span></text:p>
          </table:table-cell>
          <table:table-cell table:style-name="ce3" office:value-type="string">
            <text:p>-37.7<text:span text:style-name="T1">( 96)</text:span></text:p>
          </table:table-cell>
          <table:table-cell table:style-name="ce3" office:value-type="float" office:value="1985">
            <text:p>1985</text:p>
          </table:table-cell>
          <table:table-cell table:formula="of:=VALUE(LEFT([.B30];5))" office:value-type="float" office:value="-33.5">
            <text:p>-33.5</text:p>
          </table:table-cell>
          <table:table-cell table:formula="of:=VALUE(LEFT([.C30];5))" office:value-type="float" office:value="-39.5">
            <text:p>-39.5</text:p>
          </table:table-cell>
          <table:table-cell table:formula="of:=VALUE(LEFT([.D30];5))" office:value-type="float" office:value="-39.2">
            <text:p>-39.2</text:p>
          </table:table-cell>
          <table:table-cell table:formula="of:=VALUE(LEFT([.E30];5))" office:value-type="float" office:value="-41.9">
            <text:p>-41.9</text:p>
          </table:table-cell>
          <table:table-cell table:formula="of:=VALUE(LEFT([.F30];5))" office:value-type="float" office:value="-44.9">
            <text:p>-44.9</text:p>
          </table:table-cell>
          <table:table-cell table:formula="of:=VALUE(LEFT([.G30];5))" office:value-type="float" office:value="-41.5">
            <text:p>-41.5</text:p>
          </table:table-cell>
          <table:table-cell table:formula="of:=VALUE(LEFT([.H30];5))" office:value-type="float" office:value="-45.9">
            <text:p>-45.9</text:p>
          </table:table-cell>
          <table:table-cell table:formula="of:=VALUE(LEFT([.I30];5))" office:value-type="float" office:value="-42.5">
            <text:p>-42.5</text:p>
          </table:table-cell>
          <table:table-cell table:formula="of:=VALUE(LEFT([.J30];5))" office:value-type="float" office:value="-43.4">
            <text:p>-43.4</text:p>
          </table:table-cell>
          <table:table-cell table:formula="of:=VALUE(LEFT([.K30];5))" office:value-type="float" office:value="-41.7">
            <text:p>-41.7</text:p>
          </table:table-cell>
          <table:table-cell table:formula="of:=VALUE(LEFT([.L30];5))" office:value-type="float" office:value="-39.9">
            <text:p>-39.9</text:p>
          </table:table-cell>
          <table:table-cell table:formula="of:=VALUE(LEFT([.M30];5))" office:value-type="float" office:value="-37.7">
            <text:p>-37.7</text:p>
          </table:table-cell>
          <table:table-cell table:number-columns-repeated="998"/>
        </table:table-row>
        <table:table-row table:style-name="ro4">
          <table:table-cell table:style-name="ce3" office:value-type="float" office:value="1986">
            <text:p>1986</text:p>
          </table:table-cell>
          <table:table-cell table:style-name="ce3" office:value-type="string">
            <text:p>-32.8<text:span text:style-name="T1">( 96)</text:span></text:p>
          </table:table-cell>
          <table:table-cell table:style-name="ce3" office:value-type="string">
            <text:p>-35.0<text:span text:style-name="T1">(100)</text:span></text:p>
          </table:table-cell>
          <table:table-cell table:style-name="ce3" office:value-type="string">
            <text:p>-40.4<text:span text:style-name="T1">( 96)</text:span></text:p>
          </table:table-cell>
          <table:table-cell table:style-name="ce3" office:value-type="string">
            <text:p>-39.8<text:span text:style-name="T1">( 96)</text:span></text:p>
          </table:table-cell>
          <table:table-cell table:style-name="ce3" office:value-type="string">
            <text:p>-43.0<text:span text:style-name="T1">( 90)</text:span></text:p>
          </table:table-cell>
          <table:table-cell table:style-name="ce3" office:value-type="string">
            <text:p>-44.8<text:span text:style-name="T1">( 96)</text:span></text:p>
          </table:table-cell>
          <table:table-cell table:style-name="ce3" office:value-type="string">
            <text:p>-44.2<text:span text:style-name="T1">( 96)</text:span></text:p>
          </table:table-cell>
          <table:table-cell table:style-name="ce3" office:value-type="string">
            <text:p>-46.3<text:span text:style-name="T1">( 96)</text:span></text:p>
          </table:table-cell>
          <table:table-cell table:style-name="ce3" office:value-type="string">
            <text:p>-47.3<text:span text:style-name="T1">( 96)</text:span></text:p>
          </table:table-cell>
          <table:table-cell table:style-name="ce3" office:value-type="string">
            <text:p>-42.2<text:span text:style-name="T1">(100)</text:span></text:p>
          </table:table-cell>
          <table:table-cell table:style-name="ce3" office:value-type="string">
            <text:p>-39.2<text:span text:style-name="T1">( 83)</text:span></text:p>
          </table:table-cell>
          <table:table-cell table:style-name="ce3" office:value-type="string">
            <text:p>-36.5<text:span text:style-name="T1">( 77)</text:span></text:p>
          </table:table-cell>
          <table:table-cell table:style-name="ce3" office:value-type="float" office:value="1986">
            <text:p>1986</text:p>
          </table:table-cell>
          <table:table-cell table:formula="of:=VALUE(LEFT([.B31];5))" office:value-type="float" office:value="-32.8">
            <text:p>-32.8</text:p>
          </table:table-cell>
          <table:table-cell table:formula="of:=VALUE(LEFT([.C31];5))" office:value-type="float" office:value="-35">
            <text:p>-35</text:p>
          </table:table-cell>
          <table:table-cell table:formula="of:=VALUE(LEFT([.D31];5))" office:value-type="float" office:value="-40.4">
            <text:p>-40.4</text:p>
          </table:table-cell>
          <table:table-cell table:formula="of:=VALUE(LEFT([.E31];5))" office:value-type="float" office:value="-39.8">
            <text:p>-39.8</text:p>
          </table:table-cell>
          <table:table-cell table:formula="of:=VALUE(LEFT([.F31];5))" office:value-type="float" office:value="-43">
            <text:p>-43</text:p>
          </table:table-cell>
          <table:table-cell table:formula="of:=VALUE(LEFT([.G31];5))" office:value-type="float" office:value="-44.8">
            <text:p>-44.8</text:p>
          </table:table-cell>
          <table:table-cell table:formula="of:=VALUE(LEFT([.H31];5))" office:value-type="float" office:value="-44.2">
            <text:p>-44.2</text:p>
          </table:table-cell>
          <table:table-cell table:formula="of:=VALUE(LEFT([.I31];5))" office:value-type="float" office:value="-46.3">
            <text:p>-46.3</text:p>
          </table:table-cell>
          <table:table-cell table:formula="of:=VALUE(LEFT([.J31];5))" office:value-type="float" office:value="-47.3">
            <text:p>-47.3</text:p>
          </table:table-cell>
          <table:table-cell table:formula="of:=VALUE(LEFT([.K31];5))" office:value-type="float" office:value="-42.2">
            <text:p>-42.2</text:p>
          </table:table-cell>
          <table:table-cell table:formula="of:=VALUE(LEFT([.L31];5))" office:value-type="float" office:value="-39.2">
            <text:p>-39.2</text:p>
          </table:table-cell>
          <table:table-cell table:formula="of:=VALUE(LEFT([.M31];5))" office:value-type="float" office:value="-36.5">
            <text:p>-36.5</text:p>
          </table:table-cell>
          <table:table-cell table:number-columns-repeated="998"/>
        </table:table-row>
        <table:table-row table:style-name="ro4">
          <table:table-cell table:style-name="ce3" office:value-type="float" office:value="1987">
            <text:p>1987</text:p>
          </table:table-cell>
          <table:table-cell table:style-name="ce3" office:value-type="string">
            <text:p>-31.9<text:span text:style-name="T1">( 87)</text:span></text:p>
          </table:table-cell>
          <table:table-cell table:style-name="ce3" office:value-type="string">
            <text:p>-36.8<text:span text:style-name="T1">( 85)</text:span></text:p>
          </table:table-cell>
          <table:table-cell table:style-name="ce3" office:value-type="string">
            <text:p>-38.3<text:span text:style-name="T1">( 87)</text:span></text:p>
          </table:table-cell>
          <table:table-cell table:style-name="ce3" office:value-type="string">
            <text:p>-41.0<text:span text:style-name="T1">( 86)</text:span></text:p>
          </table:table-cell>
          <table:table-cell table:style-name="ce3" office:value-type="string">
            <text:p>-41.7<text:span text:style-name="T1">( 93)</text:span></text:p>
          </table:table-cell>
          <table:table-cell table:style-name="ce3" office:value-type="string">
            <text:p>-40.4<text:span text:style-name="T1">( 80)</text:span></text:p>
          </table:table-cell>
          <table:table-cell table:style-name="ce3" office:value-type="string">
            <text:p>-44.1<text:span text:style-name="T1">( 87)</text:span></text:p>
          </table:table-cell>
          <table:table-cell table:style-name="ce3" office:value-type="string">
            <text:p>-46.4<text:span text:style-name="T1">( 77)</text:span></text:p>
          </table:table-cell>
          <table:table-cell table:style-name="ce3" office:value-type="string">
            <text:p>-42.3<text:span text:style-name="T1">( 83)</text:span></text:p>
          </table:table-cell>
          <table:table-cell table:style-name="ce3" office:value-type="string">
            <text:p>-41.2<text:span text:style-name="T1">(100)</text:span></text:p>
          </table:table-cell>
          <table:table-cell table:style-name="ce3" office:value-type="string">
            <text:p>-38.2<text:span text:style-name="T1">( 96)</text:span></text:p>
          </table:table-cell>
          <table:table-cell table:style-name="ce3" office:value-type="string">
            <text:p>-35.9<text:span text:style-name="T1">( 96)</text:span></text:p>
          </table:table-cell>
          <table:table-cell table:style-name="ce3" office:value-type="float" office:value="1987">
            <text:p>1987</text:p>
          </table:table-cell>
          <table:table-cell table:formula="of:=VALUE(LEFT([.B32];5))" office:value-type="float" office:value="-31.9">
            <text:p>-31.9</text:p>
          </table:table-cell>
          <table:table-cell table:formula="of:=VALUE(LEFT([.C32];5))" office:value-type="float" office:value="-36.8">
            <text:p>-36.8</text:p>
          </table:table-cell>
          <table:table-cell table:formula="of:=VALUE(LEFT([.D32];5))" office:value-type="float" office:value="-38.3">
            <text:p>-38.3</text:p>
          </table:table-cell>
          <table:table-cell table:formula="of:=VALUE(LEFT([.E32];5))" office:value-type="float" office:value="-41">
            <text:p>-41</text:p>
          </table:table-cell>
          <table:table-cell table:formula="of:=VALUE(LEFT([.F32];5))" office:value-type="float" office:value="-41.7">
            <text:p>-41.7</text:p>
          </table:table-cell>
          <table:table-cell table:formula="of:=VALUE(LEFT([.G32];5))" office:value-type="float" office:value="-40.4">
            <text:p>-40.4</text:p>
          </table:table-cell>
          <table:table-cell table:formula="of:=VALUE(LEFT([.H32];5))" office:value-type="float" office:value="-44.1">
            <text:p>-44.1</text:p>
          </table:table-cell>
          <table:table-cell table:formula="of:=VALUE(LEFT([.I32];5))" office:value-type="float" office:value="-46.4">
            <text:p>-46.4</text:p>
          </table:table-cell>
          <table:table-cell table:formula="of:=VALUE(LEFT([.J32];5))" office:value-type="float" office:value="-42.3">
            <text:p>-42.3</text:p>
          </table:table-cell>
          <table:table-cell table:formula="of:=VALUE(LEFT([.K32];5))" office:value-type="float" office:value="-41.2">
            <text:p>-41.2</text:p>
          </table:table-cell>
          <table:table-cell table:formula="of:=VALUE(LEFT([.L32];5))" office:value-type="float" office:value="-38.2">
            <text:p>-38.2</text:p>
          </table:table-cell>
          <table:table-cell table:formula="of:=VALUE(LEFT([.M32];5))" office:value-type="float" office:value="-35.9">
            <text:p>-35.9</text:p>
          </table:table-cell>
          <table:table-cell table:number-columns-repeated="998"/>
        </table:table-row>
        <table:table-row table:style-name="ro4">
          <table:table-cell table:style-name="ce3" office:value-type="float" office:value="1988">
            <text:p>1988</text:p>
          </table:table-cell>
          <table:table-cell table:style-name="ce3" office:value-type="string">
            <text:p>-34.3<text:span text:style-name="T1">( 96)</text:span></text:p>
          </table:table-cell>
          <table:table-cell table:style-name="ce3" office:value-type="string">
            <text:p>-36.8<text:span text:style-name="T1">( 96)</text:span></text:p>
          </table:table-cell>
          <table:table-cell table:style-name="ce3" office:value-type="string">
            <text:p>-38.0<text:span text:style-name="T1">(100)</text:span></text:p>
          </table:table-cell>
          <table:table-cell table:style-name="ce3" office:value-type="string">
            <text:p>-39.2<text:span text:style-name="T1">( 96)</text:span></text:p>
          </table:table-cell>
          <table:table-cell table:style-name="ce3" office:value-type="string">
            <text:p>-41.7<text:span text:style-name="T1">(100)</text:span></text:p>
          </table:table-cell>
          <table:table-cell table:style-name="ce3" office:value-type="string">
            <text:p>-42.9<text:span text:style-name="T1">(100)</text:span></text:p>
          </table:table-cell>
          <table:table-cell table:style-name="ce3" office:value-type="string">
            <text:p>-43.4<text:span text:style-name="T1">( 96)</text:span></text:p>
          </table:table-cell>
          <table:table-cell table:style-name="ce3" office:value-type="string">
            <text:p>-41.7<text:span text:style-name="T1">( 96)</text:span></text:p>
          </table:table-cell>
          <table:table-cell table:style-name="ce3" office:value-type="string">
            <text:p>-41.4<text:span text:style-name="T1">( 96)</text:span></text:p>
          </table:table-cell>
          <table:table-cell table:style-name="ce3" office:value-type="string">
            <text:p>-40.2<text:span text:style-name="T1">( 96)</text:span></text:p>
          </table:table-cell>
          <table:table-cell table:style-name="ce3" office:value-type="string">
            <text:p>-38.1<text:span text:style-name="T1">(100)</text:span></text:p>
          </table:table-cell>
          <table:table-cell table:style-name="ce3" office:value-type="string">
            <text:p>-36.8<text:span text:style-name="T1">(100)</text:span></text:p>
          </table:table-cell>
          <table:table-cell table:style-name="ce3" office:value-type="float" office:value="1988">
            <text:p>1988</text:p>
          </table:table-cell>
          <table:table-cell table:formula="of:=VALUE(LEFT([.B33];5))" office:value-type="float" office:value="-34.3">
            <text:p>-34.3</text:p>
          </table:table-cell>
          <table:table-cell table:formula="of:=VALUE(LEFT([.C33];5))" office:value-type="float" office:value="-36.8">
            <text:p>-36.8</text:p>
          </table:table-cell>
          <table:table-cell table:formula="of:=VALUE(LEFT([.D33];5))" office:value-type="float" office:value="-38">
            <text:p>-38</text:p>
          </table:table-cell>
          <table:table-cell table:formula="of:=VALUE(LEFT([.E33];5))" office:value-type="float" office:value="-39.2">
            <text:p>-39.2</text:p>
          </table:table-cell>
          <table:table-cell table:formula="of:=VALUE(LEFT([.F33];5))" office:value-type="float" office:value="-41.7">
            <text:p>-41.7</text:p>
          </table:table-cell>
          <table:table-cell table:formula="of:=VALUE(LEFT([.G33];5))" office:value-type="float" office:value="-42.9">
            <text:p>-42.9</text:p>
          </table:table-cell>
          <table:table-cell table:formula="of:=VALUE(LEFT([.H33];5))" office:value-type="float" office:value="-43.4">
            <text:p>-43.4</text:p>
          </table:table-cell>
          <table:table-cell table:formula="of:=VALUE(LEFT([.I33];5))" office:value-type="float" office:value="-41.7">
            <text:p>-41.7</text:p>
          </table:table-cell>
          <table:table-cell table:formula="of:=VALUE(LEFT([.J33];5))" office:value-type="float" office:value="-41.4">
            <text:p>-41.4</text:p>
          </table:table-cell>
          <table:table-cell table:formula="of:=VALUE(LEFT([.K33];5))" office:value-type="float" office:value="-40.2">
            <text:p>-40.2</text:p>
          </table:table-cell>
          <table:table-cell table:formula="of:=VALUE(LEFT([.L33];5))" office:value-type="float" office:value="-38.1">
            <text:p>-38.1</text:p>
          </table:table-cell>
          <table:table-cell table:formula="of:=VALUE(LEFT([.M33];5))" office:value-type="float" office:value="-36.8">
            <text:p>-36.8</text:p>
          </table:table-cell>
          <table:table-cell table:number-columns-repeated="998"/>
        </table:table-row>
        <table:table-row table:style-name="ro4">
          <table:table-cell table:style-name="ce3" office:value-type="float" office:value="1989">
            <text:p>1989</text:p>
          </table:table-cell>
          <table:table-cell table:style-name="ce3" office:value-type="string">
            <text:p>-34.6<text:span text:style-name="T1">(100)</text:span></text:p>
          </table:table-cell>
          <table:table-cell table:style-name="ce3" office:value-type="string">
            <text:p>-35.1<text:span text:style-name="T1">( 89)</text:span></text:p>
          </table:table-cell>
          <table:table-cell table:style-name="ce3" office:value-type="string">
            <text:p>-38.4<text:span text:style-name="T1">( 45)</text:span></text:p>
          </table:table-cell>
          <table:table-cell table:style-name="ce3" office:value-type="string">
            <text:p>-43.0<text:span text:style-name="T1">( 70)</text:span></text:p>
          </table:table-cell>
          <table:table-cell table:style-name="ce3" office:value-type="string">
            <text:p>-44.4<text:span text:style-name="T1">( 83)</text:span></text:p>
          </table:table-cell>
          <table:table-cell table:style-name="ce3" office:value-type="string">
            <text:p>-45.7<text:span text:style-name="T1">( 76)</text:span></text:p>
          </table:table-cell>
          <table:table-cell table:style-name="ce3" office:value-type="string">
            <text:p>-42.4<text:span text:style-name="T1">( 80)</text:span></text:p>
          </table:table-cell>
          <table:table-cell table:style-name="ce3" office:value-type="string">
            <text:p>-44.1<text:span text:style-name="T1">( 58)</text:span></text:p>
          </table:table-cell>
          <table:table-cell table:style-name="ce3" office:value-type="string">
            <text:p>-44.7<text:span text:style-name="T1">( 73)</text:span></text:p>
          </table:table-cell>
          <table:table-cell table:style-name="ce3" office:value-type="string">
            <text:p>-42.4<text:span text:style-name="T1">( 96)</text:span></text:p>
          </table:table-cell>
          <table:table-cell table:style-name="ce3" office:value-type="string">
            <text:p>-37.2<text:span text:style-name="T1">(100)</text:span></text:p>
          </table:table-cell>
          <table:table-cell table:style-name="ce3" office:value-type="string">
            <text:p>-34.1<text:span text:style-name="T1">( 58)</text:span></text:p>
          </table:table-cell>
          <table:table-cell table:style-name="ce3" office:value-type="float" office:value="1989">
            <text:p>1989</text:p>
          </table:table-cell>
          <table:table-cell table:formula="of:=VALUE(LEFT([.B34];5))" office:value-type="float" office:value="-34.6">
            <text:p>-34.6</text:p>
          </table:table-cell>
          <table:table-cell table:formula="of:=VALUE(LEFT([.C34];5))" office:value-type="float" office:value="-35.1">
            <text:p>-35.1</text:p>
          </table:table-cell>
          <table:table-cell table:formula="of:=VALUE(LEFT([.D34];5))" office:value-type="float" office:value="-38.4">
            <text:p>-38.4</text:p>
          </table:table-cell>
          <table:table-cell table:formula="of:=VALUE(LEFT([.E34];5))" office:value-type="float" office:value="-43">
            <text:p>-43</text:p>
          </table:table-cell>
          <table:table-cell table:formula="of:=VALUE(LEFT([.F34];5))" office:value-type="float" office:value="-44.4">
            <text:p>-44.4</text:p>
          </table:table-cell>
          <table:table-cell table:formula="of:=VALUE(LEFT([.G34];5))" office:value-type="float" office:value="-45.7">
            <text:p>-45.7</text:p>
          </table:table-cell>
          <table:table-cell table:formula="of:=VALUE(LEFT([.H34];5))" office:value-type="float" office:value="-42.4">
            <text:p>-42.4</text:p>
          </table:table-cell>
          <table:table-cell table:formula="of:=VALUE(LEFT([.I34];5))" office:value-type="float" office:value="-44.1">
            <text:p>-44.1</text:p>
          </table:table-cell>
          <table:table-cell table:formula="of:=VALUE(LEFT([.J34];5))" office:value-type="float" office:value="-44.7">
            <text:p>-44.7</text:p>
          </table:table-cell>
          <table:table-cell table:formula="of:=VALUE(LEFT([.K34];5))" office:value-type="float" office:value="-42.4">
            <text:p>-42.4</text:p>
          </table:table-cell>
          <table:table-cell table:formula="of:=VALUE(LEFT([.L34];5))" office:value-type="float" office:value="-37.2">
            <text:p>-37.2</text:p>
          </table:table-cell>
          <table:table-cell table:formula="of:=VALUE(LEFT([.M34];5))" office:value-type="float" office:value="-34.1">
            <text:p>-34.1</text:p>
          </table:table-cell>
          <table:table-cell table:number-columns-repeated="998"/>
        </table:table-row>
        <table:table-row table:style-name="ro4">
          <table:table-cell table:style-name="ce3" office:value-type="float" office:value="1990">
            <text:p>1990</text:p>
          </table:table-cell>
          <table:table-cell table:style-name="ce3" office:value-type="string">
            <text:p>-34.4<text:span text:style-name="T1">( 96)</text:span></text:p>
          </table:table-cell>
          <table:table-cell table:style-name="ce3" office:value-type="string">
            <text:p>-37.2<text:span text:style-name="T1">(100)</text:span></text:p>
          </table:table-cell>
          <table:table-cell table:style-name="ce3" office:value-type="string">
            <text:p>-38.9<text:span text:style-name="T1">(100)</text:span></text:p>
          </table:table-cell>
          <table:table-cell table:style-name="ce3" office:value-type="string">
            <text:p>-42.3<text:span text:style-name="T1">( 96)</text:span></text:p>
          </table:table-cell>
          <table:table-cell table:style-name="ce3" office:value-type="string">
            <text:p>-42.7<text:span text:style-name="T1">(100)</text:span></text:p>
          </table:table-cell>
          <table:table-cell table:style-name="ce3" office:value-type="string">
            <text:p>-43.6<text:span text:style-name="T1">(100)</text:span></text:p>
          </table:table-cell>
          <table:table-cell table:style-name="ce3" office:value-type="string">
            <text:p>-42.8<text:span text:style-name="T1">( 96)</text:span></text:p>
          </table:table-cell>
          <table:table-cell table:style-name="ce3" office:value-type="string">
            <text:p>-45.2<text:span text:style-name="T1">( 93)</text:span></text:p>
          </table:table-cell>
          <table:table-cell table:style-name="ce3" office:value-type="string">
            <text:p>-43.6<text:span text:style-name="T1">( 93)</text:span></text:p>
          </table:table-cell>
          <table:table-cell table:style-name="ce3" office:value-type="string">
            <text:p>-40.6<text:span text:style-name="T1">( 96)</text:span></text:p>
          </table:table-cell>
          <table:table-cell table:style-name="ce5" office:value-type="string">
            <text:p>-30.9<text:span text:style-name="T2">( 23)</text:span></text:p>
          </table:table-cell>
          <table:table-cell table:style-name="ce3" office:value-type="string">
            <text:p>-33.4<text:span text:style-name="T1">( 87)</text:span></text:p>
          </table:table-cell>
          <table:table-cell table:style-name="ce3" office:value-type="float" office:value="1990">
            <text:p>1990</text:p>
          </table:table-cell>
          <table:table-cell table:formula="of:=VALUE(LEFT([.B35];5))" office:value-type="float" office:value="-34.4">
            <text:p>-34.4</text:p>
          </table:table-cell>
          <table:table-cell table:formula="of:=VALUE(LEFT([.C35];5))" office:value-type="float" office:value="-37.2">
            <text:p>-37.2</text:p>
          </table:table-cell>
          <table:table-cell table:formula="of:=VALUE(LEFT([.D35];5))" office:value-type="float" office:value="-38.9">
            <text:p>-38.9</text:p>
          </table:table-cell>
          <table:table-cell table:formula="of:=VALUE(LEFT([.E35];5))" office:value-type="float" office:value="-42.3">
            <text:p>-42.3</text:p>
          </table:table-cell>
          <table:table-cell table:formula="of:=VALUE(LEFT([.F35];5))" office:value-type="float" office:value="-42.7">
            <text:p>-42.7</text:p>
          </table:table-cell>
          <table:table-cell table:formula="of:=VALUE(LEFT([.G35];5))" office:value-type="float" office:value="-43.6">
            <text:p>-43.6</text:p>
          </table:table-cell>
          <table:table-cell table:formula="of:=VALUE(LEFT([.H35];5))" office:value-type="float" office:value="-42.8">
            <text:p>-42.8</text:p>
          </table:table-cell>
          <table:table-cell table:formula="of:=VALUE(LEFT([.I35];5))" office:value-type="float" office:value="-45.2">
            <text:p>-45.2</text:p>
          </table:table-cell>
          <table:table-cell table:formula="of:=VALUE(LEFT([.J35];5))" office:value-type="float" office:value="-43.6">
            <text:p>-43.6</text:p>
          </table:table-cell>
          <table:table-cell table:formula="of:=VALUE(LEFT([.K35];5))" office:value-type="float" office:value="-40.6">
            <text:p>-40.6</text:p>
          </table:table-cell>
          <table:table-cell table:formula="of:=VALUE(LEFT([.L35];5))" office:value-type="float" office:value="-30.9">
            <text:p>-30.9</text:p>
          </table:table-cell>
          <table:table-cell table:formula="of:=VALUE(LEFT([.M35];5))" office:value-type="float" office:value="-33.4">
            <text:p>-33.4</text:p>
          </table:table-cell>
          <table:table-cell table:number-columns-repeated="998"/>
        </table:table-row>
        <table:table-row table:style-name="ro1">
          <table:table-cell table:style-name="ce3" office:value-type="float" office:value="1991">
            <text:p>1991</text:p>
          </table:table-cell>
          <table:table-cell table:style-name="ce3" office:value-type="string">
            <text:p>-33.2<text:span text:style-name="T1">( 67)</text:span></text:p>
          </table:table-cell>
          <table:table-cell table:style-name="ce3" office:value-type="string">
            <text:p>-36.0<text:span text:style-name="T1">( 60)</text:span></text:p>
          </table:table-cell>
          <table:table-cell table:style-name="ce3" office:value-type="string">
            <text:p>-41.5<text:span text:style-name="T1">( 48)</text:span></text:p>
          </table:table-cell>
          <table:table-cell table:style-name="ce3" office:value-type="string">
            <text:p>-40.9<text:span text:style-name="T1">( 60)</text:span></text:p>
          </table:table-cell>
          <table:table-cell table:style-name="ce3" office:value-type="string">
            <text:p>-45.2<text:span text:style-name="T1">( 74)</text:span></text:p>
          </table:table-cell>
          <table:table-cell table:style-name="ce3" office:value-type="string">
            <text:p>-42.2<text:span text:style-name="T1">( 53)</text:span></text:p>
          </table:table-cell>
          <table:table-cell table:style-name="ce3" office:value-type="string">
            <text:p>-43.3<text:span text:style-name="T1">( 67)</text:span></text:p>
          </table:table-cell>
          <table:table-cell table:style-name="ce5" office:value-type="string">
            <text:p>-42.0<text:span text:style-name="T2">( 22)</text:span></text:p>
          </table:table-cell>
          <table:table-cell table:style-name="ce3" office:value-type="string">
            <text:p>-38.9<text:span text:style-name="T1">( 36)</text:span></text:p>
          </table:table-cell>
          <table:table-cell table:style-name="ce3" office:value-type="string">
            <text:p>-41.7<text:span text:style-name="T1">( 38)</text:span></text:p>
          </table:table-cell>
          <table:table-cell table:style-name="ce3" office:value-type="string">
            <text:p>-</text:p>
          </table:table-cell>
          <table:table-cell table:style-name="ce5" office:value-type="string">
            <text:p>-31.8<text:span text:style-name="T2">( 22)</text:span></text:p>
          </table:table-cell>
          <table:table-cell table:style-name="ce3" office:value-type="float" office:value="1991">
            <text:p>1991</text:p>
          </table:table-cell>
          <table:table-cell table:formula="of:=VALUE(LEFT([.B36];5))" office:value-type="float" office:value="-33.2">
            <text:p>-33.2</text:p>
          </table:table-cell>
          <table:table-cell table:formula="of:=VALUE(LEFT([.C36];5))" office:value-type="float" office:value="-36">
            <text:p>-36</text:p>
          </table:table-cell>
          <table:table-cell table:formula="of:=VALUE(LEFT([.D36];5))" office:value-type="float" office:value="-41.5">
            <text:p>-41.5</text:p>
          </table:table-cell>
          <table:table-cell table:formula="of:=VALUE(LEFT([.E36];5))" office:value-type="float" office:value="-40.9">
            <text:p>-40.9</text:p>
          </table:table-cell>
          <table:table-cell table:formula="of:=VALUE(LEFT([.F36];5))" office:value-type="float" office:value="-45.2">
            <text:p>-45.2</text:p>
          </table:table-cell>
          <table:table-cell table:formula="of:=VALUE(LEFT([.G36];5))" office:value-type="float" office:value="-42.2">
            <text:p>-42.2</text:p>
          </table:table-cell>
          <table:table-cell table:formula="of:=VALUE(LEFT([.H36];5))" office:value-type="float" office:value="-43.3">
            <text:p>-43.3</text:p>
          </table:table-cell>
          <table:table-cell table:formula="of:=VALUE(LEFT([.I36];5))" office:value-type="float" office:value="-42">
            <text:p>-42</text:p>
          </table:table-cell>
          <table:table-cell table:formula="of:=VALUE(LEFT([.J36];5))" office:value-type="float" office:value="-38.9">
            <text:p>-38.9</text:p>
          </table:table-cell>
          <table:table-cell table:formula="of:=VALUE(LEFT([.K36];5))" office:value-type="float" office:value="-41.7">
            <text:p>-41.7</text:p>
          </table:table-cell>
          <table:table-cell table:formula="of:=AVERAGE([.X36];[.Z36])" office:value-type="float" office:value="-36.75">
            <text:p>-36.75</text:p>
          </table:table-cell>
          <table:table-cell table:formula="of:=VALUE(LEFT([.M36];5))" office:value-type="float" office:value="-31.8">
            <text:p>-31.8</text:p>
          </table:table-cell>
          <table:table-cell table:number-columns-repeated="998"/>
        </table:table-row>
        <table:table-row table:style-name="ro1">
          <table:table-cell table:style-name="ce3" office:value-type="float" office:value="1992">
            <text:p>1992</text:p>
          </table:table-cell>
          <table:table-cell table:style-name="ce3" office:value-type="string">
            <text:p>-34.7<text:span text:style-name="T1">( 83)</text:span></text:p>
          </table:table-cell>
          <table:table-cell table:style-name="ce3" office:value-type="string">
            <text:p>-36.5<text:span text:style-name="T1">( 79)</text:span></text:p>
          </table:table-cell>
          <table:table-cell table:style-name="ce3" office:value-type="string">
            <text:p>-40.8<text:span text:style-name="T1">( 77)</text:span></text:p>
          </table:table-cell>
          <table:table-cell table:style-name="ce3" office:value-type="string">
            <text:p>-40.9<text:span text:style-name="T1">( 70)</text:span></text:p>
          </table:table-cell>
          <table:table-cell table:style-name="ce3" office:value-type="string">
            <text:p>-41.9<text:span text:style-name="T1">( 70)</text:span></text:p>
          </table:table-cell>
          <table:table-cell table:style-name="ce3" office:value-type="string">
            <text:p>-42.6<text:span text:style-name="T1">( 76)</text:span></text:p>
          </table:table-cell>
          <table:table-cell table:style-name="ce3" office:value-type="string">
            <text:p>-41.8<text:span text:style-name="T1">( 67)</text:span></text:p>
          </table:table-cell>
          <table:table-cell table:style-name="ce3" office:value-type="string">
            <text:p>-45.1<text:span text:style-name="T1">( 77)</text:span></text:p>
          </table:table-cell>
          <table:table-cell table:style-name="ce3" office:value-type="string">
            <text:p>-45.5<text:span text:style-name="T1">( 93)</text:span></text:p>
          </table:table-cell>
          <table:table-cell table:style-name="ce3" office:value-type="string">
            <text:p>-40.3<text:span text:style-name="T1">( 90)</text:span></text:p>
          </table:table-cell>
          <table:table-cell table:style-name="ce3" office:value-type="string">
            <text:p>-38.9<text:span text:style-name="T1">( 83)</text:span></text:p>
          </table:table-cell>
          <table:table-cell table:style-name="ce3" office:value-type="string">
            <text:p>-35.9<text:span text:style-name="T1">( 93)</text:span></text:p>
          </table:table-cell>
          <table:table-cell table:style-name="ce3" office:value-type="float" office:value="1992">
            <text:p>1992</text:p>
          </table:table-cell>
          <table:table-cell table:formula="of:=VALUE(LEFT([.B37];5))" office:value-type="float" office:value="-34.7">
            <text:p>-34.7</text:p>
          </table:table-cell>
          <table:table-cell table:formula="of:=VALUE(LEFT([.C37];5))" office:value-type="float" office:value="-36.5">
            <text:p>-36.5</text:p>
          </table:table-cell>
          <table:table-cell table:formula="of:=VALUE(LEFT([.D37];5))" office:value-type="float" office:value="-40.8">
            <text:p>-40.8</text:p>
          </table:table-cell>
          <table:table-cell table:formula="of:=VALUE(LEFT([.E37];5))" office:value-type="float" office:value="-40.9">
            <text:p>-40.9</text:p>
          </table:table-cell>
          <table:table-cell table:formula="of:=VALUE(LEFT([.F37];5))" office:value-type="float" office:value="-41.9">
            <text:p>-41.9</text:p>
          </table:table-cell>
          <table:table-cell table:formula="of:=VALUE(LEFT([.G37];5))" office:value-type="float" office:value="-42.6">
            <text:p>-42.6</text:p>
          </table:table-cell>
          <table:table-cell table:formula="of:=VALUE(LEFT([.H37];5))" office:value-type="float" office:value="-41.8">
            <text:p>-41.8</text:p>
          </table:table-cell>
          <table:table-cell table:formula="of:=VALUE(LEFT([.I37];5))" office:value-type="float" office:value="-45.1">
            <text:p>-45.1</text:p>
          </table:table-cell>
          <table:table-cell table:formula="of:=VALUE(LEFT([.J37];5))" office:value-type="float" office:value="-45.5">
            <text:p>-45.5</text:p>
          </table:table-cell>
          <table:table-cell table:formula="of:=VALUE(LEFT([.K37];5))" office:value-type="float" office:value="-40.3">
            <text:p>-40.3</text:p>
          </table:table-cell>
          <table:table-cell table:formula="of:=VALUE(LEFT([.L37];5))" office:value-type="float" office:value="-38.9">
            <text:p>-38.9</text:p>
          </table:table-cell>
          <table:table-cell table:formula="of:=VALUE(LEFT([.M37];5))" office:value-type="float" office:value="-35.9">
            <text:p>-35.9</text:p>
          </table:table-cell>
          <table:table-cell table:number-columns-repeated="998"/>
        </table:table-row>
        <table:table-row table:style-name="ro1">
          <table:table-cell table:style-name="ce3" office:value-type="float" office:value="1993">
            <text:p>1993</text:p>
          </table:table-cell>
          <table:table-cell table:style-name="ce3" office:value-type="string">
            <text:p>-33.6<text:span text:style-name="T1">( 90)</text:span></text:p>
          </table:table-cell>
          <table:table-cell table:style-name="ce3" office:value-type="string">
            <text:p>-37.9<text:span text:style-name="T1">( 89)</text:span></text:p>
          </table:table-cell>
          <table:table-cell table:style-name="ce3" office:value-type="string">
            <text:p>-40.6<text:span text:style-name="T1">( 83)</text:span></text:p>
          </table:table-cell>
          <table:table-cell table:style-name="ce3" office:value-type="string">
            <text:p>-41.9<text:span text:style-name="T1">( 96)</text:span></text:p>
          </table:table-cell>
          <table:table-cell table:style-name="ce3" office:value-type="string">
            <text:p>-43.6<text:span text:style-name="T1">( 93)</text:span></text:p>
          </table:table-cell>
          <table:table-cell table:style-name="ce3" office:value-type="string">
            <text:p>-43.9<text:span text:style-name="T1">( 83)</text:span></text:p>
          </table:table-cell>
          <table:table-cell table:style-name="ce3" office:value-type="string">
            <text:p>-42.8<text:span text:style-name="T1">( 80)</text:span></text:p>
          </table:table-cell>
          <table:table-cell table:style-name="ce3" office:value-type="string">
            <text:p>-45.6<text:span text:style-name="T1">( 96)</text:span></text:p>
          </table:table-cell>
          <table:table-cell table:style-name="ce3" office:value-type="string">
            <text:p>-42.5<text:span text:style-name="T1">( 83)</text:span></text:p>
          </table:table-cell>
          <table:table-cell table:style-name="ce3" office:value-type="string">
            <text:p>-42.5<text:span text:style-name="T1">( 90)</text:span></text:p>
          </table:table-cell>
          <table:table-cell table:style-name="ce3" office:value-type="string">
            <text:p>-38.4<text:span text:style-name="T1">( 80)</text:span></text:p>
          </table:table-cell>
          <table:table-cell table:style-name="ce3" office:value-type="string">
            <text:p>-36.8<text:span text:style-name="T1">( 90)</text:span></text:p>
          </table:table-cell>
          <table:table-cell table:style-name="ce3" office:value-type="float" office:value="1993">
            <text:p>1993</text:p>
          </table:table-cell>
          <table:table-cell table:formula="of:=VALUE(LEFT([.B38];5))" office:value-type="float" office:value="-33.6">
            <text:p>-33.6</text:p>
          </table:table-cell>
          <table:table-cell table:formula="of:=VALUE(LEFT([.C38];5))" office:value-type="float" office:value="-37.9">
            <text:p>-37.9</text:p>
          </table:table-cell>
          <table:table-cell table:formula="of:=VALUE(LEFT([.D38];5))" office:value-type="float" office:value="-40.6">
            <text:p>-40.6</text:p>
          </table:table-cell>
          <table:table-cell table:formula="of:=VALUE(LEFT([.E38];5))" office:value-type="float" office:value="-41.9">
            <text:p>-41.9</text:p>
          </table:table-cell>
          <table:table-cell table:formula="of:=VALUE(LEFT([.F38];5))" office:value-type="float" office:value="-43.6">
            <text:p>-43.6</text:p>
          </table:table-cell>
          <table:table-cell table:formula="of:=VALUE(LEFT([.G38];5))" office:value-type="float" office:value="-43.9">
            <text:p>-43.9</text:p>
          </table:table-cell>
          <table:table-cell table:formula="of:=VALUE(LEFT([.H38];5))" office:value-type="float" office:value="-42.8">
            <text:p>-42.8</text:p>
          </table:table-cell>
          <table:table-cell table:formula="of:=VALUE(LEFT([.I38];5))" office:value-type="float" office:value="-45.6">
            <text:p>-45.6</text:p>
          </table:table-cell>
          <table:table-cell table:formula="of:=VALUE(LEFT([.J38];5))" office:value-type="float" office:value="-42.5">
            <text:p>-42.5</text:p>
          </table:table-cell>
          <table:table-cell table:formula="of:=VALUE(LEFT([.K38];5))" office:value-type="float" office:value="-42.5">
            <text:p>-42.5</text:p>
          </table:table-cell>
          <table:table-cell table:formula="of:=VALUE(LEFT([.L38];5))" office:value-type="float" office:value="-38.4">
            <text:p>-38.4</text:p>
          </table:table-cell>
          <table:table-cell table:formula="of:=VALUE(LEFT([.M38];5))" office:value-type="float" office:value="-36.8">
            <text:p>-36.8</text:p>
          </table:table-cell>
          <table:table-cell table:number-columns-repeated="998"/>
        </table:table-row>
        <table:table-row table:style-name="ro1">
          <table:table-cell table:style-name="ce3" office:value-type="float" office:value="1994">
            <text:p>1994</text:p>
          </table:table-cell>
          <table:table-cell table:style-name="ce3" office:value-type="string">
            <text:p>-35.0<text:span text:style-name="T1">( 41)</text:span></text:p>
          </table:table-cell>
          <table:table-cell table:style-name="ce3" office:value-type="string">
            <text:p>-37.4<text:span text:style-name="T1">( 42)</text:span></text:p>
          </table:table-cell>
          <table:table-cell table:style-name="ce3" office:value-type="string">
            <text:p>-39.8<text:span text:style-name="T1">( 45)</text:span></text:p>
          </table:table-cell>
          <table:table-cell table:style-name="ce5" office:value-type="string">
            <text:p>-41.1<text:span text:style-name="T2">( 23)</text:span></text:p>
          </table:table-cell>
          <table:table-cell table:style-name="ce5" office:value-type="string">
            <text:p>-45.9<text:span text:style-name="T2">( 29)</text:span></text:p>
          </table:table-cell>
          <table:table-cell table:style-name="ce5" office:value-type="string">
            <text:p>-40.8<text:span text:style-name="T2">( 26)</text:span></text:p>
          </table:table-cell>
          <table:table-cell table:style-name="ce5" office:value-type="string">
            <text:p>-45.5<text:span text:style-name="T2">( 16)</text:span></text:p>
          </table:table-cell>
          <table:table-cell table:style-name="ce3" office:value-type="string">
            <text:p>-43.4<text:span text:style-name="T1">( 32)</text:span></text:p>
          </table:table-cell>
          <table:table-cell table:style-name="ce5" office:value-type="string">
            <text:p>-42.5<text:span text:style-name="T2">( 20)</text:span></text:p>
          </table:table-cell>
          <table:table-cell table:style-name="ce3" office:value-type="string">
            <text:p>-42.1<text:span text:style-name="T1">( 45)</text:span></text:p>
          </table:table-cell>
          <table:table-cell table:style-name="ce3" office:value-type="string">
            <text:p>-38.6<text:span text:style-name="T1">( 53)</text:span></text:p>
          </table:table-cell>
          <table:table-cell table:style-name="ce3" office:value-type="string">
            <text:p>-37.3<text:span text:style-name="T1">( 45)</text:span></text:p>
          </table:table-cell>
          <table:table-cell table:style-name="ce3" office:value-type="float" office:value="1994">
            <text:p>1994</text:p>
          </table:table-cell>
          <table:table-cell table:formula="of:=VALUE(LEFT([.B39];5))" office:value-type="float" office:value="-35">
            <text:p>-35</text:p>
          </table:table-cell>
          <table:table-cell table:formula="of:=VALUE(LEFT([.C39];5))" office:value-type="float" office:value="-37.4">
            <text:p>-37.4</text:p>
          </table:table-cell>
          <table:table-cell table:formula="of:=VALUE(LEFT([.D39];5))" office:value-type="float" office:value="-39.8">
            <text:p>-39.8</text:p>
          </table:table-cell>
          <table:table-cell table:formula="of:=VALUE(LEFT([.E39];5))" office:value-type="float" office:value="-41.1">
            <text:p>-41.1</text:p>
          </table:table-cell>
          <table:table-cell table:formula="of:=VALUE(LEFT([.F39];5))" office:value-type="float" office:value="-45.9">
            <text:p>-45.9</text:p>
          </table:table-cell>
          <table:table-cell table:formula="of:=VALUE(LEFT([.G39];5))" office:value-type="float" office:value="-40.8">
            <text:p>-40.8</text:p>
          </table:table-cell>
          <table:table-cell table:formula="of:=VALUE(LEFT([.H39];5))" office:value-type="float" office:value="-45.5">
            <text:p>-45.5</text:p>
          </table:table-cell>
          <table:table-cell table:formula="of:=VALUE(LEFT([.I39];5))" office:value-type="float" office:value="-43.4">
            <text:p>-43.4</text:p>
          </table:table-cell>
          <table:table-cell table:formula="of:=VALUE(LEFT([.J39];5))" office:value-type="float" office:value="-42.5">
            <text:p>-42.5</text:p>
          </table:table-cell>
          <table:table-cell table:formula="of:=VALUE(LEFT([.K39];5))" office:value-type="float" office:value="-42.1">
            <text:p>-42.1</text:p>
          </table:table-cell>
          <table:table-cell table:formula="of:=VALUE(LEFT([.L39];5))" office:value-type="float" office:value="-38.6">
            <text:p>-38.6</text:p>
          </table:table-cell>
          <table:table-cell table:formula="of:=VALUE(LEFT([.M39];5))" office:value-type="float" office:value="-37.3">
            <text:p>-37.3</text:p>
          </table:table-cell>
          <table:table-cell table:number-columns-repeated="998"/>
        </table:table-row>
        <table:table-row table:style-name="ro1">
          <table:table-cell table:style-name="ce3" office:value-type="float" office:value="1995">
            <text:p>1995</text:p>
          </table:table-cell>
          <table:table-cell table:style-name="ce3" office:value-type="string">
            <text:p>-36.5<text:span text:style-name="T1">( 45)</text:span></text:p>
          </table:table-cell>
          <table:table-cell table:style-name="ce3" office:value-type="string">
            <text:p>-37.4<text:span text:style-name="T1">( 75)</text:span>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43.2<text:span text:style-name="T1">( 60)</text:span></text:p>
          </table:table-cell>
          <table:table-cell table:style-name="ce3" office:value-type="string">
            <text:p>-45.0<text:span text:style-name="T1">( 48)</text:span></text:p>
          </table:table-cell>
          <table:table-cell table:style-name="ce3" office:value-type="string">
            <text:p>-43.0<text:span text:style-name="T1">( 63)</text:span></text:p>
          </table:table-cell>
          <table:table-cell table:style-name="ce3" office:value-type="string">
            <text:p>-44.2<text:span text:style-name="T1">( 74)</text:span></text:p>
          </table:table-cell>
          <table:table-cell table:style-name="ce3" office:value-type="string">
            <text:p>-45.5<text:span text:style-name="T1">( 48)</text:span></text:p>
          </table:table-cell>
          <table:table-cell table:style-name="ce5" office:value-type="string">
            <text:p>-47.2<text:span text:style-name="T2">( 10)</text:span></text:p>
          </table:table-cell>
          <table:table-cell table:style-name="ce3" office:value-type="string">
            <text:p>-42.5<text:span text:style-name="T1">( 35)</text:span></text:p>
          </table:table-cell>
          <table:table-cell table:style-name="ce3" office:value-type="string">
            <text:p>-37.5<text:span text:style-name="T1">( 33)</text:span></text:p>
          </table:table-cell>
          <table:table-cell table:style-name="ce3" office:value-type="string">
            <text:p>-35.1<text:span text:style-name="T1">( 67)</text:span></text:p>
          </table:table-cell>
          <table:table-cell table:style-name="ce3" office:value-type="float" office:value="1995">
            <text:p>1995</text:p>
          </table:table-cell>
          <table:table-cell table:formula="of:=VALUE(LEFT([.B40];5))" office:value-type="float" office:value="-36.5">
            <text:p>-36.5</text:p>
          </table:table-cell>
          <table:table-cell table:formula="of:=VALUE(LEFT([.C40];5))" office:value-type="float" office:value="-37.4">
            <text:p>-37.4</text:p>
          </table:table-cell>
          <table:table-cell table:formula="of:=AVERAGE([.P40];[.R40])" office:value-type="float" office:value="-40.3">
            <text:p>-40.3</text:p>
          </table:table-cell>
          <table:table-cell table:formula="of:=VALUE(LEFT([.E40];5))" office:value-type="float" office:value="-43.2">
            <text:p>-43.2</text:p>
          </table:table-cell>
          <table:table-cell table:formula="of:=VALUE(LEFT([.F40];5))" office:value-type="float" office:value="-45">
            <text:p>-45</text:p>
          </table:table-cell>
          <table:table-cell table:formula="of:=VALUE(LEFT([.G40];5))" office:value-type="float" office:value="-43">
            <text:p>-43</text:p>
          </table:table-cell>
          <table:table-cell table:formula="of:=VALUE(LEFT([.H40];5))" office:value-type="float" office:value="-44.2">
            <text:p>-44.2</text:p>
          </table:table-cell>
          <table:table-cell table:formula="of:=VALUE(LEFT([.I40];5))" office:value-type="float" office:value="-45.5">
            <text:p>-45.5</text:p>
          </table:table-cell>
          <table:table-cell table:formula="of:=VALUE(LEFT([.J40];5))" office:value-type="float" office:value="-47.2">
            <text:p>-47.2</text:p>
          </table:table-cell>
          <table:table-cell table:formula="of:=VALUE(LEFT([.K40];5))" office:value-type="float" office:value="-42.5">
            <text:p>-42.5</text:p>
          </table:table-cell>
          <table:table-cell table:formula="of:=VALUE(LEFT([.L40];5))" office:value-type="float" office:value="-37.5">
            <text:p>-37.5</text:p>
          </table:table-cell>
          <table:table-cell table:formula="of:=VALUE(LEFT([.M40];5))" office:value-type="float" office:value="-35.1">
            <text:p>-35.1</text:p>
          </table:table-cell>
          <table:table-cell table:number-columns-repeated="998"/>
        </table:table-row>
        <table:table-row table:style-name="ro4">
          <table:table-cell table:style-name="ce3" office:value-type="float" office:value="1996">
            <text:p>1996</text:p>
          </table:table-cell>
          <table:table-cell table:style-name="ce3" office:value-type="string">
            <text:p>-34.7<text:span text:style-name="T1">( 90)</text:span></text:p>
          </table:table-cell>
          <table:table-cell table:style-name="ce3" office:value-type="string">
            <text:p>-35.1<text:span text:style-name="T1">( 96)</text:span></text:p>
          </table:table-cell>
          <table:table-cell table:style-name="ce3" office:value-type="string">
            <text:p>-39.3<text:span text:style-name="T1">( 93)</text:span></text:p>
          </table:table-cell>
          <table:table-cell table:style-name="ce3" office:value-type="string">
            <text:p>-38.8<text:span text:style-name="T1">(100)</text:span></text:p>
          </table:table-cell>
          <table:table-cell table:style-name="ce3" office:value-type="string">
            <text:p>-43.3<text:span text:style-name="T1">( 96)</text:span></text:p>
          </table:table-cell>
          <table:table-cell table:style-name="ce3" office:value-type="string">
            <text:p>-43.0<text:span text:style-name="T1">( 96)</text:span></text:p>
          </table:table-cell>
          <table:table-cell table:style-name="ce3" office:value-type="string">
            <text:p>-44.1<text:span text:style-name="T1">(100)</text:span></text:p>
          </table:table-cell>
          <table:table-cell table:style-name="ce3" office:value-type="string">
            <text:p>-39.7<text:span text:style-name="T1">(100)</text:span></text:p>
          </table:table-cell>
          <table:table-cell table:style-name="ce3" office:value-type="string">
            <text:p>-43.3<text:span text:style-name="T1">( 96)</text:span></text:p>
          </table:table-cell>
          <table:table-cell table:style-name="ce3" office:value-type="string">
            <text:p>-42.0<text:span text:style-name="T1">(100)</text:span></text:p>
          </table:table-cell>
          <table:table-cell table:style-name="ce3" office:value-type="string">
            <text:p>-36.6<text:span text:style-name="T1">( 83)</text:span></text:p>
          </table:table-cell>
          <table:table-cell table:style-name="ce3" office:value-type="string">
            <text:p>-35.0<text:span text:style-name="T1">(100)</text:span></text:p>
          </table:table-cell>
          <table:table-cell table:style-name="ce3" office:value-type="float" office:value="1996">
            <text:p>1996</text:p>
          </table:table-cell>
          <table:table-cell table:formula="of:=VALUE(LEFT([.B41];5))" office:value-type="float" office:value="-34.7">
            <text:p>-34.7</text:p>
          </table:table-cell>
          <table:table-cell table:formula="of:=VALUE(LEFT([.C41];5))" office:value-type="float" office:value="-35.1">
            <text:p>-35.1</text:p>
          </table:table-cell>
          <table:table-cell table:formula="of:=VALUE(LEFT([.D41];5))" office:value-type="float" office:value="-39.3">
            <text:p>-39.3</text:p>
          </table:table-cell>
          <table:table-cell table:formula="of:=VALUE(LEFT([.E41];5))" office:value-type="float" office:value="-38.8">
            <text:p>-38.8</text:p>
          </table:table-cell>
          <table:table-cell table:formula="of:=VALUE(LEFT([.F41];5))" office:value-type="float" office:value="-43.3">
            <text:p>-43.3</text:p>
          </table:table-cell>
          <table:table-cell table:formula="of:=VALUE(LEFT([.G41];5))" office:value-type="float" office:value="-43">
            <text:p>-43</text:p>
          </table:table-cell>
          <table:table-cell table:formula="of:=VALUE(LEFT([.H41];5))" office:value-type="float" office:value="-44.1">
            <text:p>-44.1</text:p>
          </table:table-cell>
          <table:table-cell table:formula="of:=VALUE(LEFT([.I41];5))" office:value-type="float" office:value="-39.7">
            <text:p>-39.7</text:p>
          </table:table-cell>
          <table:table-cell table:formula="of:=VALUE(LEFT([.J41];5))" office:value-type="float" office:value="-43.3">
            <text:p>-43.3</text:p>
          </table:table-cell>
          <table:table-cell table:formula="of:=VALUE(LEFT([.K41];5))" office:value-type="float" office:value="-42">
            <text:p>-42</text:p>
          </table:table-cell>
          <table:table-cell table:formula="of:=VALUE(LEFT([.L41];5))" office:value-type="float" office:value="-36.6">
            <text:p>-36.6</text:p>
          </table:table-cell>
          <table:table-cell table:formula="of:=VALUE(LEFT([.M41];5))" office:value-type="float" office:value="-35">
            <text:p>-35</text:p>
          </table:table-cell>
          <table:table-cell table:number-columns-repeated="998"/>
        </table:table-row>
        <table:table-row table:style-name="ro4">
          <table:table-cell table:style-name="ce3" office:value-type="float" office:value="1997">
            <text:p>1997</text:p>
          </table:table-cell>
          <table:table-cell table:style-name="ce3" office:value-type="string">
            <text:p>-35.3<text:span text:style-name="T1">(100)</text:span></text:p>
          </table:table-cell>
          <table:table-cell table:style-name="ce3" office:value-type="string">
            <text:p>-39.4<text:span text:style-name="T1">( 92)</text:span></text:p>
          </table:table-cell>
          <table:table-cell table:style-name="ce3" office:value-type="string">
            <text:p>-40.0<text:span text:style-name="T1">(100)</text:span></text:p>
          </table:table-cell>
          <table:table-cell table:style-name="ce3" office:value-type="string">
            <text:p>-42.9<text:span text:style-name="T1">(100)</text:span></text:p>
          </table:table-cell>
          <table:table-cell table:style-name="ce3" office:value-type="string">
            <text:p>-41.9<text:span text:style-name="T1">(100)</text:span></text:p>
          </table:table-cell>
          <table:table-cell table:style-name="ce3" office:value-type="string">
            <text:p>-42.8<text:span text:style-name="T1">( 93)</text:span></text:p>
          </table:table-cell>
          <table:table-cell table:style-name="ce3" office:value-type="string">
            <text:p>-46.0<text:span text:style-name="T1">(100)</text:span></text:p>
          </table:table-cell>
          <table:table-cell table:style-name="ce3" office:value-type="string">
            <text:p>-44.7<text:span text:style-name="T1">( 96)</text:span></text:p>
          </table:table-cell>
          <table:table-cell table:style-name="ce3" office:value-type="string">
            <text:p>-44.8<text:span text:style-name="T1">(100)</text:span></text:p>
          </table:table-cell>
          <table:table-cell table:style-name="ce3" office:value-type="string">
            <text:p>-42.0<text:span text:style-name="T1">( 96)</text:span></text:p>
          </table:table-cell>
          <table:table-cell table:style-name="ce3" office:value-type="string">
            <text:p>-35.9<text:span text:style-name="T1">(100)</text:span></text:p>
          </table:table-cell>
          <table:table-cell table:style-name="ce3" office:value-type="string">
            <text:p>-36.1<text:span text:style-name="T1">( 83)</text:span></text:p>
          </table:table-cell>
          <table:table-cell table:style-name="ce3" office:value-type="float" office:value="1997">
            <text:p>1997</text:p>
          </table:table-cell>
          <table:table-cell table:formula="of:=VALUE(LEFT([.B42];5))" office:value-type="float" office:value="-35.3">
            <text:p>-35.3</text:p>
          </table:table-cell>
          <table:table-cell table:formula="of:=VALUE(LEFT([.C42];5))" office:value-type="float" office:value="-39.4">
            <text:p>-39.4</text:p>
          </table:table-cell>
          <table:table-cell table:formula="of:=VALUE(LEFT([.D42];5))" office:value-type="float" office:value="-40">
            <text:p>-40</text:p>
          </table:table-cell>
          <table:table-cell table:formula="of:=VALUE(LEFT([.E42];5))" office:value-type="float" office:value="-42.9">
            <text:p>-42.9</text:p>
          </table:table-cell>
          <table:table-cell table:formula="of:=VALUE(LEFT([.F42];5))" office:value-type="float" office:value="-41.9">
            <text:p>-41.9</text:p>
          </table:table-cell>
          <table:table-cell table:formula="of:=VALUE(LEFT([.G42];5))" office:value-type="float" office:value="-42.8">
            <text:p>-42.8</text:p>
          </table:table-cell>
          <table:table-cell table:formula="of:=VALUE(LEFT([.H42];5))" office:value-type="float" office:value="-46">
            <text:p>-46</text:p>
          </table:table-cell>
          <table:table-cell table:formula="of:=VALUE(LEFT([.I42];5))" office:value-type="float" office:value="-44.7">
            <text:p>-44.7</text:p>
          </table:table-cell>
          <table:table-cell table:formula="of:=VALUE(LEFT([.J42];5))" office:value-type="float" office:value="-44.8">
            <text:p>-44.8</text:p>
          </table:table-cell>
          <table:table-cell table:formula="of:=VALUE(LEFT([.K42];5))" office:value-type="float" office:value="-42">
            <text:p>-42</text:p>
          </table:table-cell>
          <table:table-cell table:formula="of:=VALUE(LEFT([.L42];5))" office:value-type="float" office:value="-35.9">
            <text:p>-35.9</text:p>
          </table:table-cell>
          <table:table-cell table:formula="of:=VALUE(LEFT([.M42];5))" office:value-type="float" office:value="-36.1">
            <text:p>-36.1</text:p>
          </table:table-cell>
          <table:table-cell table:number-columns-repeated="998"/>
        </table:table-row>
        <table:table-row table:style-name="ro4">
          <table:table-cell table:style-name="ce3" office:value-type="float" office:value="1998">
            <text:p>1998</text:p>
          </table:table-cell>
          <table:table-cell table:style-name="ce3" office:value-type="string">
            <text:p>-33.6<text:span text:style-name="T1">(100)</text:span></text:p>
          </table:table-cell>
          <table:table-cell table:style-name="ce3" office:value-type="string">
            <text:p>-34.2<text:span text:style-name="T1">(100)</text:span></text:p>
          </table:table-cell>
          <table:table-cell table:style-name="ce3" office:value-type="string">
            <text:p>-39.1<text:span text:style-name="T1">( 96)</text:span></text:p>
          </table:table-cell>
          <table:table-cell table:style-name="ce3" office:value-type="string">
            <text:p>-44.0<text:span text:style-name="T1">( 93)</text:span></text:p>
          </table:table-cell>
          <table:table-cell table:style-name="ce3" office:value-type="string">
            <text:p>-41.6<text:span text:style-name="T1">( 96)</text:span></text:p>
          </table:table-cell>
          <table:table-cell table:style-name="ce3" office:value-type="string">
            <text:p>-40.1<text:span text:style-name="T1">( 96)</text:span></text:p>
          </table:table-cell>
          <table:table-cell table:style-name="ce3" office:value-type="string">
            <text:p>-44.2<text:span text:style-name="T1">( 96)</text:span></text:p>
          </table:table-cell>
          <table:table-cell table:style-name="ce3" office:value-type="string">
            <text:p>-44.6<text:span text:style-name="T1">(100)</text:span></text:p>
          </table:table-cell>
          <table:table-cell table:style-name="ce3" office:value-type="string">
            <text:p>-44.9<text:span text:style-name="T1">(100)</text:span></text:p>
          </table:table-cell>
          <table:table-cell table:style-name="ce3" office:value-type="string">
            <text:p>-41.9<text:span text:style-name="T1">( 96)</text:span></text:p>
          </table:table-cell>
          <table:table-cell table:style-name="ce3" office:value-type="string">
            <text:p>-38.1<text:span text:style-name="T1">( 90)</text:span></text:p>
          </table:table-cell>
          <table:table-cell table:style-name="ce3" office:value-type="string">
            <text:p>-35.2<text:span text:style-name="T1">(100)</text:span></text:p>
          </table:table-cell>
          <table:table-cell table:style-name="ce3" office:value-type="float" office:value="1998">
            <text:p>1998</text:p>
          </table:table-cell>
          <table:table-cell table:formula="of:=VALUE(LEFT([.B43];5))" office:value-type="float" office:value="-33.6">
            <text:p>-33.6</text:p>
          </table:table-cell>
          <table:table-cell table:formula="of:=VALUE(LEFT([.C43];5))" office:value-type="float" office:value="-34.2">
            <text:p>-34.2</text:p>
          </table:table-cell>
          <table:table-cell table:formula="of:=VALUE(LEFT([.D43];5))" office:value-type="float" office:value="-39.1">
            <text:p>-39.1</text:p>
          </table:table-cell>
          <table:table-cell table:formula="of:=VALUE(LEFT([.E43];5))" office:value-type="float" office:value="-44">
            <text:p>-44</text:p>
          </table:table-cell>
          <table:table-cell table:formula="of:=VALUE(LEFT([.F43];5))" office:value-type="float" office:value="-41.6">
            <text:p>-41.6</text:p>
          </table:table-cell>
          <table:table-cell table:formula="of:=VALUE(LEFT([.G43];5))" office:value-type="float" office:value="-40.1">
            <text:p>-40.1</text:p>
          </table:table-cell>
          <table:table-cell table:formula="of:=VALUE(LEFT([.H43];5))" office:value-type="float" office:value="-44.2">
            <text:p>-44.2</text:p>
          </table:table-cell>
          <table:table-cell table:formula="of:=VALUE(LEFT([.I43];5))" office:value-type="float" office:value="-44.6">
            <text:p>-44.6</text:p>
          </table:table-cell>
          <table:table-cell table:formula="of:=VALUE(LEFT([.J43];5))" office:value-type="float" office:value="-44.9">
            <text:p>-44.9</text:p>
          </table:table-cell>
          <table:table-cell table:formula="of:=VALUE(LEFT([.K43];5))" office:value-type="float" office:value="-41.9">
            <text:p>-41.9</text:p>
          </table:table-cell>
          <table:table-cell table:formula="of:=VALUE(LEFT([.L43];5))" office:value-type="float" office:value="-38.1">
            <text:p>-38.1</text:p>
          </table:table-cell>
          <table:table-cell table:formula="of:=VALUE(LEFT([.M43];5))" office:value-type="float" office:value="-35.2">
            <text:p>-35.2</text:p>
          </table:table-cell>
          <table:table-cell table:number-columns-repeated="998"/>
        </table:table-row>
        <table:table-row table:style-name="ro4">
          <table:table-cell table:style-name="ce3" office:value-type="float" office:value="1999">
            <text:p>1999</text:p>
          </table:table-cell>
          <table:table-cell table:style-name="ce3" office:value-type="string">
            <text:p>-30.2<text:span text:style-name="T1">(100)</text:span></text:p>
          </table:table-cell>
          <table:table-cell table:style-name="ce3" office:value-type="string">
            <text:p>-36.3<text:span text:style-name="T1">( 96)</text:span></text:p>
          </table:table-cell>
          <table:table-cell table:style-name="ce3" office:value-type="string">
            <text:p>-38.7<text:span text:style-name="T1">( 96)</text:span></text:p>
          </table:table-cell>
          <table:table-cell table:style-name="ce3" office:value-type="string">
            <text:p>-43.3<text:span text:style-name="T1">( 96)</text:span></text:p>
          </table:table-cell>
          <table:table-cell table:style-name="ce3" office:value-type="string">
            <text:p>-41.8<text:span text:style-name="T1">( 90)</text:span></text:p>
          </table:table-cell>
          <table:table-cell table:style-name="ce3" office:value-type="string">
            <text:p>-41.8<text:span text:style-name="T1">( 96)</text:span></text:p>
          </table:table-cell>
          <table:table-cell table:style-name="ce3" office:value-type="string">
            <text:p>-43.2<text:span text:style-name="T1">( 87)</text:span></text:p>
          </table:table-cell>
          <table:table-cell table:style-name="ce3" office:value-type="string">
            <text:p>-43.2<text:span text:style-name="T1">( 96)</text:span></text:p>
          </table:table-cell>
          <table:table-cell table:style-name="ce3" office:value-type="string">
            <text:p>-41.9<text:span text:style-name="T1">( 96)</text:span></text:p>
          </table:table-cell>
          <table:table-cell table:style-name="ce3" office:value-type="string">
            <text:p>-39.3<text:span text:style-name="T1">(100)</text:span></text:p>
          </table:table-cell>
          <table:table-cell table:style-name="ce3" office:value-type="string">
            <text:p>-37.9<text:span text:style-name="T1">( 96)</text:span></text:p>
          </table:table-cell>
          <table:table-cell table:style-name="ce3" office:value-type="string">
            <text:p>-36.4<text:span text:style-name="T1">(100)</text:span></text:p>
          </table:table-cell>
          <table:table-cell table:style-name="ce3" office:value-type="float" office:value="1999">
            <text:p>1999</text:p>
          </table:table-cell>
          <table:table-cell table:formula="of:=VALUE(LEFT([.B44];5))" office:value-type="float" office:value="-30.2">
            <text:p>-30.2</text:p>
          </table:table-cell>
          <table:table-cell table:formula="of:=VALUE(LEFT([.C44];5))" office:value-type="float" office:value="-36.3">
            <text:p>-36.3</text:p>
          </table:table-cell>
          <table:table-cell table:formula="of:=VALUE(LEFT([.D44];5))" office:value-type="float" office:value="-38.7">
            <text:p>-38.7</text:p>
          </table:table-cell>
          <table:table-cell table:formula="of:=VALUE(LEFT([.E44];5))" office:value-type="float" office:value="-43.3">
            <text:p>-43.3</text:p>
          </table:table-cell>
          <table:table-cell table:formula="of:=VALUE(LEFT([.F44];5))" office:value-type="float" office:value="-41.8">
            <text:p>-41.8</text:p>
          </table:table-cell>
          <table:table-cell table:formula="of:=VALUE(LEFT([.G44];5))" office:value-type="float" office:value="-41.8">
            <text:p>-41.8</text:p>
          </table:table-cell>
          <table:table-cell table:formula="of:=VALUE(LEFT([.H44];5))" office:value-type="float" office:value="-43.2">
            <text:p>-43.2</text:p>
          </table:table-cell>
          <table:table-cell table:formula="of:=VALUE(LEFT([.I44];5))" office:value-type="float" office:value="-43.2">
            <text:p>-43.2</text:p>
          </table:table-cell>
          <table:table-cell table:formula="of:=VALUE(LEFT([.J44];5))" office:value-type="float" office:value="-41.9">
            <text:p>-41.9</text:p>
          </table:table-cell>
          <table:table-cell table:formula="of:=VALUE(LEFT([.K44];5))" office:value-type="float" office:value="-39.3">
            <text:p>-39.3</text:p>
          </table:table-cell>
          <table:table-cell table:formula="of:=VALUE(LEFT([.L44];5))" office:value-type="float" office:value="-37.9">
            <text:p>-37.9</text:p>
          </table:table-cell>
          <table:table-cell table:formula="of:=VALUE(LEFT([.M44];5))" office:value-type="float" office:value="-36.4">
            <text:p>-36.4</text:p>
          </table:table-cell>
          <table:table-cell table:number-columns-repeated="998"/>
        </table:table-row>
        <table:table-row table:style-name="ro4">
          <table:table-cell table:style-name="ce3" office:value-type="float" office:value="2000">
            <text:p>2000</text:p>
          </table:table-cell>
          <table:table-cell table:style-name="ce3" office:value-type="string">
            <text:p>-35.4<text:span text:style-name="T1">(100)</text:span></text:p>
          </table:table-cell>
          <table:table-cell table:style-name="ce3" office:value-type="string">
            <text:p>-36.8<text:span text:style-name="T1">( 96)</text:span></text:p>
          </table:table-cell>
          <table:table-cell table:style-name="ce3" office:value-type="string">
            <text:p>-38.8<text:span text:style-name="T1">( 96)</text:span></text:p>
          </table:table-cell>
          <table:table-cell table:style-name="ce3" office:value-type="string">
            <text:p>-42.1<text:span text:style-name="T1">(100)</text:span></text:p>
          </table:table-cell>
          <table:table-cell table:style-name="ce3" office:value-type="string">
            <text:p>-42.4<text:span text:style-name="T1">(100)</text:span></text:p>
          </table:table-cell>
          <table:table-cell table:style-name="ce3" office:value-type="string">
            <text:p>-40.5<text:span text:style-name="T1">(100)</text:span></text:p>
          </table:table-cell>
          <table:table-cell table:style-name="ce3" office:value-type="string">
            <text:p>-43.5<text:span text:style-name="T1">(100)</text:span></text:p>
          </table:table-cell>
          <table:table-cell table:style-name="ce3" office:value-type="string">
            <text:p>-43.7<text:span text:style-name="T1">( 93)</text:span></text:p>
          </table:table-cell>
          <table:table-cell table:style-name="ce3" office:value-type="string">
            <text:p>-44.0<text:span text:style-name="T1">( 93)</text:span></text:p>
          </table:table-cell>
          <table:table-cell table:style-name="ce3" office:value-type="string">
            <text:p>-41.7<text:span text:style-name="T1">(100)</text:span></text:p>
          </table:table-cell>
          <table:table-cell table:style-name="ce3" office:value-type="string">
            <text:p>-35.3<text:span text:style-name="T1">(100)</text:span></text:p>
          </table:table-cell>
          <table:table-cell table:style-name="ce3" office:value-type="string">
            <text:p>-35.2<text:span text:style-name="T1">( 96)</text:span></text:p>
          </table:table-cell>
          <table:table-cell table:style-name="ce3" office:value-type="float" office:value="2000">
            <text:p>2000</text:p>
          </table:table-cell>
          <table:table-cell table:formula="of:=VALUE(LEFT([.B45];5))" office:value-type="float" office:value="-35.4">
            <text:p>-35.4</text:p>
          </table:table-cell>
          <table:table-cell table:formula="of:=VALUE(LEFT([.C45];5))" office:value-type="float" office:value="-36.8">
            <text:p>-36.8</text:p>
          </table:table-cell>
          <table:table-cell table:formula="of:=VALUE(LEFT([.D45];5))" office:value-type="float" office:value="-38.8">
            <text:p>-38.8</text:p>
          </table:table-cell>
          <table:table-cell table:formula="of:=VALUE(LEFT([.E45];5))" office:value-type="float" office:value="-42.1">
            <text:p>-42.1</text:p>
          </table:table-cell>
          <table:table-cell table:formula="of:=VALUE(LEFT([.F45];5))" office:value-type="float" office:value="-42.4">
            <text:p>-42.4</text:p>
          </table:table-cell>
          <table:table-cell table:formula="of:=VALUE(LEFT([.G45];5))" office:value-type="float" office:value="-40.5">
            <text:p>-40.5</text:p>
          </table:table-cell>
          <table:table-cell table:formula="of:=VALUE(LEFT([.H45];5))" office:value-type="float" office:value="-43.5">
            <text:p>-43.5</text:p>
          </table:table-cell>
          <table:table-cell table:formula="of:=VALUE(LEFT([.I45];5))" office:value-type="float" office:value="-43.7">
            <text:p>-43.7</text:p>
          </table:table-cell>
          <table:table-cell table:formula="of:=VALUE(LEFT([.J45];5))" office:value-type="float" office:value="-44">
            <text:p>-44</text:p>
          </table:table-cell>
          <table:table-cell table:formula="of:=VALUE(LEFT([.K45];5))" office:value-type="float" office:value="-41.7">
            <text:p>-41.7</text:p>
          </table:table-cell>
          <table:table-cell table:formula="of:=VALUE(LEFT([.L45];5))" office:value-type="float" office:value="-35.3">
            <text:p>-35.3</text:p>
          </table:table-cell>
          <table:table-cell table:formula="of:=VALUE(LEFT([.M45];5))" office:value-type="float" office:value="-35.2">
            <text:p>-35.2</text:p>
          </table:table-cell>
          <table:table-cell table:number-columns-repeated="998"/>
        </table:table-row>
        <table:table-row table:style-name="ro4">
          <table:table-cell table:style-name="ce3" office:value-type="float" office:value="2001">
            <text:p>2001</text:p>
          </table:table-cell>
          <table:table-cell table:style-name="ce3" office:value-type="string">
            <text:p>-34.3<text:span text:style-name="T1">( 96)</text:span></text:p>
          </table:table-cell>
          <table:table-cell table:style-name="ce3" office:value-type="string">
            <text:p>-34.6<text:span text:style-name="T1">( 92)</text:span></text:p>
          </table:table-cell>
          <table:table-cell table:style-name="ce3" office:value-type="string">
            <text:p>-40.0<text:span text:style-name="T1">( 90)</text:span></text:p>
          </table:table-cell>
          <table:table-cell table:style-name="ce3" office:value-type="string">
            <text:p>-41.0<text:span text:style-name="T1">( 93)</text:span></text:p>
          </table:table-cell>
          <table:table-cell table:style-name="ce3" office:value-type="string">
            <text:p>-41.7<text:span text:style-name="T1">( 80)</text:span></text:p>
          </table:table-cell>
          <table:table-cell table:style-name="ce3" office:value-type="string">
            <text:p>-43.0<text:span text:style-name="T1">( 93)</text:span></text:p>
          </table:table-cell>
          <table:table-cell table:style-name="ce3" office:value-type="string">
            <text:p>-43.4<text:span text:style-name="T1">( 87)</text:span></text:p>
          </table:table-cell>
          <table:table-cell table:style-name="ce3" office:value-type="string">
            <text:p>-45.0<text:span text:style-name="T1">( 93)</text:span></text:p>
          </table:table-cell>
          <table:table-cell table:style-name="ce3" office:value-type="string">
            <text:p>-40.7<text:span text:style-name="T1">( 93)</text:span></text:p>
          </table:table-cell>
          <table:table-cell table:style-name="ce3" office:value-type="string">
            <text:p>-41.8<text:span text:style-name="T1">(100)</text:span></text:p>
          </table:table-cell>
          <table:table-cell table:style-name="ce3" office:value-type="string">
            <text:p>-37.0<text:span text:style-name="T1">(100)</text:span></text:p>
          </table:table-cell>
          <table:table-cell table:style-name="ce3" office:value-type="string">
            <text:p>-33.4<text:span text:style-name="T1">(100)</text:span></text:p>
          </table:table-cell>
          <table:table-cell table:style-name="ce3" office:value-type="float" office:value="2001">
            <text:p>2001</text:p>
          </table:table-cell>
          <table:table-cell table:formula="of:=VALUE(LEFT([.B46];5))" office:value-type="float" office:value="-34.3">
            <text:p>-34.3</text:p>
          </table:table-cell>
          <table:table-cell table:formula="of:=VALUE(LEFT([.C46];5))" office:value-type="float" office:value="-34.6">
            <text:p>-34.6</text:p>
          </table:table-cell>
          <table:table-cell table:formula="of:=VALUE(LEFT([.D46];5))" office:value-type="float" office:value="-40">
            <text:p>-40</text:p>
          </table:table-cell>
          <table:table-cell table:formula="of:=VALUE(LEFT([.E46];5))" office:value-type="float" office:value="-41">
            <text:p>-41</text:p>
          </table:table-cell>
          <table:table-cell table:formula="of:=VALUE(LEFT([.F46];5))" office:value-type="float" office:value="-41.7">
            <text:p>-41.7</text:p>
          </table:table-cell>
          <table:table-cell table:formula="of:=VALUE(LEFT([.G46];5))" office:value-type="float" office:value="-43">
            <text:p>-43</text:p>
          </table:table-cell>
          <table:table-cell table:formula="of:=VALUE(LEFT([.H46];5))" office:value-type="float" office:value="-43.4">
            <text:p>-43.4</text:p>
          </table:table-cell>
          <table:table-cell table:formula="of:=VALUE(LEFT([.I46];5))" office:value-type="float" office:value="-45">
            <text:p>-45</text:p>
          </table:table-cell>
          <table:table-cell table:formula="of:=VALUE(LEFT([.J46];5))" office:value-type="float" office:value="-40.7">
            <text:p>-40.7</text:p>
          </table:table-cell>
          <table:table-cell table:formula="of:=VALUE(LEFT([.K46];5))" office:value-type="float" office:value="-41.8">
            <text:p>-41.8</text:p>
          </table:table-cell>
          <table:table-cell table:formula="of:=VALUE(LEFT([.L46];5))" office:value-type="float" office:value="-37">
            <text:p>-37</text:p>
          </table:table-cell>
          <table:table-cell table:formula="of:=VALUE(LEFT([.M46];5))" office:value-type="float" office:value="-33.4">
            <text:p>-33.4</text:p>
          </table:table-cell>
          <table:table-cell table:number-columns-repeated="998"/>
        </table:table-row>
        <table:table-row table:style-name="ro4">
          <table:table-cell table:style-name="ce3" office:value-type="float" office:value="2002">
            <text:p>2002</text:p>
          </table:table-cell>
          <table:table-cell table:style-name="ce3" office:value-type="string">
            <text:p>-32.7<text:span text:style-name="T1">(100)</text:span></text:p>
          </table:table-cell>
          <table:table-cell table:style-name="ce3" office:value-type="string">
            <text:p>-36.2<text:span text:style-name="T1">(100)</text:span></text:p>
          </table:table-cell>
          <table:table-cell table:style-name="ce3" office:value-type="string">
            <text:p>-38.1<text:span text:style-name="T1">(100)</text:span></text:p>
          </table:table-cell>
          <table:table-cell table:style-name="ce3" office:value-type="string">
            <text:p>-39.7<text:span text:style-name="T1">(100)</text:span></text:p>
          </table:table-cell>
          <table:table-cell table:style-name="ce3" office:value-type="string">
            <text:p>-40.0<text:span text:style-name="T1">( 93)</text:span></text:p>
          </table:table-cell>
          <table:table-cell table:style-name="ce3" office:value-type="string">
            <text:p>-43.0<text:span text:style-name="T1">(100)</text:span></text:p>
          </table:table-cell>
          <table:table-cell table:style-name="ce3" office:value-type="string">
            <text:p>-42.0<text:span text:style-name="T1">( 96)</text:span></text:p>
          </table:table-cell>
          <table:table-cell table:style-name="ce3" office:value-type="string">
            <text:p>-44.4<text:span text:style-name="T1">(100)</text:span></text:p>
          </table:table-cell>
          <table:table-cell table:style-name="ce3" office:value-type="string">
            <text:p>-40.7<text:span text:style-name="T1">(100)</text:span></text:p>
          </table:table-cell>
          <table:table-cell table:style-name="ce3" office:value-type="string">
            <text:p>-40.0<text:span text:style-name="T1">( 93)</text:span></text:p>
          </table:table-cell>
          <table:table-cell table:style-name="ce3" office:value-type="string">
            <text:p>-39.8<text:span text:style-name="T1">( 96)</text:span></text:p>
          </table:table-cell>
          <table:table-cell table:style-name="ce3" office:value-type="string">
            <text:p>-36.9<text:span text:style-name="T1">( 96)</text:span></text:p>
          </table:table-cell>
          <table:table-cell table:style-name="ce3" office:value-type="float" office:value="2002">
            <text:p>2002</text:p>
          </table:table-cell>
          <table:table-cell table:formula="of:=VALUE(LEFT([.B47];5))" office:value-type="float" office:value="-32.7">
            <text:p>-32.7</text:p>
          </table:table-cell>
          <table:table-cell table:formula="of:=VALUE(LEFT([.C47];5))" office:value-type="float" office:value="-36.2">
            <text:p>-36.2</text:p>
          </table:table-cell>
          <table:table-cell table:formula="of:=VALUE(LEFT([.D47];5))" office:value-type="float" office:value="-38.1">
            <text:p>-38.1</text:p>
          </table:table-cell>
          <table:table-cell table:formula="of:=VALUE(LEFT([.E47];5))" office:value-type="float" office:value="-39.7">
            <text:p>-39.7</text:p>
          </table:table-cell>
          <table:table-cell table:formula="of:=VALUE(LEFT([.F47];5))" office:value-type="float" office:value="-40">
            <text:p>-40</text:p>
          </table:table-cell>
          <table:table-cell table:formula="of:=VALUE(LEFT([.G47];5))" office:value-type="float" office:value="-43">
            <text:p>-43</text:p>
          </table:table-cell>
          <table:table-cell table:formula="of:=VALUE(LEFT([.H47];5))" office:value-type="float" office:value="-42">
            <text:p>-42</text:p>
          </table:table-cell>
          <table:table-cell table:formula="of:=VALUE(LEFT([.I47];5))" office:value-type="float" office:value="-44.4">
            <text:p>-44.4</text:p>
          </table:table-cell>
          <table:table-cell table:formula="of:=VALUE(LEFT([.J47];5))" office:value-type="float" office:value="-40.7">
            <text:p>-40.7</text:p>
          </table:table-cell>
          <table:table-cell table:formula="of:=VALUE(LEFT([.K47];5))" office:value-type="float" office:value="-40">
            <text:p>-40</text:p>
          </table:table-cell>
          <table:table-cell table:formula="of:=VALUE(LEFT([.L47];5))" office:value-type="float" office:value="-39.8">
            <text:p>-39.8</text:p>
          </table:table-cell>
          <table:table-cell table:formula="of:=VALUE(LEFT([.M47];5))" office:value-type="float" office:value="-36.9">
            <text:p>-36.9</text:p>
          </table:table-cell>
          <table:table-cell table:number-columns-repeated="998"/>
        </table:table-row>
        <table:table-row table:style-name="ro4">
          <table:table-cell table:style-name="ce3" office:value-type="float" office:value="2003">
            <text:p>2003</text:p>
          </table:table-cell>
          <table:table-cell table:style-name="ce3" office:value-type="string">
            <text:p>-32.8<text:span text:style-name="T1">( 96)</text:span></text:p>
          </table:table-cell>
          <table:table-cell table:style-name="ce3" office:value-type="string">
            <text:p>-35.1<text:span text:style-name="T1">( 96)</text:span></text:p>
          </table:table-cell>
          <table:table-cell table:style-name="ce3" office:value-type="string">
            <text:p>-39.8<text:span text:style-name="T1">(100)</text:span></text:p>
          </table:table-cell>
          <table:table-cell table:style-name="ce3" office:value-type="string">
            <text:p>-39.5<text:span text:style-name="T1">( 96)</text:span></text:p>
          </table:table-cell>
          <table:table-cell table:style-name="ce3" office:value-type="string">
            <text:p>-40.8<text:span text:style-name="T1">(100)</text:span></text:p>
          </table:table-cell>
          <table:table-cell table:style-name="ce3" office:value-type="string">
            <text:p>-43.9<text:span text:style-name="T1">( 96)</text:span></text:p>
          </table:table-cell>
          <table:table-cell table:style-name="ce3" office:value-type="string">
            <text:p>-43.6<text:span text:style-name="T1">(100)</text:span></text:p>
          </table:table-cell>
          <table:table-cell table:style-name="ce3" office:value-type="string">
            <text:p>-42.5<text:span text:style-name="T1">(100)</text:span></text:p>
          </table:table-cell>
          <table:table-cell table:style-name="ce3" office:value-type="string">
            <text:p>-43.6<text:span text:style-name="T1">( 96)</text:span></text:p>
          </table:table-cell>
          <table:table-cell table:style-name="ce3" office:value-type="string">
            <text:p>-41.0<text:span text:style-name="T1">( 96)</text:span></text:p>
          </table:table-cell>
          <table:table-cell table:style-name="ce3" office:value-type="string">
            <text:p>-38.8<text:span text:style-name="T1">(100)</text:span></text:p>
          </table:table-cell>
          <table:table-cell table:style-name="ce3" office:value-type="string">
            <text:p>-34.1<text:span text:style-name="T1">(100)</text:span></text:p>
          </table:table-cell>
          <table:table-cell table:style-name="ce3" office:value-type="float" office:value="2003">
            <text:p>2003</text:p>
          </table:table-cell>
          <table:table-cell table:formula="of:=VALUE(LEFT([.B48];5))" office:value-type="float" office:value="-32.8">
            <text:p>-32.8</text:p>
          </table:table-cell>
          <table:table-cell table:formula="of:=VALUE(LEFT([.C48];5))" office:value-type="float" office:value="-35.1">
            <text:p>-35.1</text:p>
          </table:table-cell>
          <table:table-cell table:formula="of:=VALUE(LEFT([.D48];5))" office:value-type="float" office:value="-39.8">
            <text:p>-39.8</text:p>
          </table:table-cell>
          <table:table-cell table:formula="of:=VALUE(LEFT([.E48];5))" office:value-type="float" office:value="-39.5">
            <text:p>-39.5</text:p>
          </table:table-cell>
          <table:table-cell table:formula="of:=VALUE(LEFT([.F48];5))" office:value-type="float" office:value="-40.8">
            <text:p>-40.8</text:p>
          </table:table-cell>
          <table:table-cell table:formula="of:=VALUE(LEFT([.G48];5))" office:value-type="float" office:value="-43.9">
            <text:p>-43.9</text:p>
          </table:table-cell>
          <table:table-cell table:formula="of:=VALUE(LEFT([.H48];5))" office:value-type="float" office:value="-43.6">
            <text:p>-43.6</text:p>
          </table:table-cell>
          <table:table-cell table:formula="of:=VALUE(LEFT([.I48];5))" office:value-type="float" office:value="-42.5">
            <text:p>-42.5</text:p>
          </table:table-cell>
          <table:table-cell table:formula="of:=VALUE(LEFT([.J48];5))" office:value-type="float" office:value="-43.6">
            <text:p>-43.6</text:p>
          </table:table-cell>
          <table:table-cell table:formula="of:=VALUE(LEFT([.K48];5))" office:value-type="float" office:value="-41">
            <text:p>-41</text:p>
          </table:table-cell>
          <table:table-cell table:formula="of:=VALUE(LEFT([.L48];5))" office:value-type="float" office:value="-38.8">
            <text:p>-38.8</text:p>
          </table:table-cell>
          <table:table-cell table:formula="of:=VALUE(LEFT([.M48];5))" office:value-type="float" office:value="-34.1">
            <text:p>-34.1</text:p>
          </table:table-cell>
          <table:table-cell table:number-columns-repeated="998"/>
        </table:table-row>
        <table:table-row table:style-name="ro4">
          <table:table-cell table:style-name="ce3" office:value-type="float" office:value="2004">
            <text:p>2004</text:p>
          </table:table-cell>
          <table:table-cell table:style-name="ce3" office:value-type="string">
            <text:p>-33.1<text:span text:style-name="T1">(100)</text:span></text:p>
          </table:table-cell>
          <table:table-cell table:style-name="ce3" office:value-type="string">
            <text:p>-35.7<text:span text:style-name="T1">(100)</text:span></text:p>
          </table:table-cell>
          <table:table-cell table:style-name="ce3" office:value-type="string">
            <text:p>-38.4<text:span text:style-name="T1">(100)</text:span></text:p>
          </table:table-cell>
          <table:table-cell table:style-name="ce3" office:value-type="string">
            <text:p>-38.6<text:span text:style-name="T1">(100)</text:span></text:p>
          </table:table-cell>
          <table:table-cell table:style-name="ce3" office:value-type="string">
            <text:p>-41.0<text:span text:style-name="T1">(100)</text:span></text:p>
          </table:table-cell>
          <table:table-cell table:style-name="ce3" office:value-type="string">
            <text:p>-42.5<text:span text:style-name="T1">(100)</text:span></text:p>
          </table:table-cell>
          <table:table-cell table:style-name="ce3" office:value-type="string">
            <text:p>-47.9<text:span text:style-name="T1">( 96)</text:span></text:p>
          </table:table-cell>
          <table:table-cell table:style-name="ce3" office:value-type="string">
            <text:p>-45.6<text:span text:style-name="T1">( 96)</text:span></text:p>
          </table:table-cell>
          <table:table-cell table:style-name="ce3" office:value-type="string">
            <text:p>-42.3<text:span text:style-name="T1">(100)</text:span></text:p>
          </table:table-cell>
          <table:table-cell table:style-name="ce3" office:value-type="string">
            <text:p>-40.9<text:span text:style-name="T1">( 96)</text:span></text:p>
          </table:table-cell>
          <table:table-cell table:style-name="ce3" office:value-type="string">
            <text:p>-40.1<text:span text:style-name="T1">( 76)</text:span></text:p>
          </table:table-cell>
          <table:table-cell table:style-name="ce3" office:value-type="string">
            <text:p>-34.9<text:span text:style-name="T1">(100)</text:span></text:p>
          </table:table-cell>
          <table:table-cell table:style-name="ce3" office:value-type="float" office:value="2004">
            <text:p>2004</text:p>
          </table:table-cell>
          <table:table-cell table:formula="of:=VALUE(LEFT([.B49];5))" office:value-type="float" office:value="-33.1">
            <text:p>-33.1</text:p>
          </table:table-cell>
          <table:table-cell table:formula="of:=VALUE(LEFT([.C49];5))" office:value-type="float" office:value="-35.7">
            <text:p>-35.7</text:p>
          </table:table-cell>
          <table:table-cell table:formula="of:=VALUE(LEFT([.D49];5))" office:value-type="float" office:value="-38.4">
            <text:p>-38.4</text:p>
          </table:table-cell>
          <table:table-cell table:formula="of:=VALUE(LEFT([.E49];5))" office:value-type="float" office:value="-38.6">
            <text:p>-38.6</text:p>
          </table:table-cell>
          <table:table-cell table:formula="of:=VALUE(LEFT([.F49];5))" office:value-type="float" office:value="-41">
            <text:p>-41</text:p>
          </table:table-cell>
          <table:table-cell table:formula="of:=VALUE(LEFT([.G49];5))" office:value-type="float" office:value="-42.5">
            <text:p>-42.5</text:p>
          </table:table-cell>
          <table:table-cell table:formula="of:=VALUE(LEFT([.H49];5))" office:value-type="float" office:value="-47.9">
            <text:p>-47.9</text:p>
          </table:table-cell>
          <table:table-cell table:formula="of:=VALUE(LEFT([.I49];5))" office:value-type="float" office:value="-45.6">
            <text:p>-45.6</text:p>
          </table:table-cell>
          <table:table-cell table:formula="of:=VALUE(LEFT([.J49];5))" office:value-type="float" office:value="-42.3">
            <text:p>-42.3</text:p>
          </table:table-cell>
          <table:table-cell table:formula="of:=VALUE(LEFT([.K49];5))" office:value-type="float" office:value="-40.9">
            <text:p>-40.9</text:p>
          </table:table-cell>
          <table:table-cell table:formula="of:=VALUE(LEFT([.L49];5))" office:value-type="float" office:value="-40.1">
            <text:p>-40.1</text:p>
          </table:table-cell>
          <table:table-cell table:formula="of:=VALUE(LEFT([.M49];5))" office:value-type="float" office:value="-34.9">
            <text:p>-34.9</text:p>
          </table:table-cell>
          <table:table-cell table:number-columns-repeated="998"/>
        </table:table-row>
        <table:table-row table:style-name="ro4">
          <table:table-cell table:style-name="ce3" office:value-type="float" office:value="2005">
            <text:p>2005</text:p>
          </table:table-cell>
          <table:table-cell table:style-name="ce3" office:value-type="string">
            <text:p>-32.1<text:span text:style-name="T1">(100)</text:span></text:p>
          </table:table-cell>
          <table:table-cell table:style-name="ce3" office:value-type="string">
            <text:p>-35.6<text:span text:style-name="T1">(100)</text:span></text:p>
          </table:table-cell>
          <table:table-cell table:style-name="ce3" office:value-type="string">
            <text:p>-37.9<text:span text:style-name="T1">(100)</text:span></text:p>
          </table:table-cell>
          <table:table-cell table:style-name="ce3" office:value-type="string">
            <text:p>-40.6<text:span text:style-name="T1">(100)</text:span></text:p>
          </table:table-cell>
          <table:table-cell table:style-name="ce3" office:value-type="string">
            <text:p>-42.1<text:span text:style-name="T1">(100)</text:span></text:p>
          </table:table-cell>
          <table:table-cell table:style-name="ce3" office:value-type="string">
            <text:p>-43.2<text:span text:style-name="T1">(100)</text:span></text:p>
          </table:table-cell>
          <table:table-cell table:style-name="ce3" office:value-type="string">
            <text:p>-44.0<text:span text:style-name="T1">(100)</text:span></text:p>
          </table:table-cell>
          <table:table-cell table:style-name="ce3" office:value-type="string">
            <text:p>-46.2<text:span text:style-name="T1">(100)</text:span></text:p>
          </table:table-cell>
          <table:table-cell table:style-name="ce3" office:value-type="string">
            <text:p>-41.4<text:span text:style-name="T1">(100)</text:span></text:p>
          </table:table-cell>
          <table:table-cell table:style-name="ce3" office:value-type="string">
            <text:p>-40.6<text:span text:style-name="T1">(100)</text:span></text:p>
          </table:table-cell>
          <table:table-cell table:style-name="ce3" office:value-type="string">
            <text:p>-40.1<text:span text:style-name="T1">(100)</text:span></text:p>
          </table:table-cell>
          <table:table-cell table:style-name="ce3" office:value-type="string">
            <text:p>-33.3<text:span text:style-name="T1">(100)</text:span></text:p>
          </table:table-cell>
          <table:table-cell table:style-name="ce3" office:value-type="float" office:value="2005">
            <text:p>2005</text:p>
          </table:table-cell>
          <table:table-cell table:formula="of:=VALUE(LEFT([.B50];5))" office:value-type="float" office:value="-32.1">
            <text:p>-32.1</text:p>
          </table:table-cell>
          <table:table-cell table:formula="of:=VALUE(LEFT([.C50];5))" office:value-type="float" office:value="-35.6">
            <text:p>-35.6</text:p>
          </table:table-cell>
          <table:table-cell table:formula="of:=VALUE(LEFT([.D50];5))" office:value-type="float" office:value="-37.9">
            <text:p>-37.9</text:p>
          </table:table-cell>
          <table:table-cell table:formula="of:=VALUE(LEFT([.E50];5))" office:value-type="float" office:value="-40.6">
            <text:p>-40.6</text:p>
          </table:table-cell>
          <table:table-cell table:formula="of:=VALUE(LEFT([.F50];5))" office:value-type="float" office:value="-42.1">
            <text:p>-42.1</text:p>
          </table:table-cell>
          <table:table-cell table:formula="of:=VALUE(LEFT([.G50];5))" office:value-type="float" office:value="-43.2">
            <text:p>-43.2</text:p>
          </table:table-cell>
          <table:table-cell table:formula="of:=VALUE(LEFT([.H50];5))" office:value-type="float" office:value="-44">
            <text:p>-44</text:p>
          </table:table-cell>
          <table:table-cell table:formula="of:=VALUE(LEFT([.I50];5))" office:value-type="float" office:value="-46.2">
            <text:p>-46.2</text:p>
          </table:table-cell>
          <table:table-cell table:formula="of:=VALUE(LEFT([.J50];5))" office:value-type="float" office:value="-41.4">
            <text:p>-41.4</text:p>
          </table:table-cell>
          <table:table-cell table:formula="of:=VALUE(LEFT([.K50];5))" office:value-type="float" office:value="-40.6">
            <text:p>-40.6</text:p>
          </table:table-cell>
          <table:table-cell table:formula="of:=VALUE(LEFT([.L50];5))" office:value-type="float" office:value="-40.1">
            <text:p>-40.1</text:p>
          </table:table-cell>
          <table:table-cell table:formula="of:=VALUE(LEFT([.M50];5))" office:value-type="float" office:value="-33.3">
            <text:p>-33.3</text:p>
          </table:table-cell>
          <table:table-cell table:number-columns-repeated="998"/>
        </table:table-row>
        <table:table-row table:style-name="ro4">
          <table:table-cell table:style-name="ce3" office:value-type="float" office:value="2006">
            <text:p>2006</text:p>
          </table:table-cell>
          <table:table-cell table:style-name="ce3" office:value-type="string">
            <text:p>-35.2<text:span text:style-name="T1">(100)</text:span></text:p>
          </table:table-cell>
          <table:table-cell table:style-name="ce3" office:value-type="string">
            <text:p>-36.1<text:span text:style-name="T1">(100)</text:span></text:p>
          </table:table-cell>
          <table:table-cell table:style-name="ce3" office:value-type="string">
            <text:p>-38.7<text:span text:style-name="T1">(100)</text:span></text:p>
          </table:table-cell>
          <table:table-cell table:style-name="ce3" office:value-type="string">
            <text:p>-40.5<text:span text:style-name="T1">(100)</text:span></text:p>
          </table:table-cell>
          <table:table-cell table:style-name="ce3" office:value-type="string">
            <text:p>-44.4<text:span text:style-name="T1">(100)</text:span></text:p>
          </table:table-cell>
          <table:table-cell table:style-name="ce3" office:value-type="string">
            <text:p>-43.3<text:span text:style-name="T1">(100)</text:span></text:p>
          </table:table-cell>
          <table:table-cell table:style-name="ce3" office:value-type="string">
            <text:p>-45.2<text:span text:style-name="T1">(100)</text:span></text:p>
          </table:table-cell>
          <table:table-cell table:style-name="ce3" office:value-type="string">
            <text:p>-42.1<text:span text:style-name="T1">(100)</text:span></text:p>
          </table:table-cell>
          <table:table-cell table:style-name="ce3" office:value-type="string">
            <text:p>-43.4<text:span text:style-name="T1">(100)</text:span></text:p>
          </table:table-cell>
          <table:table-cell table:style-name="ce3" office:value-type="string">
            <text:p>-42.3<text:span text:style-name="T1">(100)</text:span></text:p>
          </table:table-cell>
          <table:table-cell table:style-name="ce3" office:value-type="string">
            <text:p>-37.1<text:span text:style-name="T1">(100)</text:span></text:p>
          </table:table-cell>
          <table:table-cell table:style-name="ce3" office:value-type="string">
            <text:p>-38.9<text:span text:style-name="T1">(100)</text:span></text:p>
          </table:table-cell>
          <table:table-cell table:style-name="ce3" office:value-type="float" office:value="2006">
            <text:p>2006</text:p>
          </table:table-cell>
          <table:table-cell table:formula="of:=VALUE(LEFT([.B51];5))" office:value-type="float" office:value="-35.2">
            <text:p>-35.2</text:p>
          </table:table-cell>
          <table:table-cell table:formula="of:=VALUE(LEFT([.C51];5))" office:value-type="float" office:value="-36.1">
            <text:p>-36.1</text:p>
          </table:table-cell>
          <table:table-cell table:formula="of:=VALUE(LEFT([.D51];5))" office:value-type="float" office:value="-38.7">
            <text:p>-38.7</text:p>
          </table:table-cell>
          <table:table-cell table:formula="of:=VALUE(LEFT([.E51];5))" office:value-type="float" office:value="-40.5">
            <text:p>-40.5</text:p>
          </table:table-cell>
          <table:table-cell table:formula="of:=VALUE(LEFT([.F51];5))" office:value-type="float" office:value="-44.4">
            <text:p>-44.4</text:p>
          </table:table-cell>
          <table:table-cell table:formula="of:=VALUE(LEFT([.G51];5))" office:value-type="float" office:value="-43.3">
            <text:p>-43.3</text:p>
          </table:table-cell>
          <table:table-cell table:formula="of:=VALUE(LEFT([.H51];5))" office:value-type="float" office:value="-45.2">
            <text:p>-45.2</text:p>
          </table:table-cell>
          <table:table-cell table:formula="of:=VALUE(LEFT([.I51];5))" office:value-type="float" office:value="-42.1">
            <text:p>-42.1</text:p>
          </table:table-cell>
          <table:table-cell table:formula="of:=VALUE(LEFT([.J51];5))" office:value-type="float" office:value="-43.4">
            <text:p>-43.4</text:p>
          </table:table-cell>
          <table:table-cell table:formula="of:=VALUE(LEFT([.K51];5))" office:value-type="float" office:value="-42.3">
            <text:p>-42.3</text:p>
          </table:table-cell>
          <table:table-cell table:formula="of:=VALUE(LEFT([.L51];5))" office:value-type="float" office:value="-37.1">
            <text:p>-37.1</text:p>
          </table:table-cell>
          <table:table-cell table:formula="of:=VALUE(LEFT([.M51];5))" office:value-type="float" office:value="-38.9">
            <text:p>-38.9</text:p>
          </table:table-cell>
          <table:table-cell table:number-columns-repeated="998"/>
        </table:table-row>
        <table:table-row table:style-name="ro4">
          <table:table-cell table:style-name="ce3" office:value-type="float" office:value="2007">
            <text:p>2007</text:p>
          </table:table-cell>
          <table:table-cell table:style-name="ce3" office:value-type="string">
            <text:p>-32.7<text:span text:style-name="T1">( 96)</text:span></text:p>
          </table:table-cell>
          <table:table-cell table:style-name="ce3" office:value-type="string">
            <text:p>-38.3<text:span text:style-name="T1">(100)</text:span></text:p>
          </table:table-cell>
          <table:table-cell table:style-name="ce3" office:value-type="string">
            <text:p>-40.3<text:span text:style-name="T1">(100)</text:span></text:p>
          </table:table-cell>
          <table:table-cell table:style-name="ce3" office:value-type="string">
            <text:p>-41.9<text:span text:style-name="T1">(100)</text:span></text:p>
          </table:table-cell>
          <table:table-cell table:style-name="ce3" office:value-type="string">
            <text:p>-40.8<text:span text:style-name="T1">(100)</text:span></text:p>
          </table:table-cell>
          <table:table-cell table:style-name="ce3" office:value-type="string">
            <text:p>-41.2<text:span text:style-name="T1">(100)</text:span></text:p>
          </table:table-cell>
          <table:table-cell table:style-name="ce3" office:value-type="string">
            <text:p>-43.4<text:span text:style-name="T1">(100)</text:span></text:p>
          </table:table-cell>
          <table:table-cell table:style-name="ce3" office:value-type="string">
            <text:p>-45.0<text:span text:style-name="T1">(100)</text:span></text:p>
          </table:table-cell>
          <table:table-cell table:style-name="ce3" office:value-type="string">
            <text:p>-44.3<text:span text:style-name="T1">(100)</text:span></text:p>
          </table:table-cell>
          <table:table-cell table:style-name="ce3" office:value-type="string">
            <text:p>-41.8<text:span text:style-name="T1">(100)</text:span></text:p>
          </table:table-cell>
          <table:table-cell table:style-name="ce3" office:value-type="string">
            <text:p>-38.6<text:span text:style-name="T1">(100)</text:span></text:p>
          </table:table-cell>
          <table:table-cell table:style-name="ce3" office:value-type="string">
            <text:p>-36.0<text:span text:style-name="T1">(100)</text:span></text:p>
          </table:table-cell>
          <table:table-cell table:style-name="ce3" office:value-type="float" office:value="2007">
            <text:p>2007</text:p>
          </table:table-cell>
          <table:table-cell table:formula="of:=VALUE(LEFT([.B52];5))" office:value-type="float" office:value="-32.7">
            <text:p>-32.7</text:p>
          </table:table-cell>
          <table:table-cell table:formula="of:=VALUE(LEFT([.C52];5))" office:value-type="float" office:value="-38.3">
            <text:p>-38.3</text:p>
          </table:table-cell>
          <table:table-cell table:formula="of:=VALUE(LEFT([.D52];5))" office:value-type="float" office:value="-40.3">
            <text:p>-40.3</text:p>
          </table:table-cell>
          <table:table-cell table:formula="of:=VALUE(LEFT([.E52];5))" office:value-type="float" office:value="-41.9">
            <text:p>-41.9</text:p>
          </table:table-cell>
          <table:table-cell table:formula="of:=VALUE(LEFT([.F52];5))" office:value-type="float" office:value="-40.8">
            <text:p>-40.8</text:p>
          </table:table-cell>
          <table:table-cell table:formula="of:=VALUE(LEFT([.G52];5))" office:value-type="float" office:value="-41.2">
            <text:p>-41.2</text:p>
          </table:table-cell>
          <table:table-cell table:formula="of:=VALUE(LEFT([.H52];5))" office:value-type="float" office:value="-43.4">
            <text:p>-43.4</text:p>
          </table:table-cell>
          <table:table-cell table:formula="of:=VALUE(LEFT([.I52];5))" office:value-type="float" office:value="-45">
            <text:p>-45</text:p>
          </table:table-cell>
          <table:table-cell table:formula="of:=VALUE(LEFT([.J52];5))" office:value-type="float" office:value="-44.3">
            <text:p>-44.3</text:p>
          </table:table-cell>
          <table:table-cell table:formula="of:=VALUE(LEFT([.K52];5))" office:value-type="float" office:value="-41.8">
            <text:p>-41.8</text:p>
          </table:table-cell>
          <table:table-cell table:formula="of:=VALUE(LEFT([.L52];5))" office:value-type="float" office:value="-38.6">
            <text:p>-38.6</text:p>
          </table:table-cell>
          <table:table-cell table:formula="of:=VALUE(LEFT([.M52];5))" office:value-type="float" office:value="-36">
            <text:p>-36</text:p>
          </table:table-cell>
          <table:table-cell table:number-columns-repeated="998"/>
        </table:table-row>
        <table:table-row table:style-name="ro4">
          <table:table-cell table:style-name="ce3" office:value-type="float" office:value="2008">
            <text:p>2008</text:p>
          </table:table-cell>
          <table:table-cell table:style-name="ce3" office:value-type="string">
            <text:p>-36.3<text:span text:style-name="T1">(100)</text:span></text:p>
          </table:table-cell>
          <table:table-cell table:style-name="ce3" office:value-type="string">
            <text:p>-38.2<text:span text:style-name="T1">( 96)</text:span></text:p>
          </table:table-cell>
          <table:table-cell table:style-name="ce3" office:value-type="string">
            <text:p>-38.6<text:span text:style-name="T1">( 96)</text:span></text:p>
          </table:table-cell>
          <table:table-cell table:style-name="ce3" office:value-type="string">
            <text:p>-38.6<text:span text:style-name="T1">( 96)</text:span></text:p>
          </table:table-cell>
          <table:table-cell table:style-name="ce3" office:value-type="string">
            <text:p>-42.3<text:span text:style-name="T1">(100)</text:span></text:p>
          </table:table-cell>
          <table:table-cell table:style-name="ce3" office:value-type="string">
            <text:p>-43.2<text:span text:style-name="T1">(100)</text:span></text:p>
          </table:table-cell>
          <table:table-cell table:style-name="ce3" office:value-type="string">
            <text:p>-43.9<text:span text:style-name="T1">( 96)</text:span></text:p>
          </table:table-cell>
          <table:table-cell table:style-name="ce3" office:value-type="string">
            <text:p>-46.3<text:span text:style-name="T1">(100)</text:span></text:p>
          </table:table-cell>
          <table:table-cell table:style-name="ce3" office:value-type="string">
            <text:p>-41.8<text:span text:style-name="T1">(100)</text:span></text:p>
          </table:table-cell>
          <table:table-cell table:style-name="ce3" office:value-type="string">
            <text:p>-41.5<text:span text:style-name="T1">(100)</text:span></text:p>
          </table:table-cell>
          <table:table-cell table:style-name="ce3" office:value-type="string">
            <text:p>-39.6<text:span text:style-name="T1">(100)</text:span></text:p>
          </table:table-cell>
          <table:table-cell table:style-name="ce3" office:value-type="string">
            <text:p>-36.6<text:span text:style-name="T1">(100)</text:span></text:p>
          </table:table-cell>
          <table:table-cell table:style-name="ce3" office:value-type="float" office:value="2008">
            <text:p>2008</text:p>
          </table:table-cell>
          <table:table-cell table:formula="of:=VALUE(LEFT([.B53];5))" office:value-type="float" office:value="-36.3">
            <text:p>-36.3</text:p>
          </table:table-cell>
          <table:table-cell table:formula="of:=VALUE(LEFT([.C53];5))" office:value-type="float" office:value="-38.2">
            <text:p>-38.2</text:p>
          </table:table-cell>
          <table:table-cell table:formula="of:=VALUE(LEFT([.D53];5))" office:value-type="float" office:value="-38.6">
            <text:p>-38.6</text:p>
          </table:table-cell>
          <table:table-cell table:formula="of:=VALUE(LEFT([.E53];5))" office:value-type="float" office:value="-38.6">
            <text:p>-38.6</text:p>
          </table:table-cell>
          <table:table-cell table:formula="of:=VALUE(LEFT([.F53];5))" office:value-type="float" office:value="-42.3">
            <text:p>-42.3</text:p>
          </table:table-cell>
          <table:table-cell table:formula="of:=VALUE(LEFT([.G53];5))" office:value-type="float" office:value="-43.2">
            <text:p>-43.2</text:p>
          </table:table-cell>
          <table:table-cell table:formula="of:=VALUE(LEFT([.H53];5))" office:value-type="float" office:value="-43.9">
            <text:p>-43.9</text:p>
          </table:table-cell>
          <table:table-cell table:formula="of:=VALUE(LEFT([.I53];5))" office:value-type="float" office:value="-46.3">
            <text:p>-46.3</text:p>
          </table:table-cell>
          <table:table-cell table:formula="of:=VALUE(LEFT([.J53];5))" office:value-type="float" office:value="-41.8">
            <text:p>-41.8</text:p>
          </table:table-cell>
          <table:table-cell table:formula="of:=VALUE(LEFT([.K53];5))" office:value-type="float" office:value="-41.5">
            <text:p>-41.5</text:p>
          </table:table-cell>
          <table:table-cell table:formula="of:=VALUE(LEFT([.L53];5))" office:value-type="float" office:value="-39.6">
            <text:p>-39.6</text:p>
          </table:table-cell>
          <table:table-cell table:formula="of:=VALUE(LEFT([.M53];5))" office:value-type="float" office:value="-36.6">
            <text:p>-36.6</text:p>
          </table:table-cell>
          <table:table-cell table:number-columns-repeated="998"/>
        </table:table-row>
        <table:table-row table:style-name="ro4">
          <table:table-cell table:style-name="ce3" office:value-type="float" office:value="2009">
            <text:p>2009</text:p>
          </table:table-cell>
          <table:table-cell table:style-name="ce3" office:value-type="string">
            <text:p>-35.0<text:span text:style-name="T1">(100)</text:span></text:p>
          </table:table-cell>
          <table:table-cell table:style-name="ce3" office:value-type="string">
            <text:p>-38.0<text:span text:style-name="T1">(100)</text:span></text:p>
          </table:table-cell>
          <table:table-cell table:style-name="ce3" office:value-type="string">
            <text:p>-39.1<text:span text:style-name="T1">(100)</text:span></text:p>
          </table:table-cell>
          <table:table-cell table:style-name="ce3" office:value-type="string">
            <text:p>-42.3<text:span text:style-name="T1">(100)</text:span></text:p>
          </table:table-cell>
          <table:table-cell table:style-name="ce3" office:value-type="string">
            <text:p>-40.7<text:span text:style-name="T1">(100)</text:span></text:p>
          </table:table-cell>
          <table:table-cell table:style-name="ce3" office:value-type="string">
            <text:p>-41.6<text:span text:style-name="T1">( 96)</text:span></text:p>
          </table:table-cell>
          <table:table-cell table:style-name="ce3" office:value-type="string">
            <text:p>-42.9<text:span text:style-name="T1">(100)</text:span></text:p>
          </table:table-cell>
          <table:table-cell table:style-name="ce3" office:value-type="string">
            <text:p>-45.3<text:span text:style-name="T1">(100)</text:span></text:p>
          </table:table-cell>
          <table:table-cell table:style-name="ce3" office:value-type="string">
            <text:p>-42.8<text:span text:style-name="T1">(100)</text:span></text:p>
          </table:table-cell>
          <table:table-cell table:style-name="ce6" office:value-type="string">
            <text:p>-41.9<text:span text:style-name="T3">( 93)</text:span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float" office:value="2009">
            <text:p>2009</text:p>
          </table:table-cell>
          <table:table-cell table:formula="of:=VALUE(LEFT([.B54];5))" office:value-type="float" office:value="-35">
            <text:p>-35</text:p>
          </table:table-cell>
          <table:table-cell table:formula="of:=VALUE(LEFT([.C54];5))" office:value-type="float" office:value="-38">
            <text:p>-38</text:p>
          </table:table-cell>
          <table:table-cell table:formula="of:=VALUE(LEFT([.D54];5))" office:value-type="float" office:value="-39.1">
            <text:p>-39.1</text:p>
          </table:table-cell>
          <table:table-cell table:formula="of:=VALUE(LEFT([.E54];5))" office:value-type="float" office:value="-42.3">
            <text:p>-42.3</text:p>
          </table:table-cell>
          <table:table-cell table:formula="of:=VALUE(LEFT([.F54];5))" office:value-type="float" office:value="-40.7">
            <text:p>-40.7</text:p>
          </table:table-cell>
          <table:table-cell table:formula="of:=VALUE(LEFT([.G54];5))" office:value-type="float" office:value="-41.6">
            <text:p>-41.6</text:p>
          </table:table-cell>
          <table:table-cell table:formula="of:=VALUE(LEFT([.H54];5))" office:value-type="float" office:value="-42.9">
            <text:p>-42.9</text:p>
          </table:table-cell>
          <table:table-cell table:formula="of:=VALUE(LEFT([.I54];5))" office:value-type="float" office:value="-45.3">
            <text:p>-45.3</text:p>
          </table:table-cell>
          <table:table-cell table:formula="of:=VALUE(LEFT([.J54];5))" office:value-type="float" office:value="-42.8">
            <text:p>-42.8</text:p>
          </table:table-cell>
          <table:table-cell table:formula="of:=VALUE(LEFT([.K54];5))" office:value-type="float" office:value="-41.9">
            <text:p>-41.9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<text:a xlink:href="http://www.antarctica.ac.uk/met/READER/upper_air/Amundsen_scott.00.500.temperature.txt">Click here to download a text version of the above table</text:a>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08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27" meta:object-count="1"/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-50" chart:maximum="-3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79cm" svg:stroke-color="#7e9945" draw:fill-color="#7e9945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79cm" svg:stroke-color="#674f84" draw:fill-color="#674f84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svg:stroke-width="0.079cm" svg:stroke-color="#398ba2" draw:fill-color="#398ba2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width="0.079cm" svg:stroke-color="#cb7934" draw:fill-color="#cb7934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5" style:family="chart" style:data-style-name="N5000">
      <style:chart-properties chart:symbol-type="none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6" style:family="chart" style:data-style-name="N5000">
      <style:chart-properties chart:symbol-type="none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7" style:family="chart" style:data-style-name="N5000">
      <style:chart-properties chart:symbol-type="none"/>
      <style:graphic-properties svg:stroke-width="0.079cm" svg:stroke-color="#f59240" draw:fill-color="#f59240"/>
      <style:text-properties fo:font-size="10pt" style:font-size-asian="10pt" style:font-size-complex="10pt"/>
    </style:style>
    <style:style style:name="ch18" style:family="chart" style:data-style-name="N5000">
      <style:chart-properties chart:symbol-type="none"/>
      <style:graphic-properties svg:stroke-width="0.079cm" svg:stroke-color="#a5b5d3" draw:fill-color="#a5b5d3"/>
      <style:text-properties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39.741cm" svg:height="18.447cm" xlink:href=".." xlink:type="simple" chart:class="chart:line" chart:style-name="ch1">
        <chart:legend chart:legend-position="end" svg:x="37.709cm" svg:y="6.185cm" style:legend-expansion="high" chart:style-name="ch2"/>
        <chart:plot-area chart:style-name="ch3" table:cell-range-address="Sheet1.O4:Sheet1.Z54" chart:data-source-has-labels="row" svg:x="1.244cm" svg:y="1.607cm" svg:width="34.877cm" svg:height="16.052cm">
          <chartooo:coordinate-region svg:x="2.051cm" svg:y="1.807cm" svg:width="33.858cm" svg:height="15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5:Sheet1.O54" chart:label-cell-address="Sheet1.O4:Sheet1.O4" chart:class="chart:line">
            <chart:data-point chart:repeated="50"/>
          </chart:series>
          <chart:series chart:style-name="ch8" chart:values-cell-range-address="Sheet1.P5:Sheet1.P54" chart:label-cell-address="Sheet1.P4:Sheet1.P4" chart:class="chart:line">
            <chart:data-point chart:repeated="50"/>
          </chart:series>
          <chart:series chart:style-name="ch9" chart:values-cell-range-address="Sheet1.Q5:Sheet1.Q54" chart:label-cell-address="Sheet1.Q4:Sheet1.Q4" chart:class="chart:line">
            <chart:data-point chart:repeated="50"/>
          </chart:series>
          <chart:series chart:style-name="ch10" chart:values-cell-range-address="Sheet1.R5:Sheet1.R54" chart:label-cell-address="Sheet1.R4:Sheet1.R4" chart:class="chart:line">
            <chart:data-point chart:repeated="50"/>
          </chart:series>
          <chart:series chart:style-name="ch11" chart:values-cell-range-address="Sheet1.S5:Sheet1.S54" chart:label-cell-address="Sheet1.S4:Sheet1.S4" chart:class="chart:line">
            <chart:data-point chart:repeated="50"/>
          </chart:series>
          <chart:series chart:style-name="ch12" chart:values-cell-range-address="Sheet1.T5:Sheet1.T54" chart:label-cell-address="Sheet1.T4:Sheet1.T4" chart:class="chart:line">
            <chart:data-point chart:repeated="50"/>
          </chart:series>
          <chart:series chart:style-name="ch13" chart:values-cell-range-address="Sheet1.U5:Sheet1.U54" chart:label-cell-address="Sheet1.U4:Sheet1.U4" chart:class="chart:line">
            <chart:data-point chart:repeated="50"/>
          </chart:series>
          <chart:series chart:style-name="ch14" chart:values-cell-range-address="Sheet1.V5:Sheet1.V54" chart:label-cell-address="Sheet1.V4:Sheet1.V4" chart:class="chart:line">
            <chart:data-point chart:repeated="50"/>
          </chart:series>
          <chart:series chart:style-name="ch15" chart:values-cell-range-address="Sheet1.W5:Sheet1.W54" chart:label-cell-address="Sheet1.W4:Sheet1.W4" chart:class="chart:line">
            <chart:data-point chart:repeated="50"/>
          </chart:series>
          <chart:series chart:style-name="ch16" chart:values-cell-range-address="Sheet1.X5:Sheet1.X54" chart:label-cell-address="Sheet1.X4:Sheet1.X4" chart:class="chart:line">
            <chart:data-point chart:repeated="50"/>
          </chart:series>
          <chart:series chart:style-name="ch17" chart:values-cell-range-address="Sheet1.Y5:Sheet1.Y54" chart:label-cell-address="Sheet1.Y4:Sheet1.Y4" chart:class="chart:line">
            <chart:data-point chart:repeated="50"/>
          </chart:series>
          <chart:series chart:style-name="ch18" chart:values-cell-range-address="Sheet1.Z5:Sheet1.Z54" chart:label-cell-address="Sheet1.Z4:Sheet1.Z4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Sheet1.O4:Sheet1.O4</svg:desc>
                </draw:g>
              </table:table-cell>
              <table:table-cell office:value-type="string">
                <text:p>Feb</text:p>
                <draw:g>
                  <svg:desc>Sheet1.P4:Sheet1.P4</svg:desc>
                </draw:g>
              </table:table-cell>
              <table:table-cell office:value-type="string">
                <text:p>Mar</text:p>
                <draw:g>
                  <svg:desc>Sheet1.Q4:Sheet1.Q4</svg:desc>
                </draw:g>
              </table:table-cell>
              <table:table-cell office:value-type="string">
                <text:p>Apr</text:p>
                <draw:g>
                  <svg:desc>Sheet1.R4:Sheet1.R4</svg:desc>
                </draw:g>
              </table:table-cell>
              <table:table-cell office:value-type="string">
                <text:p>May</text:p>
                <draw:g>
                  <svg:desc>Sheet1.S4:Sheet1.S4</svg:desc>
                </draw:g>
              </table:table-cell>
              <table:table-cell office:value-type="string">
                <text:p>Jun</text:p>
                <draw:g>
                  <svg:desc>Sheet1.T4:Sheet1.T4</svg:desc>
                </draw:g>
              </table:table-cell>
              <table:table-cell office:value-type="string">
                <text:p>Jul</text:p>
                <draw:g>
                  <svg:desc>Sheet1.U4:Sheet1.U4</svg:desc>
                </draw:g>
              </table:table-cell>
              <table:table-cell office:value-type="string">
                <text:p>Aug</text:p>
                <draw:g>
                  <svg:desc>Sheet1.V4:Sheet1.V4</svg:desc>
                </draw:g>
              </table:table-cell>
              <table:table-cell office:value-type="string">
                <text:p>Sep</text:p>
                <draw:g>
                  <svg:desc>Sheet1.W4:Sheet1.W4</svg:desc>
                </draw:g>
              </table:table-cell>
              <table:table-cell office:value-type="string">
                <text:p>Oct</text:p>
                <draw:g>
                  <svg:desc>Sheet1.X4:Sheet1.X4</svg:desc>
                </draw:g>
              </table:table-cell>
              <table:table-cell office:value-type="string">
                <text:p>Nov</text:p>
                <draw:g>
                  <svg:desc>Sheet1.Y4:Sheet1.Y4</svg:desc>
                </draw:g>
              </table:table-cell>
              <table:table-cell office:value-type="string">
                <text:p>Dec</text:p>
                <draw:g>
                  <svg:desc>Sheet1.Z4:Sheet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.1">
                <text:p>-36.1</text:p>
                <draw:g>
                  <svg:desc>Sheet1.O5:Sheet1.O54</svg:desc>
                </draw:g>
              </table:table-cell>
              <table:table-cell office:value-type="float" office:value="-36.6">
                <text:p>-36.6</text:p>
                <draw:g>
                  <svg:desc>Sheet1.P5:Sheet1.P54</svg:desc>
                </draw:g>
              </table:table-cell>
              <table:table-cell office:value-type="float" office:value="-41">
                <text:p>-41</text:p>
                <draw:g>
                  <svg:desc>Sheet1.Q5:Sheet1.Q54</svg:desc>
                </draw:g>
              </table:table-cell>
              <table:table-cell office:value-type="float" office:value="-40.6">
                <text:p>-40.6</text:p>
                <draw:g>
                  <svg:desc>Sheet1.R5:Sheet1.R54</svg:desc>
                </draw:g>
              </table:table-cell>
              <table:table-cell office:value-type="float" office:value="-40.9">
                <text:p>-40.9</text:p>
                <draw:g>
                  <svg:desc>Sheet1.S5:Sheet1.S54</svg:desc>
                </draw:g>
              </table:table-cell>
              <table:table-cell office:value-type="float" office:value="-41.5">
                <text:p>-41.5</text:p>
                <draw:g>
                  <svg:desc>Sheet1.T5:Sheet1.T54</svg:desc>
                </draw:g>
              </table:table-cell>
              <table:table-cell office:value-type="float" office:value="-46.4">
                <text:p>-46.4</text:p>
                <draw:g>
                  <svg:desc>Sheet1.U5:Sheet1.U54</svg:desc>
                </draw:g>
              </table:table-cell>
              <table:table-cell office:value-type="float" office:value="-44.1">
                <text:p>-44.1</text:p>
                <draw:g>
                  <svg:desc>Sheet1.V5:Sheet1.V54</svg:desc>
                </draw:g>
              </table:table-cell>
              <table:table-cell office:value-type="float" office:value="-42.9">
                <text:p>-42.9</text:p>
                <draw:g>
                  <svg:desc>Sheet1.W5:Sheet1.W54</svg:desc>
                </draw:g>
              </table:table-cell>
              <table:table-cell office:value-type="float" office:value="-42.2">
                <text:p>-42.2</text:p>
                <draw:g>
                  <svg:desc>Sheet1.X5:Sheet1.X54</svg:desc>
                </draw:g>
              </table:table-cell>
              <table:table-cell office:value-type="float" office:value="-39.1">
                <text:p>-39.1</text:p>
                <draw:g>
                  <svg:desc>Sheet1.Y5:Sheet1.Y54</svg:desc>
                </draw:g>
              </table:table-cell>
              <table:table-cell office:value-type="float" office:value="-39.1">
                <text:p>-39.1</text:p>
                <draw:g>
                  <svg:desc>Sheet1.Z5:Sheet1.Z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.1">
                <text:p>-37.1</text:p>
              </table:table-cell>
              <table:table-cell office:value-type="float" office:value="-37.2">
                <text:p>-37.2</text:p>
              </table:table-cell>
              <table:table-cell office:value-type="float" office:value="-41.7">
                <text:p>-41.7</text:p>
              </table:table-cell>
              <table:table-cell office:value-type="float" office:value="-41.5">
                <text:p>-41.5</text:p>
              </table:table-cell>
              <table:table-cell office:value-type="float" office:value="-42.7">
                <text:p>-42.7</text:p>
              </table:table-cell>
              <table:table-cell office:value-type="float" office:value="-43.1">
                <text:p>-43.1</text:p>
              </table:table-cell>
              <table:table-cell office:value-type="float" office:value="-45.7">
                <text:p>-45.7</text:p>
              </table:table-cell>
              <table:table-cell office:value-type="float" office:value="-45.4">
                <text:p>-45.4</text:p>
              </table:table-cell>
              <table:table-cell office:value-type="float" office:value="-43.4">
                <text:p>-43.4</text:p>
              </table:table-cell>
              <table:table-cell office:value-type="float" office:value="-43">
                <text:p>-43</text:p>
              </table:table-cell>
              <table:table-cell office:value-type="float" office:value="-39.8">
                <text:p>-39.8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.3">
                <text:p>-35.3</text:p>
              </table:table-cell>
              <table:table-cell office:value-type="float" office:value="-38.4">
                <text:p>-38.4</text:p>
              </table:table-cell>
              <table:table-cell office:value-type="float" office:value="-40.5">
                <text:p>-40.5</text:p>
              </table:table-cell>
              <table:table-cell office:value-type="float" office:value="-43.4">
                <text:p>-43.4</text:p>
              </table:table-cell>
              <table:table-cell office:value-type="float" office:value="-43">
                <text:p>-43</text:p>
              </table:table-cell>
              <table:table-cell office:value-type="float" office:value="-42.1">
                <text:p>-42.1</text:p>
              </table:table-cell>
              <table:table-cell office:value-type="float" office:value="-44">
                <text:p>-44</text:p>
              </table:table-cell>
              <table:table-cell office:value-type="float" office:value="-44.2">
                <text:p>-44.2</text:p>
              </table:table-cell>
              <table:table-cell office:value-type="float" office:value="-43.6">
                <text:p>-43.6</text:p>
              </table:table-cell>
              <table:table-cell office:value-type="float" office:value="-42.8">
                <text:p>-42.8</text:p>
              </table:table-cell>
              <table:table-cell office:value-type="float" office:value="-40.5">
                <text:p>-40.5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.3">
                <text:p>-35.3</text:p>
              </table:table-cell>
              <table:table-cell office:value-type="float" office:value="-38.4">
                <text:p>-38.4</text:p>
              </table:table-cell>
              <table:table-cell office:value-type="float" office:value="-41.5">
                <text:p>-41.5</text:p>
              </table:table-cell>
              <table:table-cell office:value-type="float" office:value="-43.8">
                <text:p>-43.8</text:p>
              </table:table-cell>
              <table:table-cell office:value-type="float" office:value="-47.1">
                <text:p>-47.1</text:p>
              </table:table-cell>
              <table:table-cell office:value-type="float" office:value="-42.9">
                <text:p>-42.9</text:p>
              </table:table-cell>
              <table:table-cell office:value-type="float" office:value="-43.4">
                <text:p>-43.4</text:p>
              </table:table-cell>
              <table:table-cell office:value-type="float" office:value="-46">
                <text:p>-46</text:p>
              </table:table-cell>
              <table:table-cell office:value-type="float" office:value="-45.3">
                <text:p>-45.3</text:p>
              </table:table-cell>
              <table:table-cell office:value-type="float" office:value="-43.2">
                <text:p>-43.2</text:p>
              </table:table-cell>
              <table:table-cell office:value-type="float" office:value="-40.1">
                <text:p>-40.1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5.3">
                <text:p>-35.3</text:p>
              </table:table-cell>
              <table:table-cell office:value-type="float" office:value="-38.4">
                <text:p>-38.4</text:p>
              </table:table-cell>
              <table:table-cell office:value-type="float" office:value="-41.5">
                <text:p>-41.5</text:p>
              </table:table-cell>
              <table:table-cell office:value-type="float" office:value="-43.8">
                <text:p>-43.8</text:p>
              </table:table-cell>
              <table:table-cell office:value-type="float" office:value="-47.1">
                <text:p>-47.1</text:p>
              </table:table-cell>
              <table:table-cell office:value-type="float" office:value="-42.9">
                <text:p>-42.9</text:p>
              </table:table-cell>
              <table:table-cell office:value-type="float" office:value="-43.4">
                <text:p>-43.4</text:p>
              </table:table-cell>
              <table:table-cell office:value-type="float" office:value="-46">
                <text:p>-46</text:p>
              </table:table-cell>
              <table:table-cell office:value-type="float" office:value="-45.3">
                <text:p>-45.3</text:p>
              </table:table-cell>
              <table:table-cell office:value-type="float" office:value="-43.2">
                <text:p>-43.2</text:p>
              </table:table-cell>
              <table:table-cell office:value-type="float" office:value="-40.1">
                <text:p>-40.1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  <table:table-cell office:value-type="float" office:value="-40.5">
                <text:p>-40.5</text:p>
              </table:table-cell>
              <table:table-cell office:value-type="float" office:value="-41.5">
                <text:p>-41.5</text:p>
              </table:table-cell>
              <table:table-cell office:value-type="float" office:value="-44.1">
                <text:p>-44.1</text:p>
              </table:table-cell>
              <table:table-cell office:value-type="float" office:value="-43.8">
                <text:p>-43.8</text:p>
              </table:table-cell>
              <table:table-cell office:value-type="float" office:value="-44.8">
                <text:p>-44.8</text:p>
              </table:table-cell>
              <table:table-cell office:value-type="float" office:value="-44.9">
                <text:p>-44.9</text:p>
              </table:table-cell>
              <table:table-cell office:value-type="float" office:value="-45.5">
                <text:p>-45.5</text:p>
              </table:table-cell>
              <table:table-cell office:value-type="float" office:value="-42.1">
                <text:p>-42.1</text:p>
              </table:table-cell>
              <table:table-cell office:value-type="float" office:value="-40.1">
                <text:p>-40.1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5.6">
                <text:p>-35.6</text:p>
              </table:table-cell>
              <table:table-cell office:value-type="float" office:value="-36.8">
                <text:p>-36.8</text:p>
              </table:table-cell>
              <table:table-cell office:value-type="float" office:value="-38.4">
                <text:p>-38.4</text:p>
              </table:table-cell>
              <table:table-cell office:value-type="float" office:value="-42.4">
                <text:p>-42.4</text:p>
              </table:table-cell>
              <table:table-cell office:value-type="float" office:value="-44.4">
                <text:p>-44.4</text:p>
              </table:table-cell>
              <table:table-cell office:value-type="float" office:value="-43.6">
                <text:p>-43.6</text:p>
              </table:table-cell>
              <table:table-cell office:value-type="float" office:value="-44.5">
                <text:p>-44.5</text:p>
              </table:table-cell>
              <table:table-cell office:value-type="float" office:value="-47">
                <text:p>-47</text:p>
              </table:table-cell>
              <table:table-cell office:value-type="float" office:value="-44.7">
                <text:p>-44.7</text:p>
              </table:table-cell>
              <table:table-cell office:value-type="float" office:value="-43.1">
                <text:p>-43.1</text:p>
              </table:table-cell>
              <table:table-cell office:value-type="float" office:value="-38.6">
                <text:p>-38.6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.7">
                <text:p>-31.7</text:p>
              </table:table-cell>
              <table:table-cell office:value-type="float" office:value="-35.7">
                <text:p>-35.7</text:p>
              </table:table-cell>
              <table:table-cell office:value-type="float" office:value="-41.4">
                <text:p>-41.4</text:p>
              </table:table-cell>
              <table:table-cell office:value-type="float" office:value="-45.2">
                <text:p>-45.2</text:p>
              </table:table-cell>
              <table:table-cell office:value-type="float" office:value="-42.1">
                <text:p>-42.1</text:p>
              </table:table-cell>
              <table:table-cell office:value-type="float" office:value="-42.8">
                <text:p>-42.8</text:p>
              </table:table-cell>
              <table:table-cell office:value-type="float" office:value="-44.1">
                <text:p>-44.1</text:p>
              </table:table-cell>
              <table:table-cell office:value-type="float" office:value="-44.1">
                <text:p>-44.1</text:p>
              </table:table-cell>
              <table:table-cell office:value-type="float" office:value="-43.4">
                <text:p>-43.4</text:p>
              </table:table-cell>
              <table:table-cell office:value-type="float" office:value="-44">
                <text:p>-44</text:p>
              </table:table-cell>
              <table:table-cell office:value-type="float" office:value="-38.8">
                <text:p>-38.8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5.7">
                <text:p>-35.7</text:p>
              </table:table-cell>
              <table:table-cell office:value-type="float" office:value="-36">
                <text:p>-36</text:p>
              </table:table-cell>
              <table:table-cell office:value-type="float" office:value="-38.9">
                <text:p>-38.9</text:p>
              </table:table-cell>
              <table:table-cell office:value-type="float" office:value="-41.4">
                <text:p>-41.4</text:p>
              </table:table-cell>
              <table:table-cell office:value-type="float" office:value="-42.9">
                <text:p>-42.9</text:p>
              </table:table-cell>
              <table:table-cell office:value-type="float" office:value="-45.2">
                <text:p>-45.2</text:p>
              </table:table-cell>
              <table:table-cell office:value-type="float" office:value="-44.4">
                <text:p>-44.4</text:p>
              </table:table-cell>
              <table:table-cell office:value-type="float" office:value="-45.7">
                <text:p>-45.7</text:p>
              </table:table-cell>
              <table:table-cell office:value-type="float" office:value="-46.8">
                <text:p>-46.8</text:p>
              </table:table-cell>
              <table:table-cell office:value-type="float" office:value="-40.6">
                <text:p>-40.6</text:p>
              </table:table-cell>
              <table:table-cell office:value-type="float" office:value="-38.8">
                <text:p>-38.8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5.2">
                <text:p>-35.2</text:p>
              </table:table-cell>
              <table:table-cell office:value-type="float" office:value="-39.5">
                <text:p>-39.5</text:p>
              </table:table-cell>
              <table:table-cell office:value-type="float" office:value="-41.2">
                <text:p>-41.2</text:p>
              </table:table-cell>
              <table:table-cell office:value-type="float" office:value="-41.2">
                <text:p>-41.2</text:p>
              </table:table-cell>
              <table:table-cell office:value-type="float" office:value="-42.4">
                <text:p>-42.4</text:p>
              </table:table-cell>
              <table:table-cell office:value-type="float" office:value="-44.9">
                <text:p>-44.9</text:p>
              </table:table-cell>
              <table:table-cell office:value-type="float" office:value="-47.7">
                <text:p>-47.7</text:p>
              </table:table-cell>
              <table:table-cell office:value-type="float" office:value="-45.5">
                <text:p>-45.5</text:p>
              </table:table-cell>
              <table:table-cell office:value-type="float" office:value="-43.8">
                <text:p>-43.8</text:p>
              </table:table-cell>
              <table:table-cell office:value-type="float" office:value="-40.5">
                <text:p>-40.5</text:p>
              </table:table-cell>
              <table:table-cell office:value-type="float" office:value="-40.3">
                <text:p>-40.3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.9">
                <text:p>-33.9</text:p>
              </table:table-cell>
              <table:table-cell office:value-type="float" office:value="-37.4">
                <text:p>-37.4</text:p>
              </table:table-cell>
              <table:table-cell office:value-type="float" office:value="-40.8">
                <text:p>-40.8</text:p>
              </table:table-cell>
              <table:table-cell office:value-type="float" office:value="-41.3">
                <text:p>-41.3</text:p>
              </table:table-cell>
              <table:table-cell office:value-type="float" office:value="-45">
                <text:p>-45</text:p>
              </table:table-cell>
              <table:table-cell office:value-type="float" office:value="-43.1">
                <text:p>-43.1</text:p>
              </table:table-cell>
              <table:table-cell office:value-type="float" office:value="-44.2">
                <text:p>-44.2</text:p>
              </table:table-cell>
              <table:table-cell office:value-type="float" office:value="-47.2">
                <text:p>-47.2</text:p>
              </table:table-cell>
              <table:table-cell office:value-type="float" office:value="-44.2">
                <text:p>-44.2</text:p>
              </table:table-cell>
              <table:table-cell office:value-type="float" office:value="-40.8">
                <text:p>-40.8</text:p>
              </table:table-cell>
              <table:table-cell office:value-type="float" office:value="-40.6">
                <text:p>-40.6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.4">
                <text:p>-32.4</text:p>
              </table:table-cell>
              <table:table-cell office:value-type="float" office:value="-36.8">
                <text:p>-36.8</text:p>
              </table:table-cell>
              <table:table-cell office:value-type="float" office:value="-39.9">
                <text:p>-39.9</text:p>
              </table:table-cell>
              <table:table-cell office:value-type="float" office:value="-40.6">
                <text:p>-40.6</text:p>
              </table:table-cell>
              <table:table-cell office:value-type="float" office:value="-42">
                <text:p>-42</text:p>
              </table:table-cell>
              <table:table-cell office:value-type="float" office:value="-45.1">
                <text:p>-45.1</text:p>
              </table:table-cell>
              <table:table-cell office:value-type="float" office:value="-45.8">
                <text:p>-45.8</text:p>
              </table:table-cell>
              <table:table-cell office:value-type="float" office:value="-44.4">
                <text:p>-44.4</text:p>
              </table:table-cell>
              <table:table-cell office:value-type="float" office:value="-45">
                <text:p>-45</text:p>
              </table:table-cell>
              <table:table-cell office:value-type="float" office:value="-41.9">
                <text:p>-41.9</text:p>
              </table:table-cell>
              <table:table-cell office:value-type="float" office:value="-38.4">
                <text:p>-38.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4.2">
                <text:p>-34.2</text:p>
              </table:table-cell>
              <table:table-cell office:value-type="float" office:value="-37.4">
                <text:p>-37.4</text:p>
              </table:table-cell>
              <table:table-cell office:value-type="float" office:value="-40.3">
                <text:p>-40.3</text:p>
              </table:table-cell>
              <table:table-cell office:value-type="float" office:value="-42.9">
                <text:p>-42.9</text:p>
              </table:table-cell>
              <table:table-cell office:value-type="float" office:value="-42.4">
                <text:p>-42.4</text:p>
              </table:table-cell>
              <table:table-cell office:value-type="float" office:value="-43.1">
                <text:p>-43.1</text:p>
              </table:table-cell>
              <table:table-cell office:value-type="float" office:value="-44.6">
                <text:p>-44.6</text:p>
              </table:table-cell>
              <table:table-cell office:value-type="float" office:value="-42.8">
                <text:p>-42.8</text:p>
              </table:table-cell>
              <table:table-cell office:value-type="float" office:value="-44.1">
                <text:p>-44.1</text:p>
              </table:table-cell>
              <table:table-cell office:value-type="float" office:value="-41.9">
                <text:p>-41.9</text:p>
              </table:table-cell>
              <table:table-cell office:value-type="float" office:value="-38.7">
                <text:p>-38.7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5.1">
                <text:p>-35.1</text:p>
              </table:table-cell>
              <table:table-cell office:value-type="float" office:value="-40.1">
                <text:p>-40.1</text:p>
              </table:table-cell>
              <table:table-cell office:value-type="float" office:value="-42">
                <text:p>-42</text:p>
              </table:table-cell>
              <table:table-cell office:value-type="float" office:value="-43.4">
                <text:p>-43.4</text:p>
              </table:table-cell>
              <table:table-cell office:value-type="float" office:value="-42">
                <text:p>-42</text:p>
              </table:table-cell>
              <table:table-cell office:value-type="float" office:value="-45.6">
                <text:p>-45.6</text:p>
              </table:table-cell>
              <table:table-cell office:value-type="float" office:value="-44.9">
                <text:p>-44.9</text:p>
              </table:table-cell>
              <table:table-cell office:value-type="float" office:value="-44.7">
                <text:p>-44.7</text:p>
              </table:table-cell>
              <table:table-cell office:value-type="float" office:value="-43.8">
                <text:p>-43.8</text:p>
              </table:table-cell>
              <table:table-cell office:value-type="float" office:value="-41.4">
                <text:p>-41.4</text:p>
              </table:table-cell>
              <table:table-cell office:value-type="float" office:value="-37.4">
                <text:p>-37.4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4.9">
                <text:p>-34.9</text:p>
              </table:table-cell>
              <table:table-cell office:value-type="float" office:value="-38">
                <text:p>-38</text:p>
              </table:table-cell>
              <table:table-cell office:value-type="float" office:value="-40.7">
                <text:p>-40.7</text:p>
              </table:table-cell>
              <table:table-cell office:value-type="float" office:value="-42.3">
                <text:p>-42.3</text:p>
              </table:table-cell>
              <table:table-cell office:value-type="float" office:value="-44.2">
                <text:p>-44.2</text:p>
              </table:table-cell>
              <table:table-cell office:value-type="float" office:value="-41.1">
                <text:p>-41.1</text:p>
              </table:table-cell>
              <table:table-cell office:value-type="float" office:value="-44.5">
                <text:p>-44.5</text:p>
              </table:table-cell>
              <table:table-cell office:value-type="float" office:value="-44.6">
                <text:p>-44.6</text:p>
              </table:table-cell>
              <table:table-cell office:value-type="float" office:value="-44.4">
                <text:p>-44.4</text:p>
              </table:table-cell>
              <table:table-cell office:value-type="float" office:value="-41.8">
                <text:p>-41.8</text:p>
              </table:table-cell>
              <table:table-cell office:value-type="float" office:value="-38.1">
                <text:p>-38.1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  <table:table-cell office:value-type="float" office:value="-39.4">
                <text:p>-39.4</text:p>
              </table:table-cell>
              <table:table-cell office:value-type="float" office:value="-42.3">
                <text:p>-42.3</text:p>
              </table:table-cell>
              <table:table-cell office:value-type="float" office:value="-42.7">
                <text:p>-42.7</text:p>
              </table:table-cell>
              <table:table-cell office:value-type="float" office:value="-45.3">
                <text:p>-45.3</text:p>
              </table:table-cell>
              <table:table-cell office:value-type="float" office:value="-47.5">
                <text:p>-47.5</text:p>
              </table:table-cell>
              <table:table-cell office:value-type="float" office:value="-45.9">
                <text:p>-45.9</text:p>
              </table:table-cell>
              <table:table-cell office:value-type="float" office:value="-44.6">
                <text:p>-44.6</text:p>
              </table:table-cell>
              <table:table-cell office:value-type="float" office:value="-43">
                <text:p>-43</text:p>
              </table:table-cell>
              <table:table-cell office:value-type="float" office:value="-39.4">
                <text:p>-39.4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4.4">
                <text:p>-34.4</text:p>
              </table:table-cell>
              <table:table-cell office:value-type="float" office:value="-36.8">
                <text:p>-36.8</text:p>
              </table:table-cell>
              <table:table-cell office:value-type="float" office:value="-40">
                <text:p>-40</text:p>
              </table:table-cell>
              <table:table-cell office:value-type="float" office:value="-43.7">
                <text:p>-43.7</text:p>
              </table:table-cell>
              <table:table-cell office:value-type="float" office:value="-44">
                <text:p>-44</text:p>
              </table:table-cell>
              <table:table-cell office:value-type="float" office:value="-44.2">
                <text:p>-44.2</text:p>
              </table:table-cell>
              <table:table-cell office:value-type="float" office:value="-45.2">
                <text:p>-45.2</text:p>
              </table:table-cell>
              <table:table-cell office:value-type="float" office:value="-45.5">
                <text:p>-45.5</text:p>
              </table:table-cell>
              <table:table-cell office:value-type="float" office:value="-44.2">
                <text:p>-44.2</text:p>
              </table:table-cell>
              <table:table-cell office:value-type="float" office:value="-45.9">
                <text:p>-45.9</text:p>
              </table:table-cell>
              <table:table-cell office:value-type="float" office:value="-40.2">
                <text:p>-40.2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.2">
                <text:p>-32.2</text:p>
              </table:table-cell>
              <table:table-cell office:value-type="float" office:value="-38.3">
                <text:p>-38.3</text:p>
              </table:table-cell>
              <table:table-cell office:value-type="float" office:value="-40.5">
                <text:p>-40.5</text:p>
              </table:table-cell>
              <table:table-cell office:value-type="float" office:value="-42.7">
                <text:p>-42.7</text:p>
              </table:table-cell>
              <table:table-cell office:value-type="float" office:value="-40.7">
                <text:p>-40.7</text:p>
              </table:table-cell>
              <table:table-cell office:value-type="float" office:value="-43.1">
                <text:p>-43.1</text:p>
              </table:table-cell>
              <table:table-cell office:value-type="float" office:value="-44.5">
                <text:p>-44.5</text:p>
              </table:table-cell>
              <table:table-cell office:value-type="float" office:value="-44.4">
                <text:p>-44.4</text:p>
              </table:table-cell>
              <table:table-cell office:value-type="float" office:value="-46.6">
                <text:p>-46.6</text:p>
              </table:table-cell>
              <table:table-cell office:value-type="float" office:value="-43.9">
                <text:p>-43.9</text:p>
              </table:table-cell>
              <table:table-cell office:value-type="float" office:value="-41.2">
                <text:p>-41.2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6">
                <text:p>-36.6</text:p>
              </table:table-cell>
              <table:table-cell office:value-type="float" office:value="-36.8">
                <text:p>-36.8</text:p>
              </table:table-cell>
              <table:table-cell office:value-type="float" office:value="-40.5">
                <text:p>-40.5</text:p>
              </table:table-cell>
              <table:table-cell office:value-type="float" office:value="-40.7">
                <text:p>-40.7</text:p>
              </table:table-cell>
              <table:table-cell office:value-type="float" office:value="-42.6">
                <text:p>-42.6</text:p>
              </table:table-cell>
              <table:table-cell office:value-type="float" office:value="-43.9">
                <text:p>-43.9</text:p>
              </table:table-cell>
              <table:table-cell office:value-type="float" office:value="-44.9">
                <text:p>-44.9</text:p>
              </table:table-cell>
              <table:table-cell office:value-type="float" office:value="-47">
                <text:p>-47</text:p>
              </table:table-cell>
              <table:table-cell office:value-type="float" office:value="-42.2">
                <text:p>-42.2</text:p>
              </table:table-cell>
              <table:table-cell office:value-type="float" office:value="-41.6">
                <text:p>-41.6</text:p>
              </table:table-cell>
              <table:table-cell office:value-type="float" office:value="-38.1">
                <text:p>-38.1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3">
                <text:p>-33</text:p>
              </table:table-cell>
              <table:table-cell office:value-type="float" office:value="-36.8">
                <text:p>-36.8</text:p>
              </table:table-cell>
              <table:table-cell office:value-type="float" office:value="-37.6">
                <text:p>-37.6</text:p>
              </table:table-cell>
              <table:table-cell office:value-type="float" office:value="-38.1">
                <text:p>-38.1</text:p>
              </table:table-cell>
              <table:table-cell office:value-type="float" office:value="-43.1">
                <text:p>-43.1</text:p>
              </table:table-cell>
              <table:table-cell office:value-type="float" office:value="-42.1">
                <text:p>-42.1</text:p>
              </table:table-cell>
              <table:table-cell office:value-type="float" office:value="-44.8">
                <text:p>-44.8</text:p>
              </table:table-cell>
              <table:table-cell office:value-type="float" office:value="-46.1">
                <text:p>-46.1</text:p>
              </table:table-cell>
              <table:table-cell office:value-type="float" office:value="-42.8">
                <text:p>-42.8</text:p>
              </table:table-cell>
              <table:table-cell office:value-type="float" office:value="-42.8">
                <text:p>-42.8</text:p>
              </table:table-cell>
              <table:table-cell office:value-type="float" office:value="-38.7">
                <text:p>-38.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3.9">
                <text:p>-33.9</text:p>
              </table:table-cell>
              <table:table-cell office:value-type="float" office:value="-36">
                <text:p>-36</text:p>
              </table:table-cell>
              <table:table-cell office:value-type="float" office:value="-40.4">
                <text:p>-40.4</text:p>
              </table:table-cell>
              <table:table-cell office:value-type="float" office:value="-41">
                <text:p>-41</text:p>
              </table:table-cell>
              <table:table-cell office:value-type="float" office:value="-41.1">
                <text:p>-41.1</text:p>
              </table:table-cell>
              <table:table-cell office:value-type="float" office:value="-42.4">
                <text:p>-42.4</text:p>
              </table:table-cell>
              <table:table-cell office:value-type="float" office:value="-44">
                <text:p>-44</text:p>
              </table:table-cell>
              <table:table-cell office:value-type="float" office:value="-42.7">
                <text:p>-42.7</text:p>
              </table:table-cell>
              <table:table-cell office:value-type="float" office:value="-41.9">
                <text:p>-41.9</text:p>
              </table:table-cell>
              <table:table-cell office:value-type="float" office:value="-41.7">
                <text:p>-41.7</text:p>
              </table:table-cell>
              <table:table-cell office:value-type="float" office:value="-36.5">
                <text:p>-36.5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8">
                <text:p>-33.8</text:p>
              </table:table-cell>
              <table:table-cell office:value-type="float" office:value="-35.9">
                <text:p>-35.9</text:p>
              </table:table-cell>
              <table:table-cell office:value-type="float" office:value="-36.8">
                <text:p>-36.8</text:p>
              </table:table-cell>
              <table:table-cell office:value-type="float" office:value="-43">
                <text:p>-43</text:p>
              </table:table-cell>
              <table:table-cell office:value-type="float" office:value="-40.1">
                <text:p>-40.1</text:p>
              </table:table-cell>
              <table:table-cell office:value-type="float" office:value="-43.7">
                <text:p>-43.7</text:p>
              </table:table-cell>
              <table:table-cell office:value-type="float" office:value="-41.8">
                <text:p>-41.8</text:p>
              </table:table-cell>
              <table:table-cell office:value-type="float" office:value="-42">
                <text:p>-42</text:p>
              </table:table-cell>
              <table:table-cell office:value-type="float" office:value="-44">
                <text:p>-44</text:p>
              </table:table-cell>
              <table:table-cell office:value-type="float" office:value="-40.3">
                <text:p>-40.3</text:p>
              </table:table-cell>
              <table:table-cell office:value-type="float" office:value="-39.4">
                <text:p>-39.4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3.9">
                <text:p>-33.9</text:p>
              </table:table-cell>
              <table:table-cell office:value-type="float" office:value="-36.6">
                <text:p>-36.6</text:p>
              </table:table-cell>
              <table:table-cell office:value-type="float" office:value="-43.4">
                <text:p>-43.4</text:p>
              </table:table-cell>
              <table:table-cell office:value-type="float" office:value="-40.2">
                <text:p>-40.2</text:p>
              </table:table-cell>
              <table:table-cell office:value-type="float" office:value="-42.6">
                <text:p>-42.6</text:p>
              </table:table-cell>
              <table:table-cell office:value-type="float" office:value="-44.6">
                <text:p>-44.6</text:p>
              </table:table-cell>
              <table:table-cell office:value-type="float" office:value="-45.8">
                <text:p>-45.8</text:p>
              </table:table-cell>
              <table:table-cell office:value-type="float" office:value="-44.4">
                <text:p>-44.4</text:p>
              </table:table-cell>
              <table:table-cell office:value-type="float" office:value="-44.2">
                <text:p>-44.2</text:p>
              </table:table-cell>
              <table:table-cell office:value-type="float" office:value="-43.7">
                <text:p>-43.7</text:p>
              </table:table-cell>
              <table:table-cell office:value-type="float" office:value="-34.3">
                <text:p>-34.3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5.5">
                <text:p>-35.5</text:p>
              </table:table-cell>
              <table:table-cell office:value-type="float" office:value="-38.6">
                <text:p>-38.6</text:p>
              </table:table-cell>
              <table:table-cell office:value-type="float" office:value="-37.7">
                <text:p>-37.7</text:p>
              </table:table-cell>
              <table:table-cell office:value-type="float" office:value="-36.8">
                <text:p>-36.8</text:p>
              </table:table-cell>
              <table:table-cell office:value-type="float" office:value="-38.4">
                <text:p>-38.4</text:p>
              </table:table-cell>
              <table:table-cell office:value-type="float" office:value="-41">
                <text:p>-41</text:p>
              </table:table-cell>
              <table:table-cell office:value-type="float" office:value="-43.5">
                <text:p>-43.5</text:p>
              </table:table-cell>
              <table:table-cell office:value-type="float" office:value="-43.3">
                <text:p>-43.3</text:p>
              </table:table-cell>
              <table:table-cell office:value-type="float" office:value="-43.1">
                <text:p>-43.1</text:p>
              </table:table-cell>
              <table:table-cell office:value-type="float" office:value="-42.9">
                <text:p>-42.9</text:p>
              </table:table-cell>
              <table:table-cell office:value-type="float" office:value="-39">
                <text:p>-39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.3">
                <text:p>-32.3</text:p>
              </table:table-cell>
              <table:table-cell office:value-type="float" office:value="-38.5">
                <text:p>-38.5</text:p>
              </table:table-cell>
              <table:table-cell office:value-type="float" office:value="-37.7">
                <text:p>-37.7</text:p>
              </table:table-cell>
              <table:table-cell office:value-type="float" office:value="-42.2">
                <text:p>-42.2</text:p>
              </table:table-cell>
              <table:table-cell office:value-type="float" office:value="-43.7">
                <text:p>-43.7</text:p>
              </table:table-cell>
              <table:table-cell office:value-type="float" office:value="-47.2">
                <text:p>-47.2</text:p>
              </table:table-cell>
              <table:table-cell office:value-type="float" office:value="-46.3">
                <text:p>-46.3</text:p>
              </table:table-cell>
              <table:table-cell office:value-type="float" office:value="-44.5">
                <text:p>-44.5</text:p>
              </table:table-cell>
              <table:table-cell office:value-type="float" office:value="-43.9">
                <text:p>-43.9</text:p>
              </table:table-cell>
              <table:table-cell office:value-type="float" office:value="-42">
                <text:p>-42</text:p>
              </table:table-cell>
              <table:table-cell office:value-type="float" office:value="-40">
                <text:p>-40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3.5">
                <text:p>-33.5</text:p>
              </table:table-cell>
              <table:table-cell office:value-type="float" office:value="-39.5">
                <text:p>-39.5</text:p>
              </table:table-cell>
              <table:table-cell office:value-type="float" office:value="-39.2">
                <text:p>-39.2</text:p>
              </table:table-cell>
              <table:table-cell office:value-type="float" office:value="-41.9">
                <text:p>-41.9</text:p>
              </table:table-cell>
              <table:table-cell office:value-type="float" office:value="-44.9">
                <text:p>-44.9</text:p>
              </table:table-cell>
              <table:table-cell office:value-type="float" office:value="-41.5">
                <text:p>-41.5</text:p>
              </table:table-cell>
              <table:table-cell office:value-type="float" office:value="-45.9">
                <text:p>-45.9</text:p>
              </table:table-cell>
              <table:table-cell office:value-type="float" office:value="-42.5">
                <text:p>-42.5</text:p>
              </table:table-cell>
              <table:table-cell office:value-type="float" office:value="-43.4">
                <text:p>-43.4</text:p>
              </table:table-cell>
              <table:table-cell office:value-type="float" office:value="-41.7">
                <text:p>-41.7</text:p>
              </table:table-cell>
              <table:table-cell office:value-type="float" office:value="-39.9">
                <text:p>-39.9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.8">
                <text:p>-32.8</text:p>
              </table:table-cell>
              <table:table-cell office:value-type="float" office:value="-35">
                <text:p>-35</text:p>
              </table:table-cell>
              <table:table-cell office:value-type="float" office:value="-40.4">
                <text:p>-40.4</text:p>
              </table:table-cell>
              <table:table-cell office:value-type="float" office:value="-39.8">
                <text:p>-39.8</text:p>
              </table:table-cell>
              <table:table-cell office:value-type="float" office:value="-43">
                <text:p>-43</text:p>
              </table:table-cell>
              <table:table-cell office:value-type="float" office:value="-44.8">
                <text:p>-44.8</text:p>
              </table:table-cell>
              <table:table-cell office:value-type="float" office:value="-44.2">
                <text:p>-44.2</text:p>
              </table:table-cell>
              <table:table-cell office:value-type="float" office:value="-46.3">
                <text:p>-46.3</text:p>
              </table:table-cell>
              <table:table-cell office:value-type="float" office:value="-47.3">
                <text:p>-47.3</text:p>
              </table:table-cell>
              <table:table-cell office:value-type="float" office:value="-42.2">
                <text:p>-42.2</text:p>
              </table:table-cell>
              <table:table-cell office:value-type="float" office:value="-39.2">
                <text:p>-39.2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.9">
                <text:p>-31.9</text:p>
              </table:table-cell>
              <table:table-cell office:value-type="float" office:value="-36.8">
                <text:p>-36.8</text:p>
              </table:table-cell>
              <table:table-cell office:value-type="float" office:value="-38.3">
                <text:p>-38.3</text:p>
              </table:table-cell>
              <table:table-cell office:value-type="float" office:value="-41">
                <text:p>-41</text:p>
              </table:table-cell>
              <table:table-cell office:value-type="float" office:value="-41.7">
                <text:p>-41.7</text:p>
              </table:table-cell>
              <table:table-cell office:value-type="float" office:value="-40.4">
                <text:p>-40.4</text:p>
              </table:table-cell>
              <table:table-cell office:value-type="float" office:value="-44.1">
                <text:p>-44.1</text:p>
              </table:table-cell>
              <table:table-cell office:value-type="float" office:value="-46.4">
                <text:p>-46.4</text:p>
              </table:table-cell>
              <table:table-cell office:value-type="float" office:value="-42.3">
                <text:p>-42.3</text:p>
              </table:table-cell>
              <table:table-cell office:value-type="float" office:value="-41.2">
                <text:p>-41.2</text:p>
              </table:table-cell>
              <table:table-cell office:value-type="float" office:value="-38.2">
                <text:p>-38.2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4.3">
                <text:p>-34.3</text:p>
              </table:table-cell>
              <table:table-cell office:value-type="float" office:value="-36.8">
                <text:p>-36.8</text:p>
              </table:table-cell>
              <table:table-cell office:value-type="float" office:value="-38">
                <text:p>-38</text:p>
              </table:table-cell>
              <table:table-cell office:value-type="float" office:value="-39.2">
                <text:p>-39.2</text:p>
              </table:table-cell>
              <table:table-cell office:value-type="float" office:value="-41.7">
                <text:p>-41.7</text:p>
              </table:table-cell>
              <table:table-cell office:value-type="float" office:value="-42.9">
                <text:p>-42.9</text:p>
              </table:table-cell>
              <table:table-cell office:value-type="float" office:value="-43.4">
                <text:p>-43.4</text:p>
              </table:table-cell>
              <table:table-cell office:value-type="float" office:value="-41.7">
                <text:p>-41.7</text:p>
              </table:table-cell>
              <table:table-cell office:value-type="float" office:value="-41.4">
                <text:p>-41.4</text:p>
              </table:table-cell>
              <table:table-cell office:value-type="float" office:value="-40.2">
                <text:p>-40.2</text:p>
              </table:table-cell>
              <table:table-cell office:value-type="float" office:value="-38.1">
                <text:p>-38.1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.6">
                <text:p>-34.6</text:p>
              </table:table-cell>
              <table:table-cell office:value-type="float" office:value="-35.1">
                <text:p>-35.1</text:p>
              </table:table-cell>
              <table:table-cell office:value-type="float" office:value="-38.4">
                <text:p>-38.4</text:p>
              </table:table-cell>
              <table:table-cell office:value-type="float" office:value="-43">
                <text:p>-43</text:p>
              </table:table-cell>
              <table:table-cell office:value-type="float" office:value="-44.4">
                <text:p>-44.4</text:p>
              </table:table-cell>
              <table:table-cell office:value-type="float" office:value="-45.7">
                <text:p>-45.7</text:p>
              </table:table-cell>
              <table:table-cell office:value-type="float" office:value="-42.4">
                <text:p>-42.4</text:p>
              </table:table-cell>
              <table:table-cell office:value-type="float" office:value="-44.1">
                <text:p>-44.1</text:p>
              </table:table-cell>
              <table:table-cell office:value-type="float" office:value="-44.7">
                <text:p>-44.7</text:p>
              </table:table-cell>
              <table:table-cell office:value-type="float" office:value="-42.4">
                <text:p>-42.4</text:p>
              </table:table-cell>
              <table:table-cell office:value-type="float" office:value="-37.2">
                <text:p>-37.2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4.4">
                <text:p>-34.4</text:p>
              </table:table-cell>
              <table:table-cell office:value-type="float" office:value="-37.2">
                <text:p>-37.2</text:p>
              </table:table-cell>
              <table:table-cell office:value-type="float" office:value="-38.9">
                <text:p>-38.9</text:p>
              </table:table-cell>
              <table:table-cell office:value-type="float" office:value="-42.3">
                <text:p>-42.3</text:p>
              </table:table-cell>
              <table:table-cell office:value-type="float" office:value="-42.7">
                <text:p>-42.7</text:p>
              </table:table-cell>
              <table:table-cell office:value-type="float" office:value="-43.6">
                <text:p>-43.6</text:p>
              </table:table-cell>
              <table:table-cell office:value-type="float" office:value="-42.8">
                <text:p>-42.8</text:p>
              </table:table-cell>
              <table:table-cell office:value-type="float" office:value="-45.2">
                <text:p>-45.2</text:p>
              </table:table-cell>
              <table:table-cell office:value-type="float" office:value="-43.6">
                <text:p>-43.6</text:p>
              </table:table-cell>
              <table:table-cell office:value-type="float" office:value="-40.6">
                <text:p>-40.6</text:p>
              </table:table-cell>
              <table:table-cell office:value-type="float" office:value="-30.9">
                <text:p>-30.9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2">
                <text:p>-33.2</text:p>
              </table:table-cell>
              <table:table-cell office:value-type="float" office:value="-36">
                <text:p>-36</text:p>
              </table:table-cell>
              <table:table-cell office:value-type="float" office:value="-41.5">
                <text:p>-41.5</text:p>
              </table:table-cell>
              <table:table-cell office:value-type="float" office:value="-40.9">
                <text:p>-40.9</text:p>
              </table:table-cell>
              <table:table-cell office:value-type="float" office:value="-45.2">
                <text:p>-45.2</text:p>
              </table:table-cell>
              <table:table-cell office:value-type="float" office:value="-42.2">
                <text:p>-42.2</text:p>
              </table:table-cell>
              <table:table-cell office:value-type="float" office:value="-43.3">
                <text:p>-43.3</text:p>
              </table:table-cell>
              <table:table-cell office:value-type="float" office:value="-42">
                <text:p>-42</text:p>
              </table:table-cell>
              <table:table-cell office:value-type="float" office:value="-38.9">
                <text:p>-38.9</text:p>
              </table:table-cell>
              <table:table-cell office:value-type="float" office:value="-41.7">
                <text:p>-41.7</text:p>
              </table:table-cell>
              <table:table-cell office:value-type="float" office:value="-36.75">
                <text:p>-36.75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4.7">
                <text:p>-34.7</text:p>
              </table:table-cell>
              <table:table-cell office:value-type="float" office:value="-36.5">
                <text:p>-36.5</text:p>
              </table:table-cell>
              <table:table-cell office:value-type="float" office:value="-40.8">
                <text:p>-40.8</text:p>
              </table:table-cell>
              <table:table-cell office:value-type="float" office:value="-40.9">
                <text:p>-40.9</text:p>
              </table:table-cell>
              <table:table-cell office:value-type="float" office:value="-41.9">
                <text:p>-41.9</text:p>
              </table:table-cell>
              <table:table-cell office:value-type="float" office:value="-42.6">
                <text:p>-42.6</text:p>
              </table:table-cell>
              <table:table-cell office:value-type="float" office:value="-41.8">
                <text:p>-41.8</text:p>
              </table:table-cell>
              <table:table-cell office:value-type="float" office:value="-45.1">
                <text:p>-45.1</text:p>
              </table:table-cell>
              <table:table-cell office:value-type="float" office:value="-45.5">
                <text:p>-45.5</text:p>
              </table:table-cell>
              <table:table-cell office:value-type="float" office:value="-40.3">
                <text:p>-40.3</text:p>
              </table:table-cell>
              <table:table-cell office:value-type="float" office:value="-38.9">
                <text:p>-38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6">
                <text:p>-33.6</text:p>
              </table:table-cell>
              <table:table-cell office:value-type="float" office:value="-37.9">
                <text:p>-37.9</text:p>
              </table:table-cell>
              <table:table-cell office:value-type="float" office:value="-40.6">
                <text:p>-40.6</text:p>
              </table:table-cell>
              <table:table-cell office:value-type="float" office:value="-41.9">
                <text:p>-41.9</text:p>
              </table:table-cell>
              <table:table-cell office:value-type="float" office:value="-43.6">
                <text:p>-43.6</text:p>
              </table:table-cell>
              <table:table-cell office:value-type="float" office:value="-43.9">
                <text:p>-43.9</text:p>
              </table:table-cell>
              <table:table-cell office:value-type="float" office:value="-42.8">
                <text:p>-42.8</text:p>
              </table:table-cell>
              <table:table-cell office:value-type="float" office:value="-45.6">
                <text:p>-45.6</text:p>
              </table:table-cell>
              <table:table-cell office:value-type="float" office:value="-42.5">
                <text:p>-42.5</text:p>
              </table:table-cell>
              <table:table-cell office:value-type="float" office:value="-42.5">
                <text:p>-42.5</text:p>
              </table:table-cell>
              <table:table-cell office:value-type="float" office:value="-38.4">
                <text:p>-38.4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">
                <text:p>-35</text:p>
              </table:table-cell>
              <table:table-cell office:value-type="float" office:value="-37.4">
                <text:p>-37.4</text:p>
              </table:table-cell>
              <table:table-cell office:value-type="float" office:value="-39.8">
                <text:p>-39.8</text:p>
              </table:table-cell>
              <table:table-cell office:value-type="float" office:value="-41.1">
                <text:p>-41.1</text:p>
              </table:table-cell>
              <table:table-cell office:value-type="float" office:value="-45.9">
                <text:p>-45.9</text:p>
              </table:table-cell>
              <table:table-cell office:value-type="float" office:value="-40.8">
                <text:p>-40.8</text:p>
              </table:table-cell>
              <table:table-cell office:value-type="float" office:value="-45.5">
                <text:p>-45.5</text:p>
              </table:table-cell>
              <table:table-cell office:value-type="float" office:value="-43.4">
                <text:p>-43.4</text:p>
              </table:table-cell>
              <table:table-cell office:value-type="float" office:value="-42.5">
                <text:p>-42.5</text:p>
              </table:table-cell>
              <table:table-cell office:value-type="float" office:value="-42.1">
                <text:p>-42.1</text:p>
              </table:table-cell>
              <table:table-cell office:value-type="float" office:value="-38.6">
                <text:p>-38.6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.5">
                <text:p>-36.5</text:p>
              </table:table-cell>
              <table:table-cell office:value-type="float" office:value="-37.4">
                <text:p>-37.4</text:p>
              </table:table-cell>
              <table:table-cell office:value-type="float" office:value="-40.3">
                <text:p>-40.3</text:p>
              </table:table-cell>
              <table:table-cell office:value-type="float" office:value="-43.2">
                <text:p>-43.2</text:p>
              </table:table-cell>
              <table:table-cell office:value-type="float" office:value="-45">
                <text:p>-45</text:p>
              </table:table-cell>
              <table:table-cell office:value-type="float" office:value="-43">
                <text:p>-43</text:p>
              </table:table-cell>
              <table:table-cell office:value-type="float" office:value="-44.2">
                <text:p>-44.2</text:p>
              </table:table-cell>
              <table:table-cell office:value-type="float" office:value="-45.5">
                <text:p>-45.5</text:p>
              </table:table-cell>
              <table:table-cell office:value-type="float" office:value="-47.2">
                <text:p>-47.2</text:p>
              </table:table-cell>
              <table:table-cell office:value-type="float" office:value="-42.5">
                <text:p>-42.5</text:p>
              </table:table-cell>
              <table:table-cell office:value-type="float" office:value="-37.5">
                <text:p>-37.5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7">
                <text:p>-34.7</text:p>
              </table:table-cell>
              <table:table-cell office:value-type="float" office:value="-35.1">
                <text:p>-35.1</text:p>
              </table:table-cell>
              <table:table-cell office:value-type="float" office:value="-39.3">
                <text:p>-39.3</text:p>
              </table:table-cell>
              <table:table-cell office:value-type="float" office:value="-38.8">
                <text:p>-38.8</text:p>
              </table:table-cell>
              <table:table-cell office:value-type="float" office:value="-43.3">
                <text:p>-43.3</text:p>
              </table:table-cell>
              <table:table-cell office:value-type="float" office:value="-43">
                <text:p>-43</text:p>
              </table:table-cell>
              <table:table-cell office:value-type="float" office:value="-44.1">
                <text:p>-44.1</text:p>
              </table:table-cell>
              <table:table-cell office:value-type="float" office:value="-39.7">
                <text:p>-39.7</text:p>
              </table:table-cell>
              <table:table-cell office:value-type="float" office:value="-43.3">
                <text:p>-43.3</text:p>
              </table:table-cell>
              <table:table-cell office:value-type="float" office:value="-42">
                <text:p>-42</text:p>
              </table:table-cell>
              <table:table-cell office:value-type="float" office:value="-36.6">
                <text:p>-36.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5.3">
                <text:p>-35.3</text:p>
              </table:table-cell>
              <table:table-cell office:value-type="float" office:value="-39.4">
                <text:p>-39.4</text:p>
              </table:table-cell>
              <table:table-cell office:value-type="float" office:value="-40">
                <text:p>-40</text:p>
              </table:table-cell>
              <table:table-cell office:value-type="float" office:value="-42.9">
                <text:p>-42.9</text:p>
              </table:table-cell>
              <table:table-cell office:value-type="float" office:value="-41.9">
                <text:p>-41.9</text:p>
              </table:table-cell>
              <table:table-cell office:value-type="float" office:value="-42.8">
                <text:p>-42.8</text:p>
              </table:table-cell>
              <table:table-cell office:value-type="float" office:value="-46">
                <text:p>-46</text:p>
              </table:table-cell>
              <table:table-cell office:value-type="float" office:value="-44.7">
                <text:p>-44.7</text:p>
              </table:table-cell>
              <table:table-cell office:value-type="float" office:value="-44.8">
                <text:p>-44.8</text:p>
              </table:table-cell>
              <table:table-cell office:value-type="float" office:value="-42">
                <text:p>-42</text:p>
              </table:table-cell>
              <table:table-cell office:value-type="float" office:value="-35.9">
                <text:p>-35.9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.6">
                <text:p>-33.6</text:p>
              </table:table-cell>
              <table:table-cell office:value-type="float" office:value="-34.2">
                <text:p>-34.2</text:p>
              </table:table-cell>
              <table:table-cell office:value-type="float" office:value="-39.1">
                <text:p>-39.1</text:p>
              </table:table-cell>
              <table:table-cell office:value-type="float" office:value="-44">
                <text:p>-44</text:p>
              </table:table-cell>
              <table:table-cell office:value-type="float" office:value="-41.6">
                <text:p>-41.6</text:p>
              </table:table-cell>
              <table:table-cell office:value-type="float" office:value="-40.1">
                <text:p>-40.1</text:p>
              </table:table-cell>
              <table:table-cell office:value-type="float" office:value="-44.2">
                <text:p>-44.2</text:p>
              </table:table-cell>
              <table:table-cell office:value-type="float" office:value="-44.6">
                <text:p>-44.6</text:p>
              </table:table-cell>
              <table:table-cell office:value-type="float" office:value="-44.9">
                <text:p>-44.9</text:p>
              </table:table-cell>
              <table:table-cell office:value-type="float" office:value="-41.9">
                <text:p>-41.9</text:p>
              </table:table-cell>
              <table:table-cell office:value-type="float" office:value="-38.1">
                <text:p>-38.1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0.2">
                <text:p>-30.2</text:p>
              </table:table-cell>
              <table:table-cell office:value-type="float" office:value="-36.3">
                <text:p>-36.3</text:p>
              </table:table-cell>
              <table:table-cell office:value-type="float" office:value="-38.7">
                <text:p>-38.7</text:p>
              </table:table-cell>
              <table:table-cell office:value-type="float" office:value="-43.3">
                <text:p>-43.3</text:p>
              </table:table-cell>
              <table:table-cell office:value-type="float" office:value="-41.8">
                <text:p>-41.8</text:p>
              </table:table-cell>
              <table:table-cell office:value-type="float" office:value="-41.8">
                <text:p>-41.8</text:p>
              </table:table-cell>
              <table:table-cell office:value-type="float" office:value="-43.2">
                <text:p>-43.2</text:p>
              </table:table-cell>
              <table:table-cell office:value-type="float" office:value="-43.2">
                <text:p>-43.2</text:p>
              </table:table-cell>
              <table:table-cell office:value-type="float" office:value="-41.9">
                <text:p>-41.9</text:p>
              </table:table-cell>
              <table:table-cell office:value-type="float" office:value="-39.3">
                <text:p>-39.3</text:p>
              </table:table-cell>
              <table:table-cell office:value-type="float" office:value="-37.9">
                <text:p>-37.9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5.4">
                <text:p>-35.4</text:p>
              </table:table-cell>
              <table:table-cell office:value-type="float" office:value="-36.8">
                <text:p>-36.8</text:p>
              </table:table-cell>
              <table:table-cell office:value-type="float" office:value="-38.8">
                <text:p>-38.8</text:p>
              </table:table-cell>
              <table:table-cell office:value-type="float" office:value="-42.1">
                <text:p>-42.1</text:p>
              </table:table-cell>
              <table:table-cell office:value-type="float" office:value="-42.4">
                <text:p>-42.4</text:p>
              </table:table-cell>
              <table:table-cell office:value-type="float" office:value="-40.5">
                <text:p>-40.5</text:p>
              </table:table-cell>
              <table:table-cell office:value-type="float" office:value="-43.5">
                <text:p>-43.5</text:p>
              </table:table-cell>
              <table:table-cell office:value-type="float" office:value="-43.7">
                <text:p>-43.7</text:p>
              </table:table-cell>
              <table:table-cell office:value-type="float" office:value="-44">
                <text:p>-44</text:p>
              </table:table-cell>
              <table:table-cell office:value-type="float" office:value="-41.7">
                <text:p>-41.7</text:p>
              </table:table-cell>
              <table:table-cell office:value-type="float" office:value="-35.3">
                <text:p>-35.3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4.3">
                <text:p>-34.3</text:p>
              </table:table-cell>
              <table:table-cell office:value-type="float" office:value="-34.6">
                <text:p>-34.6</text:p>
              </table:table-cell>
              <table:table-cell office:value-type="float" office:value="-40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-41.7">
                <text:p>-41.7</text:p>
              </table:table-cell>
              <table:table-cell office:value-type="float" office:value="-43">
                <text:p>-43</text:p>
              </table:table-cell>
              <table:table-cell office:value-type="float" office:value="-43.4">
                <text:p>-43.4</text:p>
              </table:table-cell>
              <table:table-cell office:value-type="float" office:value="-45">
                <text:p>-45</text:p>
              </table:table-cell>
              <table:table-cell office:value-type="float" office:value="-40.7">
                <text:p>-40.7</text:p>
              </table:table-cell>
              <table:table-cell office:value-type="float" office:value="-41.8">
                <text:p>-41.8</text:p>
              </table:table-cell>
              <table:table-cell office:value-type="float" office:value="-37">
                <text:p>-37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.7">
                <text:p>-32.7</text:p>
              </table:table-cell>
              <table:table-cell office:value-type="float" office:value="-36.2">
                <text:p>-36.2</text:p>
              </table:table-cell>
              <table:table-cell office:value-type="float" office:value="-38.1">
                <text:p>-38.1</text:p>
              </table:table-cell>
              <table:table-cell office:value-type="float" office:value="-39.7">
                <text:p>-39.7</text:p>
              </table:table-cell>
              <table:table-cell office:value-type="float" office:value="-40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  <table:table-cell office:value-type="float" office:value="-44.4">
                <text:p>-44.4</text:p>
              </table:table-cell>
              <table:table-cell office:value-type="float" office:value="-40.7">
                <text:p>-40.7</text:p>
              </table:table-cell>
              <table:table-cell office:value-type="float" office:value="-40">
                <text:p>-40</text:p>
              </table:table-cell>
              <table:table-cell office:value-type="float" office:value="-39.8">
                <text:p>-39.8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.8">
                <text:p>-32.8</text:p>
              </table:table-cell>
              <table:table-cell office:value-type="float" office:value="-35.1">
                <text:p>-35.1</text:p>
              </table:table-cell>
              <table:table-cell office:value-type="float" office:value="-39.8">
                <text:p>-39.8</text:p>
              </table:table-cell>
              <table:table-cell office:value-type="float" office:value="-39.5">
                <text:p>-39.5</text:p>
              </table:table-cell>
              <table:table-cell office:value-type="float" office:value="-40.8">
                <text:p>-40.8</text:p>
              </table:table-cell>
              <table:table-cell office:value-type="float" office:value="-43.9">
                <text:p>-43.9</text:p>
              </table:table-cell>
              <table:table-cell office:value-type="float" office:value="-43.6">
                <text:p>-43.6</text:p>
              </table:table-cell>
              <table:table-cell office:value-type="float" office:value="-42.5">
                <text:p>-42.5</text:p>
              </table:table-cell>
              <table:table-cell office:value-type="float" office:value="-43.6">
                <text:p>-43.6</text:p>
              </table:table-cell>
              <table:table-cell office:value-type="float" office:value="-41">
                <text:p>-41</text:p>
              </table:table-cell>
              <table:table-cell office:value-type="float" office:value="-38.8">
                <text:p>-38.8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3.1">
                <text:p>-33.1</text:p>
              </table:table-cell>
              <table:table-cell office:value-type="float" office:value="-35.7">
                <text:p>-35.7</text:p>
              </table:table-cell>
              <table:table-cell office:value-type="float" office:value="-38.4">
                <text:p>-38.4</text:p>
              </table:table-cell>
              <table:table-cell office:value-type="float" office:value="-38.6">
                <text:p>-38.6</text:p>
              </table:table-cell>
              <table:table-cell office:value-type="float" office:value="-41">
                <text:p>-41</text:p>
              </table:table-cell>
              <table:table-cell office:value-type="float" office:value="-42.5">
                <text:p>-42.5</text:p>
              </table:table-cell>
              <table:table-cell office:value-type="float" office:value="-47.9">
                <text:p>-47.9</text:p>
              </table:table-cell>
              <table:table-cell office:value-type="float" office:value="-45.6">
                <text:p>-45.6</text:p>
              </table:table-cell>
              <table:table-cell office:value-type="float" office:value="-42.3">
                <text:p>-42.3</text:p>
              </table:table-cell>
              <table:table-cell office:value-type="float" office:value="-40.9">
                <text:p>-40.9</text:p>
              </table:table-cell>
              <table:table-cell office:value-type="float" office:value="-40.1">
                <text:p>-40.1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2.1">
                <text:p>-32.1</text:p>
              </table:table-cell>
              <table:table-cell office:value-type="float" office:value="-35.6">
                <text:p>-35.6</text:p>
              </table:table-cell>
              <table:table-cell office:value-type="float" office:value="-37.9">
                <text:p>-37.9</text:p>
              </table:table-cell>
              <table:table-cell office:value-type="float" office:value="-40.6">
                <text:p>-40.6</text:p>
              </table:table-cell>
              <table:table-cell office:value-type="float" office:value="-42.1">
                <text:p>-42.1</text:p>
              </table:table-cell>
              <table:table-cell office:value-type="float" office:value="-43.2">
                <text:p>-43.2</text:p>
              </table:table-cell>
              <table:table-cell office:value-type="float" office:value="-44">
                <text:p>-44</text:p>
              </table:table-cell>
              <table:table-cell office:value-type="float" office:value="-46.2">
                <text:p>-46.2</text:p>
              </table:table-cell>
              <table:table-cell office:value-type="float" office:value="-41.4">
                <text:p>-41.4</text:p>
              </table:table-cell>
              <table:table-cell office:value-type="float" office:value="-40.6">
                <text:p>-40.6</text:p>
              </table:table-cell>
              <table:table-cell office:value-type="float" office:value="-40.1">
                <text:p>-40.1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2">
                <text:p>-35.2</text:p>
              </table:table-cell>
              <table:table-cell office:value-type="float" office:value="-36.1">
                <text:p>-36.1</text:p>
              </table:table-cell>
              <table:table-cell office:value-type="float" office:value="-38.7">
                <text:p>-38.7</text:p>
              </table:table-cell>
              <table:table-cell office:value-type="float" office:value="-40.5">
                <text:p>-40.5</text:p>
              </table:table-cell>
              <table:table-cell office:value-type="float" office:value="-44.4">
                <text:p>-44.4</text:p>
              </table:table-cell>
              <table:table-cell office:value-type="float" office:value="-43.3">
                <text:p>-43.3</text:p>
              </table:table-cell>
              <table:table-cell office:value-type="float" office:value="-45.2">
                <text:p>-45.2</text:p>
              </table:table-cell>
              <table:table-cell office:value-type="float" office:value="-42.1">
                <text:p>-42.1</text:p>
              </table:table-cell>
              <table:table-cell office:value-type="float" office:value="-43.4">
                <text:p>-43.4</text:p>
              </table:table-cell>
              <table:table-cell office:value-type="float" office:value="-42.3">
                <text:p>-42.3</text:p>
              </table:table-cell>
              <table:table-cell office:value-type="float" office:value="-37.1">
                <text:p>-37.1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2.7">
                <text:p>-32.7</text:p>
              </table:table-cell>
              <table:table-cell office:value-type="float" office:value="-38.3">
                <text:p>-38.3</text:p>
              </table:table-cell>
              <table:table-cell office:value-type="float" office:value="-40.3">
                <text:p>-40.3</text:p>
              </table:table-cell>
              <table:table-cell office:value-type="float" office:value="-41.9">
                <text:p>-41.9</text:p>
              </table:table-cell>
              <table:table-cell office:value-type="float" office:value="-40.8">
                <text:p>-40.8</text:p>
              </table:table-cell>
              <table:table-cell office:value-type="float" office:value="-41.2">
                <text:p>-41.2</text:p>
              </table:table-cell>
              <table:table-cell office:value-type="float" office:value="-43.4">
                <text:p>-43.4</text:p>
              </table:table-cell>
              <table:table-cell office:value-type="float" office:value="-45">
                <text:p>-45</text:p>
              </table:table-cell>
              <table:table-cell office:value-type="float" office:value="-44.3">
                <text:p>-44.3</text:p>
              </table:table-cell>
              <table:table-cell office:value-type="float" office:value="-41.8">
                <text:p>-41.8</text:p>
              </table:table-cell>
              <table:table-cell office:value-type="float" office:value="-38.6">
                <text:p>-38.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6.3">
                <text:p>-36.3</text:p>
              </table:table-cell>
              <table:table-cell office:value-type="float" office:value="-38.2">
                <text:p>-38.2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  <table:table-cell office:value-type="float" office:value="-42.3">
                <text:p>-42.3</text:p>
              </table:table-cell>
              <table:table-cell office:value-type="float" office:value="-43.2">
                <text:p>-43.2</text:p>
              </table:table-cell>
              <table:table-cell office:value-type="float" office:value="-43.9">
                <text:p>-43.9</text:p>
              </table:table-cell>
              <table:table-cell office:value-type="float" office:value="-46.3">
                <text:p>-46.3</text:p>
              </table:table-cell>
              <table:table-cell office:value-type="float" office:value="-41.8">
                <text:p>-41.8</text:p>
              </table:table-cell>
              <table:table-cell office:value-type="float" office:value="-41.5">
                <text:p>-41.5</text:p>
              </table:table-cell>
              <table:table-cell office:value-type="float" office:value="-39.6">
                <text:p>-39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">
                <text:p>-35</text:p>
              </table:table-cell>
              <table:table-cell office:value-type="float" office:value="-38">
                <text:p>-38</text:p>
              </table:table-cell>
              <table:table-cell office:value-type="float" office:value="-39.1">
                <text:p>-39.1</text:p>
              </table:table-cell>
              <table:table-cell office:value-type="float" office:value="-42.3">
                <text:p>-42.3</text:p>
              </table:table-cell>
              <table:table-cell office:value-type="float" office:value="-40.7">
                <text:p>-40.7</text:p>
              </table:table-cell>
              <table:table-cell office:value-type="float" office:value="-41.6">
                <text:p>-41.6</text:p>
              </table:table-cell>
              <table:table-cell office:value-type="float" office:value="-42.9">
                <text:p>-42.9</text:p>
              </table:table-cell>
              <table:table-cell office:value-type="float" office:value="-45.3">
                <text:p>-45.3</text:p>
              </table:table-cell>
              <table:table-cell office:value-type="float" office:value="-42.8">
                <text:p>-42.8</text:p>
              </table:table-cell>
              <table:table-cell office:value-type="float" office:value="-41.9">
                <text:p>-4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